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fo:margin-top="0cm" fo:margin-right="0cm" style:writing-mode="lr-tb"/>
    </style:style>
    <style:style style:name="T1_1" style:family="text">
      <style:text-properties fo:font-size="20pt" style:font-size-asian="20pt" style:font-size-complex="20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00%" fo:margin-top="3.387cm" fo:margin-right="0cm" style:writing-mode="lr-tb"/>
    </style:style>
    <style:style style:name="T2_1" style:family="text">
      <style:text-properties fo:font-size="20pt" style:font-size-asian="20pt" style:font-size-complex="20pt" fo:font-weight="bold" style:font-weight-asian="bold" style:font-weight-complex="bold"/>
    </style:style>
    <style:style style:name="T2_2" style:family="text">
      <style:text-properties fo:font-size="20pt" style:font-size-asian="20pt" style:font-size-complex="20pt" fo:font-weight="bold" style:font-weight-asian="bold" style:font-weight-complex="bold"/>
    </style:style>
    <style:style style:name="T2_3" style:family="text">
      <style:text-properties fo:font-size="20pt" style:font-size-asian="20pt" style:font-size-complex="20pt" fo:font-weight="bold" style:font-weight-asian="bold" style:font-weight-complex="bold"/>
    </style:style>
    <style:style style:name="T2_4" style:family="text">
      <style:text-properties fo:font-size="20pt" style:font-size-asian="20pt" style:font-size-complex="20pt" fo:font-weight="bold" style:font-weight-asian="bold" style:font-weight-complex="bold"/>
    </style:style>
    <style:style style:name="T2_5" style:family="text">
      <style:text-properties fo:font-size="20pt" style:font-size-asian="20pt" style:font-size-complex="20pt" fo:font-weight="bold" style:font-weight-asian="bold" style:font-weight-complex="bold"/>
    </style:style>
    <style:style style:name="T2_6" style:family="text">
      <style:text-properties fo:font-size="20pt" style:font-size-asian="20pt" style:font-size-complex="20pt" fo:font-weight="bold" style:font-weight-asian="bold" style:font-weight-complex="bold"/>
    </style:style>
    <style:style style:name="T2_7" style:family="text">
      <style:text-properties fo:font-size="20pt" style:font-size-asian="20pt" style:font-size-complex="20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00%" fo:margin-top="0.423cm" fo:margin-right="0cm" style:writing-mode="lr-tb"/>
    </style:style>
    <style:style style:name="T3_1" style:family="text">
      <style:text-properties fo:font-size="20pt" style:font-size-asian="20pt" style:font-size-complex="20pt" fo:font-weight="bold" style:font-weight-asian="bold" style:font-weight-complex="bold"/>
    </style:style>
    <style:style style:name="T3_2" style:family="text">
      <style:text-properties fo:font-size="20pt" style:font-size-asian="20pt" style:font-size-complex="20pt" fo:font-weight="bold" style:font-weight-asian="bold" style:font-weight-complex="bold"/>
    </style:style>
    <style:style style:name="T3_3" style:family="text">
      <style:text-properties fo:font-size="20pt" style:font-size-asian="20pt" style:font-size-complex="20pt" fo:font-weight="bold" style:font-weight-asian="bold" style:font-weight-complex="bold"/>
    </style:style>
    <style:style style:name="T3_4" style:family="text">
      <style:text-properties fo:font-size="20pt" style:font-size-asian="20pt" style:font-size-complex="20pt" fo:font-weight="bold" style:font-weight-asian="bold" style:font-weight-complex="bold"/>
    </style:style>
    <style:style style:name="T3_5" style:family="text">
      <style:text-properties fo:font-size="20pt" style:font-size-asian="20pt" style:font-size-complex="20pt" fo:font-weight="bold" style:font-weight-asian="bold" style:font-weight-complex="bold"/>
    </style:style>
    <style:style style:name="T3_6" style:family="text">
      <style:text-properties fo:font-size="20pt" style:font-size-asian="20pt" style:font-size-complex="20pt" fo:font-weight="bold" style:font-weight-asian="bold" style:font-weight-complex="bold"/>
    </style:style>
    <style:style style:name="T3_7" style:family="text">
      <style:text-properties fo:font-size="20pt" style:font-size-asian="20pt" style:font-size-complex="20pt" fo:font-weight="bold" style:font-weight-asian="bold" style:font-weight-complex="bold"/>
    </style:style>
    <style:style style:name="T3_8" style:family="text">
      <style:text-properties fo:font-size="20pt" style:font-size-asian="20pt" style:font-size-complex="20pt" fo:font-weight="bold" style:font-weight-asian="bold" style:font-weight-complex="bold"/>
    </style:style>
    <style:style style:name="T3_9" style:family="text">
      <style:text-properties fo:font-size="20pt" style:font-size-asian="20pt" style:font-size-complex="20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00%" fo:margin-top="4.233cm" fo:margin-bottom="4.233cm" fo:margin-right="0cm" style:writing-mode="lr-tb"/>
    </style:style>
    <style:style style:name="T4_1" style:family="text">
      <style:text-properties fo:font-size="20pt" style:font-size-asian="20pt" style:font-size-complex="20pt" fo:font-weight="bold" style:font-weight-asian="bold" style:font-weight-complex="bold"/>
    </style:style>
    <style:style style:name="T4_2" style:family="text">
      <style:text-properties fo:font-size="20pt" style:font-size-asian="20pt" style:font-size-complex="20pt" fo:font-weight="bold" style:font-weight-asian="bold" style:font-weight-complex="bold"/>
    </style:style>
    <style:style style:name="T4_3" style:family="text">
      <style:text-properties fo:font-size="20pt" style:font-size-asian="20pt" style:font-size-complex="20pt" fo:font-weight="bold" style:font-weight-asian="bold" style:font-weight-complex="bold"/>
    </style:style>
    <style:style style:name="T4_4" style:family="text">
      <style:text-properties fo:font-size="20pt" style:font-size-asian="20pt" style:font-size-complex="20pt" fo:font-weight="bold" style:font-weight-asian="bold" style:font-weight-complex="bold"/>
    </style:style>
    <style:style style:name="T4_5" style:family="text">
      <style:text-properties fo:font-size="20pt" style:font-size-asian="20pt" style:font-size-complex="20pt"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00%" fo:margin-top="3.81cm" fo:margin-right="0cm" style:writing-mode="lr-tb"/>
    </style:style>
    <style:style style:name="T5_1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2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3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4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5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6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T5_7" style:family="text">
      <style:text-properties style:font-name="Arial" fo:font-size="12pt" style:font-name-asian="Arial" style:font-size-asian="12pt" style:font-name-complex="Arial" style:font-size-complex="12pt" fo:font-weight="normal" style:font-weight-asian="normal" style:font-weight-complex="normal"/>
    </style:style>
    <style:style style:name="P6" style:family="paragraph" style:parent-style-name="Standard">
      <style:paragraph-properties fo:text-align="left" fo:break-before="page" fo:line-height="100%" fo:margin-top="0.423cm" fo:margin-bottom="0.106cm" style:writing-mode="lr-tb"/>
    </style:style>
    <style:style style:name="T6_1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T6_2" style:family="text"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P7" style:family="paragraph" style:parent-style-name="Standard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P8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8_1" style:family="text"/>
    <style:style style:name="T8_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3" style:family="text"/>
    <style:style style:name="T8_4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8_5" style:family="text"/>
    <style:style style:name="T8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8_7" style:family="text"/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9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9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0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0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1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1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1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1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2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12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2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2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3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3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3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4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4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4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5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5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5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6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6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6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6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7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7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7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8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18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8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9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19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19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1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2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1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0" style:family="paragraph" style:parent-style-name="Standard">
      <style:paragraph-properties fo:text-align="justify" fo:break-before="auto" fo:text-indent="0cm" fo:line-height="100%" fo:margin-top="0.106cm" fo:margin-left="0.353cm" style:writing-mode="lr-tb">
        <style:tab-stops>
          <style:tab-stop style:type="left" style:leader-style="none" style:position="1.341cm"/>
        </style:tab-stops>
      </style:paragraph-properties>
    </style:style>
    <style:style style:name="T20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0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0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1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21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1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9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10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1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1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2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22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2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8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2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3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23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3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6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7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4" style:family="paragraph" style:parent-style-name="Standard">
      <style:paragraph-properties fo:text-align="justify" fo:break-before="auto" fo:line-height="100%" fo:margin-top="0.106cm" style:writing-mode="lr-tb">
        <style:tab-stops>
          <style:tab-stop style:type="left" style:leader-style="none" style:position="1.27cm"/>
        </style:tab-stops>
      </style:paragraph-properties>
    </style:style>
    <style:style style:name="T24_1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4_2" style:family="text">
      <style:text-properties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24_3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4_4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4_5" style:family="text">
      <style:text-properties fo:color="#0000ff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2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5" style:family="paragraph" style:parent-style-name="Standard">
      <style:paragraph-properties fo:text-align="justify" fo:break-before="auto" fo:line-height="100%" fo:margin-top="0.106cm" fo:margin-bottom="0.106cm" style:writing-mode="lr-tb">
        <style:tab-stops>
          <style:tab-stop style:type="right" style:leader-style="none" style:position="15.24cm"/>
        </style:tab-stops>
      </style:paragraph-properties>
    </style:style>
    <style:style style:name="T2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Standard">
      <style:paragraph-properties fo:break-before="auto" fo:line-height="100%" style:writing-mode="lr-tb"/>
    </style:style>
    <style:style style:name="P33" style:family="paragraph" style:parent-style-name="Standard">
      <style:paragraph-properties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text-align="justify" fo:break-before="auto" fo:line-height="100%" fo:margin-top="0.423cm" fo:margin-bottom="0.212cm" fo:keep-with-next="always" style:writing-mode="lr-tb">
        <style:tab-stops>
          <style:tab-stop style:type="left" style:leader-style="none" style:position="0.751cm"/>
        </style:tab-stops>
      </style:paragraph-properties>
    </style:style>
    <style:style style:name="T36_1" style:family="text">
      <style:text-properties fo:font-size="16pt" style:font-size-asian="16pt" style:font-size-complex="16pt" fo:font-weight="bold" style:font-weight-asian="bold" style:font-weight-complex="bold"/>
    </style:style>
    <style:style style:name="T36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37" style:family="paragraph" style:parent-style-name="Standard">
      <style:paragraph-properties fo:break-before="auto" fo:line-height="100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>
      <style:text-properties fo:font-weight="bold" style:font-weight-asian="bold" style:font-weight-complex="bold"/>
    </style:style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T37_97" style:family="text"/>
    <style:style style:name="T37_98" style:family="text"/>
    <style:style style:name="T37_99" style:family="text"/>
    <style:style style:name="T37_100" style:family="text"/>
    <style:style style:name="P38" style:family="paragraph" style:parent-style-name="Standard">
      <style:paragraph-properties fo:text-align="justify" fo:break-before="auto" fo:text-indent="0cm" fo:line-height="100%" fo:margin-top="0cm" fo:margin-bottom="0cm" fo:keep-with-next="always" style:writing-mode="lr-tb"/>
    </style:style>
    <style:style style:name="T38_1" style:family="text">
      <style:text-properties fo:font-size="14pt" style:font-size-asian="14pt" style:font-size-complex="14pt" fo:font-weight="bold" style:font-weight-asian="bold" style:font-weight-complex="bold"/>
    </style:style>
    <style:style style:name="T38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00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P40" style:family="paragraph" style:parent-style-name="Standard">
      <style:paragraph-properties fo:break-before="auto" fo:line-height="100%" style:writing-mode="lr-tb"/>
    </style:style>
    <style:style style:name="T40_1" style:family="text">
      <style:text-properties fo:font-style="italic" style:font-style-asian="italic" style:font-style-complex="italic"/>
    </style:style>
    <style:style style:name="T40_2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00%" style:writing-mode="lr-tb"/>
    </style:style>
    <style:style style:name="T41_1" style:family="text">
      <style:text-properties fo:font-style="italic" style:font-style-asian="italic" style:font-style-complex="italic"/>
    </style:style>
    <style:style style:name="T41_2" style:family="text">
      <style:text-properties fo:font-style="italic" style:font-style-asian="italic" style:font-style-complex="italic"/>
    </style:style>
    <style:style style:name="T41_3" style:family="text">
      <style:text-properties fo:font-style="italic" style:font-style-asian="italic" style:font-style-complex="italic"/>
    </style:style>
    <style:style style:name="T41_4" style:family="text">
      <style:text-properties fo:font-style="italic" style:font-style-asian="italic" style:font-style-complex="italic"/>
    </style:style>
    <style:style style:name="T41_5" style:family="text">
      <style:text-properties fo:font-style="italic" style:font-style-asian="italic" style:font-style-complex="italic"/>
    </style:style>
    <style:style style:name="T41_6" style:family="text">
      <style:text-properties fo:font-style="italic" style:font-style-asian="italic" style:font-style-complex="italic"/>
    </style:style>
    <style:style style:name="T41_7" style:family="text">
      <style:text-properties fo:font-style="italic" style:font-style-asian="italic" style:font-style-complex="italic"/>
    </style:style>
    <style:style style:name="T41_8" style:family="text">
      <style:text-properties fo:font-style="italic" style:font-style-asian="italic" style:font-style-complex="italic"/>
    </style:style>
    <style:style style:name="T41_9" style:family="text">
      <style:text-properties fo:font-style="italic" style:font-style-asian="italic" style:font-style-complex="italic"/>
    </style:style>
    <style:style style:name="T41_10" style:family="text">
      <style:text-properties fo:font-style="italic" style:font-style-asian="italic" style:font-style-complex="italic"/>
    </style:style>
    <style:style style:name="T41_11" style:family="text">
      <style:text-properties fo:font-style="italic" style:font-style-asian="italic" style:font-style-complex="italic"/>
    </style:style>
    <style:style style:name="T41_12" style:family="text">
      <style:text-properties fo:font-style="italic" style:font-style-asian="italic" style:font-style-complex="italic"/>
    </style:style>
    <style:style style:name="P42" style:family="paragraph" style:parent-style-name="Standard">
      <style:paragraph-properties fo:break-before="auto" fo:line-height="100%" fo:margin-top="0cm" style:writing-mode="lr-tb"/>
    </style:style>
    <style:style style:name="T42_1" style:family="text">
      <style:text-properties fo:font-style="italic" style:font-style-asian="italic" style:font-style-complex="italic"/>
    </style:style>
    <style:style style:name="T42_2" style:family="text">
      <style:text-properties fo:font-style="italic" style:font-style-asian="italic" style:font-style-complex="italic"/>
    </style:style>
    <style:style style:name="T42_3" style:family="text">
      <style:text-properties fo:font-style="italic" style:font-style-asian="italic" style:font-style-complex="italic"/>
    </style:style>
    <style:style style:name="T42_4" style:family="text">
      <style:text-properties fo:font-style="italic" style:font-style-asian="italic" style:font-style-complex="italic"/>
    </style:style>
    <style:style style:name="T42_5" style:family="text">
      <style:text-properties fo:font-style="italic" style:font-style-asian="italic" style:font-style-complex="italic"/>
    </style:style>
    <style:style style:name="T42_6" style:family="text">
      <style:text-properties fo:font-style="italic" style:font-style-asian="italic" style:font-style-complex="italic"/>
    </style:style>
    <style:style style:name="T42_7" style:family="text">
      <style:text-properties fo:font-style="italic" style:font-style-asian="italic" style:font-style-complex="italic"/>
    </style:style>
    <style:style style:name="T42_8" style:family="text">
      <style:text-properties fo:font-style="italic" style:font-style-asian="italic" style:font-style-complex="italic"/>
    </style:style>
    <style:style style:name="T42_9" style:family="text">
      <style:text-properties fo:font-style="italic" style:font-style-asian="italic" style:font-style-complex="italic"/>
    </style:style>
    <style:style style:name="T42_10" style:family="text">
      <style:text-properties fo:font-style="italic" style:font-style-asian="italic" style:font-style-complex="italic"/>
    </style:style>
    <style:style style:name="T42_11" style:family="text">
      <style:text-properties fo:font-style="italic" style:font-style-asian="italic" style:font-style-complex="italic"/>
    </style:style>
    <style:style style:name="T42_12" style:family="text">
      <style:text-properties fo:font-style="italic" style:font-style-asian="italic" style:font-style-complex="italic"/>
    </style:style>
    <style:style style:name="T42_13" style:family="text">
      <style:text-properties fo:font-style="italic" style:font-style-asian="italic" style:font-style-complex="italic"/>
    </style:style>
    <style:style style:name="T42_14" style:family="text">
      <style:text-properties fo:font-style="italic" style:font-style-asian="italic" style:font-style-complex="italic"/>
    </style:style>
    <style:style style:name="T42_15" style:family="text">
      <style:text-properties fo:font-style="italic" style:font-style-asian="italic" style:font-style-complex="italic"/>
    </style:style>
    <style:style style:name="T42_16" style:family="text">
      <style:text-properties fo:font-style="italic" style:font-style-asian="italic" style:font-style-complex="italic"/>
    </style:style>
    <style:style style:name="T42_17" style:family="text">
      <style:text-properties fo:font-style="italic" style:font-style-asian="italic" style:font-style-complex="italic"/>
    </style:style>
    <style:style style:name="T42_18" style:family="text">
      <style:text-properties fo:font-style="italic" style:font-style-asian="italic" style:font-style-complex="italic"/>
    </style:style>
    <style:style style:name="T42_19" style:family="text">
      <style:text-properties fo:font-style="italic" style:font-style-asian="italic" style:font-style-complex="italic"/>
    </style:style>
    <style:style style:name="T42_20" style:family="text">
      <style:text-properties fo:font-style="italic" style:font-style-asian="italic" style:font-style-complex="italic"/>
    </style:style>
    <style:style style:name="T42_21" style:family="text">
      <style:text-properties fo:font-style="italic" style:font-style-asian="italic" style:font-style-complex="italic"/>
    </style:style>
    <style:style style:name="T42_22" style:family="text">
      <style:text-properties fo:font-style="italic" style:font-style-asian="italic" style:font-style-complex="italic"/>
    </style:style>
    <style:style style:name="T42_23" style:family="text">
      <style:text-properties fo:font-style="italic" style:font-style-asian="italic" style:font-style-complex="italic"/>
    </style:style>
    <style:style style:name="T42_24" style:family="text">
      <style:text-properties fo:font-style="italic" style:font-style-asian="italic" style:font-style-complex="italic"/>
    </style:style>
    <style:style style:name="T42_25" style:family="text">
      <style:text-properties fo:font-style="italic" style:font-style-asian="italic" style:font-style-complex="italic"/>
    </style:style>
    <style:style style:name="T42_26" style:family="text">
      <style:text-properties fo:font-style="italic" style:font-style-asian="italic" style:font-style-complex="italic"/>
    </style:style>
    <style:style style:name="T42_27" style:family="text">
      <style:text-properties fo:font-style="italic" style:font-style-asian="italic" style:font-style-complex="italic"/>
    </style:style>
    <style:style style:name="T42_28" style:family="text">
      <style:text-properties fo:font-style="italic" style:font-style-asian="italic" style:font-style-complex="italic"/>
    </style:style>
    <style:style style:name="T42_29" style:family="text">
      <style:text-properties fo:font-style="italic" style:font-style-asian="italic" style:font-style-complex="italic"/>
    </style:style>
    <style:style style:name="T42_30" style:family="text">
      <style:text-properties fo:font-style="italic" style:font-style-asian="italic" style:font-style-complex="italic"/>
    </style:style>
    <style:style style:name="T42_31" style:family="text">
      <style:text-properties fo:font-style="italic" style:font-style-asian="italic" style:font-style-complex="italic"/>
    </style:style>
    <style:style style:name="T42_32" style:family="text">
      <style:text-properties fo:font-style="italic" style:font-style-asian="italic" style:font-style-complex="italic"/>
    </style:style>
    <style:style style:name="T42_33" style:family="text">
      <style:text-properties fo:font-style="italic" style:font-style-asian="italic" style:font-style-complex="italic"/>
    </style:style>
    <style:style style:name="T42_34" style:family="text">
      <style:text-properties fo:font-style="italic" style:font-style-asian="italic" style:font-style-complex="italic"/>
    </style:style>
    <style:style style:name="T42_35" style:family="text">
      <style:text-properties fo:font-style="italic" style:font-style-asian="italic" style:font-style-complex="italic"/>
    </style:style>
    <style:style style:name="T42_36" style:family="text">
      <style:text-properties fo:font-style="italic" style:font-style-asian="italic" style:font-style-complex="italic"/>
    </style:style>
    <style:style style:name="P43" style:family="paragraph" style:parent-style-name="Standard">
      <style:paragraph-properties fo:break-before="auto" fo:line-height="100%" fo:margin-top="0cm" style:writing-mode="lr-tb"/>
    </style:style>
    <style:style style:name="T43_1" style:family="text">
      <style:text-properties fo:font-style="italic" style:font-style-asian="italic" style:font-style-complex="italic"/>
    </style:style>
    <style:style style:name="T43_2" style:family="text">
      <style:text-properties fo:font-style="italic" style:font-style-asian="italic" style:font-style-complex="italic"/>
    </style:style>
    <style:style style:name="T43_3" style:family="text">
      <style:text-properties fo:font-style="italic" style:font-style-asian="italic" style:font-style-complex="italic"/>
    </style:style>
    <style:style style:name="T43_4" style:family="text">
      <style:text-properties fo:font-style="italic" style:font-style-asian="italic" style:font-style-complex="italic"/>
    </style:style>
    <style:style style:name="T43_5" style:family="text">
      <style:text-properties fo:font-style="italic" style:font-style-asian="italic" style:font-style-complex="italic"/>
    </style:style>
    <style:style style:name="T43_6" style:family="text">
      <style:text-properties fo:font-style="italic" style:font-style-asian="italic" style:font-style-complex="italic"/>
    </style:style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T43_14" style:family="text">
      <style:text-properties fo:font-style="italic" style:font-style-asian="italic" style:font-style-complex="italic"/>
    </style:style>
    <style:style style:name="T43_15" style:family="text">
      <style:text-properties fo:font-style="italic" style:font-style-asian="italic" style:font-style-complex="italic"/>
    </style:style>
    <style:style style:name="T43_16" style:family="text">
      <style:text-properties fo:font-style="italic" style:font-style-asian="italic" style:font-style-complex="italic"/>
    </style:style>
    <style:style style:name="T43_17" style:family="text">
      <style:text-properties fo:font-style="italic" style:font-style-asian="italic" style:font-style-complex="italic"/>
    </style:style>
    <style:style style:name="T43_18" style:family="text">
      <style:text-properties fo:font-style="italic" style:font-style-asian="italic" style:font-style-complex="italic"/>
    </style:style>
    <style:style style:name="T43_19" style:family="text">
      <style:text-properties fo:font-style="italic" style:font-style-asian="italic" style:font-style-complex="italic"/>
    </style:style>
    <style:style style:name="T43_20" style:family="text">
      <style:text-properties fo:font-style="italic" style:font-style-asian="italic" style:font-style-complex="italic"/>
    </style:style>
    <style:style style:name="T43_21" style:family="text">
      <style:text-properties fo:font-style="italic" style:font-style-asian="italic" style:font-style-complex="italic"/>
    </style:style>
    <style:style style:name="T43_22" style:family="text">
      <style:text-properties fo:font-style="italic" style:font-style-asian="italic" style:font-style-complex="italic"/>
    </style:style>
    <style:style style:name="T43_23" style:family="text">
      <style:text-properties fo:font-style="italic" style:font-style-asian="italic" style:font-style-complex="italic"/>
    </style:style>
    <style:style style:name="T43_24" style:family="text">
      <style:text-properties fo:font-style="italic" style:font-style-asian="italic" style:font-style-complex="italic"/>
    </style:style>
    <style:style style:name="T43_25" style:family="text">
      <style:text-properties fo:font-style="italic" style:font-style-asian="italic" style:font-style-complex="italic"/>
    </style:style>
    <style:style style:name="T43_26" style:family="text">
      <style:text-properties fo:font-style="italic" style:font-style-asian="italic" style:font-style-complex="italic"/>
    </style:style>
    <style:style style:name="T43_27" style:family="text">
      <style:text-properties fo:font-style="italic" style:font-style-asian="italic" style:font-style-complex="italic"/>
    </style:style>
    <style:style style:name="T43_28" style:family="text">
      <style:text-properties fo:font-style="italic" style:font-style-asian="italic" style:font-style-complex="italic"/>
    </style:style>
    <style:style style:name="T43_29" style:family="text">
      <style:text-properties fo:font-style="italic" style:font-style-asian="italic" style:font-style-complex="italic"/>
    </style:style>
    <style:style style:name="T43_30" style:family="text">
      <style:text-properties fo:font-style="italic" style:font-style-asian="italic" style:font-style-complex="italic"/>
    </style:style>
    <style:style style:name="T43_31" style:family="text">
      <style:text-properties fo:font-style="italic" style:font-style-asian="italic" style:font-style-complex="italic"/>
    </style:style>
    <style:style style:name="T43_32" style:family="text">
      <style:text-properties fo:font-style="italic" style:font-style-asian="italic" style:font-style-complex="italic"/>
    </style:style>
    <style:style style:name="T43_33" style:family="text">
      <style:text-properties fo:font-style="italic" style:font-style-asian="italic" style:font-style-complex="italic"/>
    </style:style>
    <style:style style:name="T43_34" style:family="text">
      <style:text-properties fo:font-style="italic" style:font-style-asian="italic" style:font-style-complex="italic"/>
    </style:style>
    <style:style style:name="T43_35" style:family="text">
      <style:text-properties fo:font-style="italic" style:font-style-asian="italic" style:font-style-complex="italic"/>
    </style:style>
    <style:style style:name="T43_36" style:family="text">
      <style:text-properties fo:font-style="italic" style:font-style-asian="italic" style:font-style-complex="italic"/>
    </style:style>
    <style:style style:name="T43_37" style:family="text">
      <style:text-properties fo:font-style="italic" style:font-style-asian="italic" style:font-style-complex="italic"/>
    </style:style>
    <style:style style:name="T43_38" style:family="text">
      <style:text-properties fo:font-style="italic" style:font-style-asian="italic" style:font-style-complex="italic"/>
    </style:style>
    <style:style style:name="T43_39" style:family="text">
      <style:text-properties fo:font-style="italic" style:font-style-asian="italic" style:font-style-complex="italic"/>
    </style:style>
    <style:style style:name="T43_40" style:family="text">
      <style:text-properties fo:font-style="italic" style:font-style-asian="italic" style:font-style-complex="italic"/>
    </style:style>
    <style:style style:name="T43_41" style:family="text">
      <style:text-properties fo:font-style="italic" style:font-style-asian="italic" style:font-style-complex="italic"/>
    </style:style>
    <style:style style:name="T43_42" style:family="text">
      <style:text-properties fo:font-style="italic" style:font-style-asian="italic" style:font-style-complex="italic"/>
    </style:style>
    <style:style style:name="T43_43" style:family="text">
      <style:text-properties fo:font-style="italic" style:font-style-asian="italic" style:font-style-complex="italic"/>
    </style:style>
    <style:style style:name="T43_44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00%" fo:margin-top="0cm" style:writing-mode="lr-tb"/>
    </style:style>
    <style:style style:name="T44_1" style:family="text">
      <style:text-properties fo:font-style="italic" style:font-style-asian="italic" style:font-style-complex="italic"/>
    </style:style>
    <style:style style:name="T44_2" style:family="text">
      <style:text-properties fo:font-style="italic" style:font-style-asian="italic" style:font-style-complex="italic"/>
    </style:style>
    <style:style style:name="T44_3" style:family="text">
      <style:text-properties fo:font-style="italic" style:font-style-asian="italic" style:font-style-complex="italic"/>
    </style:style>
    <style:style style:name="T44_4" style:family="text">
      <style:text-properties fo:font-style="italic" style:font-style-asian="italic" style:font-style-complex="italic"/>
    </style:style>
    <style:style style:name="T44_5" style:family="text">
      <style:text-properties fo:font-style="italic" style:font-style-asian="italic" style:font-style-complex="italic"/>
    </style:style>
    <style:style style:name="T44_6" style:family="text">
      <style:text-properties fo:font-style="italic" style:font-style-asian="italic" style:font-style-complex="italic"/>
    </style:style>
    <style:style style:name="T44_7" style:family="text">
      <style:text-properties fo:font-style="italic" style:font-style-asian="italic" style:font-style-complex="italic"/>
    </style:style>
    <style:style style:name="T44_8" style:family="text">
      <style:text-properties fo:font-style="italic" style:font-style-asian="italic" style:font-style-complex="italic"/>
    </style:style>
    <style:style style:name="T44_9" style:family="text">
      <style:text-properties fo:font-style="italic" style:font-style-asian="italic" style:font-style-complex="italic"/>
    </style:style>
    <style:style style:name="T44_10" style:family="text">
      <style:text-properties fo:font-style="italic" style:font-style-asian="italic" style:font-style-complex="italic"/>
    </style:style>
    <style:style style:name="T44_11" style:family="text">
      <style:text-properties fo:font-style="italic" style:font-style-asian="italic" style:font-style-complex="italic"/>
    </style:style>
    <style:style style:name="T44_12" style:family="text">
      <style:text-properties fo:font-style="italic" style:font-style-asian="italic" style:font-style-complex="italic"/>
    </style:style>
    <style:style style:name="T44_13" style:family="text">
      <style:text-properties fo:font-style="italic" style:font-style-asian="italic" style:font-style-complex="italic"/>
    </style:style>
    <style:style style:name="T44_14" style:family="text">
      <style:text-properties fo:font-style="italic" style:font-style-asian="italic" style:font-style-complex="italic"/>
    </style:style>
    <style:style style:name="T44_15" style:family="text">
      <style:text-properties fo:font-style="italic" style:font-style-asian="italic" style:font-style-complex="italic"/>
    </style:style>
    <style:style style:name="T44_16" style:family="text">
      <style:text-properties fo:font-style="italic" style:font-style-asian="italic" style:font-style-complex="italic"/>
    </style:style>
    <style:style style:name="T44_17" style:family="text">
      <style:text-properties fo:font-style="italic" style:font-style-asian="italic" style:font-style-complex="italic"/>
    </style:style>
    <style:style style:name="T44_18" style:family="text">
      <style:text-properties fo:font-style="italic" style:font-style-asian="italic" style:font-style-complex="italic"/>
    </style:style>
    <style:style style:name="T44_19" style:family="text">
      <style:text-properties fo:font-style="italic" style:font-style-asian="italic" style:font-style-complex="italic"/>
    </style:style>
    <style:style style:name="T44_20" style:family="text">
      <style:text-properties fo:font-style="italic" style:font-style-asian="italic" style:font-style-complex="italic"/>
    </style:style>
    <style:style style:name="T44_21" style:family="text">
      <style:text-properties fo:font-style="italic" style:font-style-asian="italic" style:font-style-complex="italic"/>
    </style:style>
    <style:style style:name="T44_22" style:family="text">
      <style:text-properties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00%" fo:margin-top="0cm" style:writing-mode="lr-tb"/>
    </style:style>
    <style:style style:name="T45_1" style:family="text">
      <style:text-properties fo:font-style="italic" style:font-style-asian="italic" style:font-style-complex="italic"/>
    </style:style>
    <style:style style:name="T45_2" style:family="text">
      <style:text-properties fo:font-style="italic" style:font-style-asian="italic" style:font-style-complex="italic"/>
    </style:style>
    <style:style style:name="T45_3" style:family="text">
      <style:text-properties fo:font-style="italic" style:font-style-asian="italic" style:font-style-complex="italic"/>
    </style:style>
    <style:style style:name="T45_4" style:family="text">
      <style:text-properties fo:font-style="italic" style:font-style-asian="italic" style:font-style-complex="italic"/>
    </style:style>
    <style:style style:name="T45_5" style:family="text">
      <style:text-properties fo:font-style="italic" style:font-style-asian="italic" style:font-style-complex="italic"/>
    </style:style>
    <style:style style:name="T45_6" style:family="text">
      <style:text-properties fo:font-style="italic" style:font-style-asian="italic" style:font-style-complex="italic"/>
    </style:style>
    <style:style style:name="T45_7" style:family="text">
      <style:text-properties fo:font-style="italic" style:font-style-asian="italic" style:font-style-complex="italic"/>
    </style:style>
    <style:style style:name="T45_8" style:family="text">
      <style:text-properties fo:font-style="italic" style:font-style-asian="italic" style:font-style-complex="italic"/>
    </style:style>
    <style:style style:name="T45_9" style:family="text">
      <style:text-properties fo:font-style="italic" style:font-style-asian="italic" style:font-style-complex="italic"/>
    </style:style>
    <style:style style:name="T45_10" style:family="text">
      <style:text-properties fo:font-style="italic" style:font-style-asian="italic" style:font-style-complex="italic"/>
    </style:style>
    <style:style style:name="T45_11" style:family="text">
      <style:text-properties fo:font-style="italic" style:font-style-asian="italic" style:font-style-complex="italic"/>
    </style:style>
    <style:style style:name="T45_12" style:family="text">
      <style:text-properties fo:font-style="italic" style:font-style-asian="italic" style:font-style-complex="italic"/>
    </style:style>
    <style:style style:name="T45_13" style:family="text">
      <style:text-properties fo:font-style="italic" style:font-style-asian="italic" style:font-style-complex="italic"/>
    </style:style>
    <style:style style:name="T45_14" style:family="text">
      <style:text-properties fo:font-style="italic" style:font-style-asian="italic" style:font-style-complex="italic"/>
    </style:style>
    <style:style style:name="T45_15" style:family="text">
      <style:text-properties fo:font-style="italic" style:font-style-asian="italic" style:font-style-complex="italic"/>
    </style:style>
    <style:style style:name="T45_16" style:family="text">
      <style:text-properties fo:font-style="italic" style:font-style-asian="italic" style:font-style-complex="italic"/>
    </style:style>
    <style:style style:name="T45_17" style:family="text">
      <style:text-properties fo:font-style="italic" style:font-style-asian="italic" style:font-style-complex="italic"/>
    </style:style>
    <style:style style:name="T45_18" style:family="text">
      <style:text-properties fo:font-style="italic" style:font-style-asian="italic" style:font-style-complex="italic"/>
    </style:style>
    <style:style style:name="T45_19" style:family="text">
      <style:text-properties fo:font-style="italic" style:font-style-asian="italic" style:font-style-complex="italic"/>
    </style:style>
    <style:style style:name="T45_20" style:family="text">
      <style:text-properties fo:font-style="italic" style:font-style-asian="italic" style:font-style-complex="italic"/>
    </style:style>
    <style:style style:name="T45_21" style:family="text">
      <style:text-properties fo:font-style="italic" style:font-style-asian="italic" style:font-style-complex="italic"/>
    </style:style>
    <style:style style:name="T45_22" style:family="text">
      <style:text-properties fo:font-style="italic" style:font-style-asian="italic" style:font-style-complex="italic"/>
    </style:style>
    <style:style style:name="T45_23" style:family="text">
      <style:text-properties fo:font-style="italic" style:font-style-asian="italic" style:font-style-complex="italic"/>
    </style:style>
    <style:style style:name="T45_24" style:family="text">
      <style:text-properties fo:font-style="italic" style:font-style-asian="italic" style:font-style-complex="italic"/>
    </style:style>
    <style:style style:name="T45_25" style:family="text">
      <style:text-properties fo:font-style="italic" style:font-style-asian="italic" style:font-style-complex="italic"/>
    </style:style>
    <style:style style:name="T45_26" style:family="text">
      <style:text-properties fo:font-style="italic" style:font-style-asian="italic" style:font-style-complex="italic"/>
    </style:style>
    <style:style style:name="T45_27" style:family="text">
      <style:text-properties fo:font-style="italic" style:font-style-asian="italic" style:font-style-complex="italic"/>
    </style:style>
    <style:style style:name="T45_28" style:family="text">
      <style:text-properties fo:font-style="italic" style:font-style-asian="italic" style:font-style-complex="italic"/>
    </style:style>
    <style:style style:name="T45_29" style:family="text">
      <style:text-properties fo:font-style="italic" style:font-style-asian="italic" style:font-style-complex="italic"/>
    </style:style>
    <style:style style:name="T45_30" style:family="text">
      <style:text-properties fo:font-style="italic" style:font-style-asian="italic" style:font-style-complex="italic"/>
    </style:style>
    <style:style style:name="P46" style:family="paragraph" style:parent-style-name="Standard">
      <style:paragraph-properties fo:break-before="auto" fo:line-height="100%" fo:margin-top="0cm" style:writing-mode="lr-tb"/>
    </style:style>
    <style:style style:name="T46_1" style:family="text">
      <style:text-properties fo:font-style="italic" style:font-style-asian="italic" style:font-style-complex="italic"/>
    </style:style>
    <style:style style:name="T46_2" style:family="text">
      <style:text-properties fo:font-style="italic" style:font-style-asian="italic" style:font-style-complex="italic"/>
    </style:style>
    <style:style style:name="T46_3" style:family="text">
      <style:text-properties fo:font-style="italic" style:font-style-asian="italic" style:font-style-complex="italic"/>
    </style:style>
    <style:style style:name="T46_4" style:family="text">
      <style:text-properties fo:font-style="italic" style:font-style-asian="italic" style:font-style-complex="italic"/>
    </style:style>
    <style:style style:name="T46_5" style:family="text">
      <style:text-properties fo:font-style="italic" style:font-style-asian="italic" style:font-style-complex="italic"/>
    </style:style>
    <style:style style:name="T46_6" style:family="text">
      <style:text-properties fo:font-style="italic" style:font-style-asian="italic" style:font-style-complex="italic"/>
    </style:style>
    <style:style style:name="T46_7" style:family="text">
      <style:text-properties fo:font-style="italic" style:font-style-asian="italic" style:font-style-complex="italic"/>
    </style:style>
    <style:style style:name="T46_8" style:family="text">
      <style:text-properties fo:font-style="italic" style:font-style-asian="italic" style:font-style-complex="italic"/>
    </style:style>
    <style:style style:name="T46_9" style:family="text">
      <style:text-properties fo:font-style="italic" style:font-style-asian="italic" style:font-style-complex="italic"/>
    </style:style>
    <style:style style:name="T46_10" style:family="text">
      <style:text-properties fo:font-style="italic" style:font-style-asian="italic" style:font-style-complex="italic"/>
    </style:style>
    <style:style style:name="T46_11" style:family="text">
      <style:text-properties fo:font-style="italic" style:font-style-asian="italic" style:font-style-complex="italic"/>
    </style:style>
    <style:style style:name="T46_12" style:family="text">
      <style:text-properties fo:font-style="italic" style:font-style-asian="italic" style:font-style-complex="italic"/>
    </style:style>
    <style:style style:name="T46_13" style:family="text">
      <style:text-properties fo:font-style="italic" style:font-style-asian="italic" style:font-style-complex="italic"/>
    </style:style>
    <style:style style:name="T46_14" style:family="text">
      <style:text-properties fo:font-style="italic" style:font-style-asian="italic" style:font-style-complex="italic"/>
    </style:style>
    <style:style style:name="T46_15" style:family="text">
      <style:text-properties fo:font-style="italic" style:font-style-asian="italic" style:font-style-complex="italic"/>
    </style:style>
    <style:style style:name="T46_16" style:family="text">
      <style:text-properties fo:font-style="italic" style:font-style-asian="italic" style:font-style-complex="italic"/>
    </style:style>
    <style:style style:name="T46_17" style:family="text">
      <style:text-properties fo:font-style="italic" style:font-style-asian="italic" style:font-style-complex="italic"/>
    </style:style>
    <style:style style:name="T46_18" style:family="text">
      <style:text-properties fo:font-style="italic" style:font-style-asian="italic" style:font-style-complex="italic"/>
    </style:style>
    <style:style style:name="T46_19" style:family="text">
      <style:text-properties fo:font-style="italic" style:font-style-asian="italic" style:font-style-complex="italic"/>
    </style:style>
    <style:style style:name="T46_20" style:family="text">
      <style:text-properties fo:font-style="italic" style:font-style-asian="italic" style:font-style-complex="italic"/>
    </style:style>
    <style:style style:name="T46_21" style:family="text">
      <style:text-properties fo:font-style="italic" style:font-style-asian="italic" style:font-style-complex="italic"/>
    </style:style>
    <style:style style:name="T46_22" style:family="text">
      <style:text-properties fo:font-style="italic" style:font-style-asian="italic" style:font-style-complex="italic"/>
    </style:style>
    <style:style style:name="P47" style:family="paragraph" style:parent-style-name="Standard">
      <style:paragraph-properties fo:break-before="auto" fo:line-height="100%" fo:margin-top="0cm" style:writing-mode="lr-tb"/>
    </style:style>
    <style:style style:name="T47_1" style:family="text">
      <style:text-properties fo:font-style="italic" style:font-style-asian="italic" style:font-style-complex="italic"/>
    </style:style>
    <style:style style:name="T47_2" style:family="text">
      <style:text-properties fo:font-style="italic" style:font-style-asian="italic" style:font-style-complex="italic"/>
    </style:style>
    <style:style style:name="T47_3" style:family="text">
      <style:text-properties fo:font-style="italic" style:font-style-asian="italic" style:font-style-complex="italic"/>
    </style:style>
    <style:style style:name="T47_4" style:family="text">
      <style:text-properties fo:font-style="italic" style:font-style-asian="italic" style:font-style-complex="italic"/>
    </style:style>
    <style:style style:name="T47_5" style:family="text">
      <style:text-properties fo:font-style="italic" style:font-style-asian="italic" style:font-style-complex="italic"/>
    </style:style>
    <style:style style:name="T47_6" style:family="text">
      <style:text-properties fo:font-style="italic" style:font-style-asian="italic" style:font-style-complex="italic"/>
    </style:style>
    <style:style style:name="T47_7" style:family="text">
      <style:text-properties fo:font-style="italic" style:font-style-asian="italic" style:font-style-complex="italic"/>
    </style:style>
    <style:style style:name="T47_8" style:family="text">
      <style:text-properties fo:font-style="italic" style:font-style-asian="italic" style:font-style-complex="italic"/>
    </style:style>
    <style:style style:name="T47_9" style:family="text">
      <style:text-properties fo:font-style="italic" style:font-style-asian="italic" style:font-style-complex="italic"/>
    </style:style>
    <style:style style:name="T47_10" style:family="text">
      <style:text-properties fo:font-style="italic" style:font-style-asian="italic" style:font-style-complex="italic"/>
    </style:style>
    <style:style style:name="T47_11" style:family="text">
      <style:text-properties fo:font-style="italic" style:font-style-asian="italic" style:font-style-complex="italic"/>
    </style:style>
    <style:style style:name="T47_12" style:family="text">
      <style:text-properties fo:font-style="italic" style:font-style-asian="italic" style:font-style-complex="italic"/>
    </style:style>
    <style:style style:name="T47_13" style:family="text">
      <style:text-properties fo:font-style="italic" style:font-style-asian="italic" style:font-style-complex="italic"/>
    </style:style>
    <style:style style:name="T47_14" style:family="text">
      <style:text-properties fo:font-style="italic" style:font-style-asian="italic" style:font-style-complex="italic"/>
    </style:style>
    <style:style style:name="T47_15" style:family="text">
      <style:text-properties fo:font-style="italic" style:font-style-asian="italic" style:font-style-complex="italic"/>
    </style:style>
    <style:style style:name="T47_16" style:family="text">
      <style:text-properties fo:font-style="italic" style:font-style-asian="italic" style:font-style-complex="italic"/>
    </style:style>
    <style:style style:name="T47_17" style:family="text">
      <style:text-properties fo:font-style="italic" style:font-style-asian="italic" style:font-style-complex="italic"/>
    </style:style>
    <style:style style:name="T47_18" style:family="text">
      <style:text-properties fo:font-style="italic" style:font-style-asian="italic" style:font-style-complex="italic"/>
    </style:style>
    <style:style style:name="T47_19" style:family="text">
      <style:text-properties fo:font-style="italic" style:font-style-asian="italic" style:font-style-complex="italic"/>
    </style:style>
    <style:style style:name="T47_20" style:family="text">
      <style:text-properties fo:font-style="italic" style:font-style-asian="italic" style:font-style-complex="italic"/>
    </style:style>
    <style:style style:name="T47_21" style:family="text">
      <style:text-properties fo:font-style="italic" style:font-style-asian="italic" style:font-style-complex="italic"/>
    </style:style>
    <style:style style:name="T47_22" style:family="text">
      <style:text-properties fo:font-style="italic" style:font-style-asian="italic" style:font-style-complex="italic"/>
    </style:style>
    <style:style style:name="T47_23" style:family="text">
      <style:text-properties fo:font-style="italic" style:font-style-asian="italic" style:font-style-complex="italic"/>
    </style:style>
    <style:style style:name="T47_24" style:family="text">
      <style:text-properties fo:font-style="italic" style:font-style-asian="italic" style:font-style-complex="italic"/>
    </style:style>
    <style:style style:name="T47_25" style:family="text">
      <style:text-properties fo:font-style="italic" style:font-style-asian="italic" style:font-style-complex="italic"/>
    </style:style>
    <style:style style:name="T47_26" style:family="text">
      <style:text-properties fo:font-style="italic" style:font-style-asian="italic" style:font-style-complex="italic"/>
    </style:style>
    <style:style style:name="T47_27" style:family="text">
      <style:text-properties fo:font-style="italic" style:font-style-asian="italic" style:font-style-complex="italic"/>
    </style:style>
    <style:style style:name="T47_28" style:family="text">
      <style:text-properties fo:font-style="italic" style:font-style-asian="italic" style:font-style-complex="italic"/>
    </style:style>
    <style:style style:name="T47_29" style:family="text">
      <style:text-properties fo:font-style="italic" style:font-style-asian="italic" style:font-style-complex="italic"/>
    </style:style>
    <style:style style:name="T47_30" style:family="text">
      <style:text-properties fo:font-style="italic" style:font-style-asian="italic" style:font-style-complex="italic"/>
    </style:style>
    <style:style style:name="T47_31" style:family="text">
      <style:text-properties fo:font-style="italic" style:font-style-asian="italic" style:font-style-complex="italic"/>
    </style:style>
    <style:style style:name="T47_32" style:family="text">
      <style:text-properties fo:font-style="italic" style:font-style-asian="italic" style:font-style-complex="italic"/>
    </style:style>
    <style:style style:name="T47_33" style:family="text">
      <style:text-properties fo:font-style="italic" style:font-style-asian="italic" style:font-style-complex="italic"/>
    </style:style>
    <style:style style:name="T47_34" style:family="text">
      <style:text-properties fo:font-style="italic" style:font-style-asian="italic" style:font-style-complex="italic"/>
    </style:style>
    <style:style style:name="T47_35" style:family="text">
      <style:text-properties fo:font-style="italic" style:font-style-asian="italic" style:font-style-complex="italic"/>
    </style:style>
    <style:style style:name="T47_36" style:family="text">
      <style:text-properties fo:font-style="italic" style:font-style-asian="italic" style:font-style-complex="italic"/>
    </style:style>
    <style:style style:name="T47_37" style:family="text">
      <style:text-properties fo:font-style="italic" style:font-style-asian="italic" style:font-style-complex="italic"/>
    </style:style>
    <style:style style:name="T47_38" style:family="text">
      <style:text-properties fo:font-style="italic" style:font-style-asian="italic" style:font-style-complex="italic"/>
    </style:style>
    <style:style style:name="T47_39" style:family="text">
      <style:text-properties fo:font-style="italic" style:font-style-asian="italic" style:font-style-complex="italic"/>
    </style:style>
    <style:style style:name="T47_40" style:family="text">
      <style:text-properties fo:font-style="italic" style:font-style-asian="italic" style:font-style-complex="italic"/>
    </style:style>
    <style:style style:name="T47_41" style:family="text">
      <style:text-properties fo:font-style="italic" style:font-style-asian="italic" style:font-style-complex="italic"/>
    </style:style>
    <style:style style:name="T47_42" style:family="text">
      <style:text-properties fo:font-style="italic" style:font-style-asian="italic" style:font-style-complex="italic"/>
    </style:style>
    <style:style style:name="T47_43" style:family="text">
      <style:text-properties fo:font-style="italic" style:font-style-asian="italic" style:font-style-complex="italic"/>
    </style:style>
    <style:style style:name="T47_44" style:family="text">
      <style:text-properties fo:font-style="italic" style:font-style-asian="italic" style:font-style-complex="italic"/>
    </style:style>
    <style:style style:name="P48" style:family="paragraph" style:parent-style-name="Standard">
      <style:paragraph-properties fo:break-before="auto" fo:line-height="100%" fo:margin-top="0cm" fo:margin-bottom="0cm" style:writing-mode="lr-tb"/>
    </style:style>
    <style:style style:name="T48_1" style:family="text">
      <style:text-properties fo:font-style="italic" style:font-style-asian="italic" style:font-style-complex="italic"/>
    </style:style>
    <style:style style:name="T48_2" style:family="text">
      <style:text-properties fo:font-style="italic" style:font-style-asian="italic" style:font-style-complex="italic"/>
    </style:style>
    <style:style style:name="T48_3" style:family="text">
      <style:text-properties fo:font-style="italic" style:font-style-asian="italic" style:font-style-complex="italic"/>
    </style:style>
    <style:style style:name="T48_4" style:family="text">
      <style:text-properties fo:font-style="italic" style:font-style-asian="italic" style:font-style-complex="italic"/>
    </style:style>
    <style:style style:name="T48_5" style:family="text">
      <style:text-properties fo:font-style="italic" style:font-style-asian="italic" style:font-style-complex="italic"/>
    </style:style>
    <style:style style:name="T48_6" style:family="text">
      <style:text-properties fo:font-style="italic" style:font-style-asian="italic" style:font-style-complex="italic"/>
    </style:style>
    <style:style style:name="T48_7" style:family="text">
      <style:text-properties fo:font-style="italic" style:font-style-asian="italic" style:font-style-complex="italic"/>
    </style:style>
    <style:style style:name="T48_8" style:family="text">
      <style:text-properties fo:font-style="italic" style:font-style-asian="italic" style:font-style-complex="italic"/>
    </style:style>
    <style:style style:name="T48_9" style:family="text">
      <style:text-properties fo:font-style="italic" style:font-style-asian="italic" style:font-style-complex="italic"/>
    </style:style>
    <style:style style:name="T48_10" style:family="text">
      <style:text-properties fo:font-style="italic" style:font-style-asian="italic" style:font-style-complex="italic"/>
    </style:style>
    <style:style style:name="T48_11" style:family="text">
      <style:text-properties fo:font-style="italic" style:font-style-asian="italic" style:font-style-complex="italic"/>
    </style:style>
    <style:style style:name="T48_12" style:family="text">
      <style:text-properties fo:font-style="italic" style:font-style-asian="italic" style:font-style-complex="italic"/>
    </style:style>
    <style:style style:name="T48_13" style:family="text">
      <style:text-properties fo:font-style="italic" style:font-style-asian="italic" style:font-style-complex="italic"/>
    </style:style>
    <style:style style:name="T48_14" style:family="text">
      <style:text-properties fo:font-style="italic" style:font-style-asian="italic" style:font-style-complex="italic"/>
    </style:style>
    <style:style style:name="T48_15" style:family="text">
      <style:text-properties fo:font-style="italic" style:font-style-asian="italic" style:font-style-complex="italic"/>
    </style:style>
    <style:style style:name="T48_16" style:family="text">
      <style:text-properties fo:font-style="italic" style:font-style-asian="italic" style:font-style-complex="italic"/>
    </style:style>
    <style:style style:name="T48_17" style:family="text">
      <style:text-properties fo:font-style="italic" style:font-style-asian="italic" style:font-style-complex="italic"/>
    </style:style>
    <style:style style:name="T48_18" style:family="text">
      <style:text-properties fo:font-style="italic" style:font-style-asian="italic" style:font-style-complex="italic"/>
    </style:style>
    <style:style style:name="T48_19" style:family="text">
      <style:text-properties fo:font-style="italic" style:font-style-asian="italic" style:font-style-complex="italic"/>
    </style:style>
    <style:style style:name="T48_20" style:family="text">
      <style:text-properties fo:font-style="italic" style:font-style-asian="italic" style:font-style-complex="italic"/>
    </style:style>
    <style:style style:name="T48_21" style:family="text">
      <style:text-properties fo:font-style="italic" style:font-style-asian="italic" style:font-style-complex="italic"/>
    </style:style>
    <style:style style:name="T48_22" style:family="text">
      <style:text-properties fo:font-style="italic" style:font-style-asian="italic" style:font-style-complex="italic"/>
    </style:style>
    <style:style style:name="T48_23" style:family="text">
      <style:text-properties fo:font-style="italic" style:font-style-asian="italic" style:font-style-complex="italic"/>
    </style:style>
    <style:style style:name="T48_24" style:family="text">
      <style:text-properties fo:font-style="italic" style:font-style-asian="italic" style:font-style-complex="italic"/>
    </style:style>
    <style:style style:name="T48_25" style:family="text">
      <style:text-properties fo:font-style="italic" style:font-style-asian="italic" style:font-style-complex="italic"/>
    </style:style>
    <style:style style:name="T48_26" style:family="text">
      <style:text-properties fo:font-style="italic" style:font-style-asian="italic" style:font-style-complex="italic"/>
    </style:style>
    <style:style style:name="T48_27" style:family="text">
      <style:text-properties fo:font-style="italic" style:font-style-asian="italic" style:font-style-complex="italic"/>
    </style:style>
    <style:style style:name="T48_28" style:family="text">
      <style:text-properties fo:font-style="italic" style:font-style-asian="italic" style:font-style-complex="italic"/>
    </style:style>
    <style:style style:name="T48_29" style:family="text">
      <style:text-properties fo:font-style="italic" style:font-style-asian="italic" style:font-style-complex="italic"/>
    </style:style>
    <style:style style:name="T48_30" style:family="text">
      <style:text-properties fo:font-style="italic" style:font-style-asian="italic" style:font-style-complex="italic"/>
    </style:style>
    <style:style style:name="T48_31" style:family="text">
      <style:text-properties fo:font-style="italic" style:font-style-asian="italic" style:font-style-complex="italic"/>
    </style:style>
    <style:style style:name="T48_32" style:family="text">
      <style:text-properties fo:font-style="italic" style:font-style-asian="italic" style:font-style-complex="italic"/>
    </style:style>
    <style:style style:name="T48_33" style:family="text">
      <style:text-properties fo:font-style="italic" style:font-style-asian="italic" style:font-style-complex="italic"/>
    </style:style>
    <style:style style:name="T48_34" style:family="text">
      <style:text-properties fo:font-style="italic" style:font-style-asian="italic" style:font-style-complex="italic"/>
    </style:style>
    <style:style style:name="T48_35" style:family="text">
      <style:text-properties fo:font-style="italic" style:font-style-asian="italic" style:font-style-complex="italic"/>
    </style:style>
    <style:style style:name="T48_36" style:family="text">
      <style:text-properties fo:font-style="italic" style:font-style-asian="italic" style:font-style-complex="italic"/>
    </style:style>
    <style:style style:name="T48_37" style:family="text">
      <style:text-properties fo:font-style="italic" style:font-style-asian="italic" style:font-style-complex="italic"/>
    </style:style>
    <style:style style:name="T48_38" style:family="text">
      <style:text-properties fo:font-style="italic" style:font-style-asian="italic" style:font-style-complex="italic"/>
    </style:style>
    <style:style style:name="T48_39" style:family="text">
      <style:text-properties fo:font-style="italic" style:font-style-asian="italic" style:font-style-complex="italic"/>
    </style:style>
    <style:style style:name="T48_40" style:family="text">
      <style:text-properties fo:font-style="italic" style:font-style-asian="italic" style:font-style-complex="italic"/>
    </style:style>
    <style:style style:name="P49" style:family="paragraph" style:parent-style-name="Standard">
      <style:paragraph-properties fo:break-before="auto" fo:text-indent="0cm" fo:line-height="100%" fo:margin-left="1.251cm" style:writing-mode="lr-tb"/>
    </style:style>
    <style:style style:name="P50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50_1" style:family="text">
      <style:text-properties fo:font-size="14pt" style:font-size-asian="14pt" style:font-size-complex="14pt" fo:font-weight="bold" style:font-weight-asian="bold" style:font-weight-complex="bold"/>
    </style:style>
    <style:style style:name="T50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0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P52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52_1" style:family="text">
      <style:text-properties fo:font-size="14pt" style:font-size-asian="14pt" style:font-size-complex="14pt" fo:font-weight="bold" style:font-weight-asian="bold" style:font-weight-complex="bold"/>
    </style:style>
    <style:style style:name="T52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2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2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2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2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P54" style:family="paragraph" style:parent-style-name="Standard">
      <style:paragraph-properties fo:text-align="justify" fo:break-before="auto" fo:text-indent="0cm" fo:line-height="100%" fo:margin-top="0.423cm" fo:margin-left="0.762cm" fo:keep-with-next="always" fo:orphans="2" fo:widows="2" style:writing-mode="lr-tb"/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55" style:family="paragraph" style:parent-style-name="Standard">
      <style:paragraph-properties fo:text-align="justify" fo:break-before="auto" fo:line-height="100%" fo:margin-top="0.423cm" fo:margin-bottom="0.106cm" fo:keep-with-next="always" fo:orphans="2" fo:widows="2" style:writing-mode="lr-tb"/>
    </style:style>
    <style:style style:name="T55_1" style:family="text">
      <style:text-properties fo:font-size="16pt" style:font-size-asian="16pt" style:font-size-complex="16pt" fo:font-weight="bold" style:font-weight-asian="bold" style:font-weight-complex="bold"/>
    </style:style>
    <style:style style:name="T55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8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9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10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1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55_1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56" style:family="paragraph" style:parent-style-name="Standard">
      <style:paragraph-properties fo:break-before="auto" fo:line-height="100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T56_22" style:family="text"/>
    <style:style style:name="T56_23" style:family="text"/>
    <style:style style:name="T56_24" style:family="text"/>
    <style:style style:name="T56_25" style:family="text"/>
    <style:style style:name="T56_26" style:family="text"/>
    <style:style style:name="T56_27" style:family="text"/>
    <style:style style:name="T56_28" style:family="text"/>
    <style:style style:name="T56_29" style:family="text"/>
    <style:style style:name="T56_30" style:family="text"/>
    <style:style style:name="T56_31" style:family="text"/>
    <style:style style:name="T56_32" style:family="text"/>
    <style:style style:name="T56_33" style:family="text"/>
    <style:style style:name="T56_34" style:family="text"/>
    <style:style style:name="T56_35" style:family="text"/>
    <style:style style:name="T56_36" style:family="text"/>
    <style:style style:name="T56_37" style:family="text"/>
    <style:style style:name="T56_38" style:family="text"/>
    <style:style style:name="T56_39" style:family="text"/>
    <style:style style:name="T56_40" style:family="text"/>
    <style:style style:name="T56_41" style:family="text"/>
    <style:style style:name="T56_42" style:family="text"/>
    <style:style style:name="T56_43" style:family="text"/>
    <style:style style:name="T56_44" style:family="text"/>
    <style:style style:name="T56_45" style:family="text"/>
    <style:style style:name="T56_46" style:family="text"/>
    <style:style style:name="T56_47" style:family="text"/>
    <style:style style:name="T56_48" style:family="text"/>
    <style:style style:name="T56_49" style:family="text"/>
    <style:style style:name="T56_50" style:family="text"/>
    <style:style style:name="T56_51" style:family="text"/>
    <style:style style:name="T56_52" style:family="text"/>
    <style:style style:name="T56_53" style:family="text"/>
    <style:style style:name="T56_54" style:family="text"/>
    <style:style style:name="T56_55" style:family="text"/>
    <style:style style:name="T56_56" style:family="text"/>
    <style:style style:name="T56_57" style:family="text"/>
    <style:style style:name="T56_58" style:family="text"/>
    <style:style style:name="T56_59" style:family="text"/>
    <style:style style:name="T56_60" style:family="text"/>
    <style:style style:name="T56_61" style:family="text"/>
    <style:style style:name="T56_62" style:family="text"/>
    <style:style style:name="T56_63" style:family="text"/>
    <style:style style:name="T56_64" style:family="text"/>
    <style:style style:name="T56_65" style:family="text"/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/>
    <style:style style:name="T56_72" style:family="text"/>
    <style:style style:name="T56_73" style:family="text"/>
    <style:style style:name="T56_74" style:family="text"/>
    <style:style style:name="T56_75" style:family="text"/>
    <style:style style:name="T56_76" style:family="text"/>
    <style:style style:name="T56_77" style:family="text"/>
    <style:style style:name="T56_78" style:family="text"/>
    <style:style style:name="T56_79" style:family="text"/>
    <style:style style:name="T56_80" style:family="text"/>
    <style:style style:name="T56_81" style:family="text"/>
    <style:style style:name="T56_82" style:family="text"/>
    <style:style style:name="T56_83" style:family="text"/>
    <style:style style:name="T56_84" style:family="text"/>
    <style:style style:name="T56_85" style:family="text"/>
    <style:style style:name="T56_86" style:family="text"/>
    <style:style style:name="T56_87" style:family="text"/>
    <style:style style:name="T56_88" style:family="text"/>
    <style:style style:name="T56_89" style:family="text"/>
    <style:style style:name="T56_90" style:family="text"/>
    <style:style style:name="T56_91" style:family="text"/>
    <style:style style:name="T56_92" style:family="text"/>
    <style:style style:name="T56_93" style:family="text"/>
    <style:style style:name="T56_94" style:family="text"/>
    <style:style style:name="T56_95" style:family="text"/>
    <style:style style:name="T56_96" style:family="text"/>
    <style:style style:name="T56_97" style:family="text"/>
    <style:style style:name="T56_98" style:family="text"/>
    <style:style style:name="T56_99" style:family="text"/>
    <style:style style:name="T56_100" style:family="text"/>
    <style:style style:name="T56_101" style:family="text"/>
    <style:style style:name="T56_102" style:family="text"/>
    <style:style style:name="T56_103" style:family="text"/>
    <style:style style:name="T56_104" style:family="text"/>
    <style:style style:name="T56_105" style:family="text"/>
    <style:style style:name="T56_106" style:family="text"/>
    <style:style style:name="T56_107" style:family="text"/>
    <style:style style:name="T56_108" style:family="text"/>
    <style:style style:name="T56_109" style:family="text"/>
    <style:style style:name="T56_110" style:family="text"/>
    <style:style style:name="T56_111" style:family="text"/>
    <style:style style:name="T56_112" style:family="text"/>
    <style:style style:name="T56_113" style:family="text"/>
    <style:style style:name="T56_114" style:family="text"/>
    <style:style style:name="T56_115" style:family="text"/>
    <style:style style:name="T56_116" style:family="text"/>
    <style:style style:name="T56_117" style:family="text"/>
    <style:style style:name="T56_118" style:family="text"/>
    <style:style style:name="T56_119" style:family="text"/>
    <style:style style:name="T56_120" style:family="text"/>
    <style:style style:name="T56_121" style:family="text"/>
    <style:style style:name="T56_122" style:family="text"/>
    <style:style style:name="T56_123" style:family="text"/>
    <style:style style:name="T56_124" style:family="text"/>
    <style:style style:name="T56_125" style:family="text"/>
    <style:style style:name="T56_126" style:family="text"/>
    <style:style style:name="T56_127" style:family="text"/>
    <style:style style:name="T56_128" style:family="text"/>
    <style:style style:name="T56_129" style:family="text"/>
    <style:style style:name="T56_130" style:family="text"/>
    <style:style style:name="T56_131" style:family="text"/>
    <style:style style:name="T56_132" style:family="text"/>
    <style:style style:name="T56_133" style:family="text"/>
    <style:style style:name="T56_134" style:family="text"/>
    <style:style style:name="T56_135" style:family="text"/>
    <style:style style:name="T56_136" style:family="text"/>
    <style:style style:name="T56_137" style:family="text"/>
    <style:style style:name="T56_138" style:family="text"/>
    <style:style style:name="T56_139" style:family="text"/>
    <style:style style:name="T56_140" style:family="text"/>
    <style:style style:name="T56_141" style:family="text"/>
    <style:style style:name="T56_142" style:family="text"/>
    <style:style style:name="T56_143" style:family="text"/>
    <style:style style:name="T56_144" style:family="text"/>
    <style:style style:name="T56_145" style:family="text"/>
    <style:style style:name="T56_146" style:family="text"/>
    <style:style style:name="T56_147" style:family="text"/>
    <style:style style:name="T56_148" style:family="text"/>
    <style:style style:name="T56_149" style:family="text"/>
    <style:style style:name="T56_150" style:family="text"/>
    <style:style style:name="T56_151" style:family="text"/>
    <style:style style:name="T56_152" style:family="text"/>
    <style:style style:name="T56_153" style:family="text"/>
    <style:style style:name="T56_154" style:family="text"/>
    <style:style style:name="P57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57_1" style:family="text">
      <style:text-properties fo:font-size="14pt" style:font-size-asian="14pt" style:font-size-complex="14pt" fo:font-weight="bold" style:font-weight-asian="bold" style:font-weight-complex="bold"/>
    </style:style>
    <style:style style:name="T5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7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P59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59_1" style:family="text">
      <style:text-properties fo:font-size="14pt" style:font-size-asian="14pt" style:font-size-complex="14pt" fo:font-weight="bold" style:font-weight-asian="bold" style:font-weight-complex="bold"/>
    </style:style>
    <style:style style:name="T59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59_1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P61" style:family="paragraph" style:parent-style-name="Standard">
      <style:paragraph-properties fo:break-before="auto" fo:line-height="100%" style:writing-mode="lr-tb"/>
    </style:style>
    <style:style style:name="T61_1" style:family="text"/>
    <style:style style:name="T61_2" style:family="text"/>
    <style:style style:name="P62" style:family="paragraph" style:parent-style-name="Standard">
      <style:paragraph-properties fo:break-before="auto" fo:line-height="100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T62_65" style:family="text"/>
    <style:style style:name="T62_66" style:family="text"/>
    <style:style style:name="T62_67" style:family="text"/>
    <style:style style:name="T62_68" style:family="text"/>
    <style:style style:name="T62_69" style:family="text"/>
    <style:style style:name="T62_70" style:family="text"/>
    <style:style style:name="T62_71" style:family="text"/>
    <style:style style:name="T62_72" style:family="text"/>
    <style:style style:name="T62_73" style:family="text"/>
    <style:style style:name="T62_74" style:family="text"/>
    <style:style style:name="T62_75" style:family="text"/>
    <style:style style:name="T62_76" style:family="text"/>
    <style:style style:name="T62_77" style:family="text"/>
    <style:style style:name="T62_78" style:family="text"/>
    <style:style style:name="T62_79" style:family="text"/>
    <style:style style:name="T62_80" style:family="text"/>
    <style:style style:name="T62_81" style:family="text"/>
    <style:style style:name="T62_82" style:family="text"/>
    <style:style style:name="T62_83" style:family="text"/>
    <style:style style:name="T62_84" style:family="text"/>
    <style:style style:name="T62_85" style:family="text"/>
    <style:style style:name="T62_86" style:family="text"/>
    <style:style style:name="T62_87" style:family="text"/>
    <style:style style:name="T62_88" style:family="text"/>
    <style:style style:name="T62_89" style:family="text"/>
    <style:style style:name="T62_90" style:family="text"/>
    <style:style style:name="T62_91" style:family="text"/>
    <style:style style:name="T62_92" style:family="text"/>
    <style:style style:name="T62_93" style:family="text"/>
    <style:style style:name="T62_94" style:family="text"/>
    <style:style style:name="T62_95" style:family="text"/>
    <style:style style:name="T62_96" style:family="text"/>
    <style:style style:name="T62_97" style:family="text"/>
    <style:style style:name="T62_98" style:family="text"/>
    <style:style style:name="T62_99" style:family="text"/>
    <style:style style:name="T62_100" style:family="text"/>
    <style:style style:name="T62_101" style:family="text"/>
    <style:style style:name="T62_102" style:family="text"/>
    <style:style style:name="T62_103" style:family="text"/>
    <style:style style:name="T62_104" style:family="text"/>
    <style:style style:name="T62_105" style:family="text"/>
    <style:style style:name="T62_106" style:family="text"/>
    <style:style style:name="T62_107" style:family="text"/>
    <style:style style:name="T62_108" style:family="text"/>
    <style:style style:name="T62_109" style:family="text"/>
    <style:style style:name="T62_110" style:family="text"/>
    <style:style style:name="T62_111" style:family="text"/>
    <style:style style:name="T62_112" style:family="text"/>
    <style:style style:name="T62_113" style:family="text"/>
    <style:style style:name="T62_114" style:family="text"/>
    <style:style style:name="T62_115" style:family="text"/>
    <style:style style:name="T62_116" style:family="text"/>
    <style:style style:name="T62_117" style:family="text"/>
    <style:style style:name="T62_118" style:family="text"/>
    <style:style style:name="T62_119" style:family="text"/>
    <style:style style:name="T62_120" style:family="text"/>
    <style:style style:name="T62_121" style:family="text"/>
    <style:style style:name="T62_122" style:family="text"/>
    <style:style style:name="T62_123" style:family="text"/>
    <style:style style:name="T62_124" style:family="text"/>
    <style:style style:name="T62_125" style:family="text"/>
    <style:style style:name="T62_126" style:family="text"/>
    <style:style style:name="T62_127" style:family="text"/>
    <style:style style:name="T62_128" style:family="text"/>
    <style:style style:name="T62_129" style:family="text"/>
    <style:style style:name="T62_130" style:family="text"/>
    <style:style style:name="P63" style:family="paragraph" style:parent-style-name="Standard">
      <style:paragraph-properties fo:break-before="auto" fo:line-height="100%" style:writing-mode="lr-tb"/>
    </style:style>
    <style:style style:name="T63_1" style:family="text">
      <style:text-properties fo:font-size="14pt" style:font-size-asian="14pt" style:font-size-complex="14pt" fo:font-weight="bold" style:font-weight-asian="bold" style:font-weight-complex="bold"/>
    </style:style>
    <style:style style:name="T63_2" style:family="text">
      <style:text-properties fo:font-size="14pt" style:font-size-asian="14pt" style:font-size-complex="14pt"/>
    </style:style>
    <style:style style:name="T63_3" style:family="text"/>
    <style:style style:name="T63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63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64" style:family="paragraph" style:parent-style-name="Standard">
      <style:paragraph-properties fo:text-align="justify" fo:break-before="auto" fo:line-height="100%" fo:margin-top="0.106cm" fo:margin-bottom="0.106cm" fo:margin-right="0.005cm" style:writing-mode="lr-tb">
        <style:tab-stops>
          <style:tab-stop style:type="left" style:leader-style="none" style:position="15.24cm"/>
        </style:tab-stops>
      </style:paragraph-properties>
    </style:style>
    <style:style style:name="T64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64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1" style:family="table">
      <style:table-properties table:align="left" style:width="15.376cm" fo:margin-left="-0.123cm"/>
    </style:style>
    <style:style style:name="Column1" style:family="table-column">
      <style:table-column-properties style:column-width="5.375cm"/>
    </style:style>
    <style:style style:name="Column2" style:family="table-column">
      <style:table-column-properties style:column-width="10.001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5" style:family="paragraph" style:parent-style-name="Standard">
      <style:paragraph-properties fo:text-align="justify" fo:break-before="auto" fo:text-indent="0cm" fo:line-height="100%" fo:margin-top="0.106cm" fo:margin-bottom="0.106cm" fo:margin-left="0cm" fo:margin-right="0.005cm" fo:orphans="2" fo:widows="2" style:writing-mode="lr-tb">
        <style:tab-stops>
          <style:tab-stop style:type="left" style:leader-style="none" style:position="15.24cm"/>
        </style:tab-stops>
      </style:paragraph-properties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6" style:family="paragraph" style:parent-style-name="Standard">
      <style:paragraph-properties fo:text-align="justify" fo:break-before="auto" fo:text-indent="0cm" fo:line-height="100%" fo:margin-top="0.106cm" fo:margin-bottom="0.106cm" fo:margin-left="0cm" fo:margin-right="0.005cm" fo:orphans="2" fo:widows="2" style:writing-mode="lr-tb">
        <style:tab-stops>
          <style:tab-stop style:type="left" style:leader-style="none" style:position="15.24cm"/>
        </style:tab-stops>
      </style:paragraph-properties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7" style:family="paragraph" style:parent-style-name="Standard">
      <style:paragraph-properties fo:text-align="left" fo:break-before="auto" fo:text-indent="0cm" fo:line-height="100%" fo:margin-top="0.106cm" fo:margin-bottom="0.106cm" fo:margin-left="0cm" fo:margin-right="0.005cm" fo:orphans="2" fo:widows="2" style:writing-mode="lr-tb">
        <style:tab-stops>
          <style:tab-stop style:type="left" style:leader-style="none" style:position="15.24cm"/>
        </style:tab-stops>
      </style:paragraph-properties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68" style:family="paragraph" style:parent-style-name="Standard">
      <style:paragraph-properties fo:text-align="justify" fo:break-before="auto" fo:text-indent="0cm" fo:line-height="100%" fo:margin-top="0.106cm" fo:margin-bottom="0.106cm" fo:margin-left="0cm" fo:margin-right="0.005cm" fo:orphans="2" fo:widows="2" style:writing-mode="lr-tb">
        <style:tab-stops>
          <style:tab-stop style:type="left" style:leader-style="none" style:position="15.24cm"/>
        </style:tab-stops>
      </style:paragraph-properties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4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5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6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68_7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justify" fo:break-before="auto" fo:text-indent="1.27cm" fo:line-height="100%" fo:margin-top="0.106cm" fo:margin-left="3.81cm" style:writing-mode="lr-tb"/>
    </style:style>
    <style:style style:name="T69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69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70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70_1" style:family="text">
      <style:text-properties fo:font-size="14pt" style:font-size-asian="14pt" style:font-size-complex="14pt" fo:font-weight="bold" style:font-weight-asian="bold" style:font-weight-complex="bold"/>
    </style:style>
    <style:style style:name="T70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70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P72" style:family="paragraph" style:parent-style-name="Standard">
      <style:paragraph-properties fo:break-before="auto" fo:line-height="100%" style:writing-mode="lr-tb"/>
    </style:style>
    <style:style style:name="T72_1" style:family="text"/>
    <style:style style:name="T72_2" style:family="text"/>
    <style:style style:name="Table2" style:family="table">
      <style:table-properties table:align="left" style:width="15.383cm" fo:margin-left="-0.19cm"/>
    </style:style>
    <style:style style:name="Column3" style:family="table-column">
      <style:table-column-properties style:column-width="4.376cm"/>
    </style:style>
    <style:style style:name="Column4" style:family="table-column">
      <style:table-column-properties style:column-width="5.701cm"/>
    </style:style>
    <style:style style:name="Column5" style:family="table-column">
      <style:table-column-properties style:column-width="5.306cm"/>
    </style:style>
    <style:style style:name="Row3" style:family="table-row"/>
    <style:style style:name="Cell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4" style:family="table-row"/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7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8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7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8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82" style:family="paragraph" style:parent-style-name="Standard">
      <style:paragraph-properties fo:text-align="justify" fo:break-before="auto" fo:text-indent="1.27cm" fo:line-height="100%" fo:margin-top="0.106cm" fo:margin-bottom="0.106cm" fo:margin-left="1.27cm" style:writing-mode="lr-tb"/>
    </style:style>
    <style:style style:name="T82_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82_1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84_1" style:family="text">
      <style:text-properties fo:font-size="14pt" style:font-size-asian="14pt" style:font-size-complex="14pt" fo:font-weight="bold" style:font-weight-asian="bold" style:font-weight-complex="bold"/>
    </style:style>
    <style:style style:name="T84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84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85" style:family="paragraph" style:parent-style-name="Standard">
      <style:paragraph-properties fo:text-align="justify" fo:break-before="auto" fo:line-height="100%" fo:margin-top="0.106cm" fo:margin-bottom="0.106cm" fo:margin-right="0.005cm" style:writing-mode="lr-tb">
        <style:tab-stops>
          <style:tab-stop style:type="left" style:leader-style="none" style:position="15.24cm"/>
        </style:tab-stops>
      </style:paragraph-properties>
    </style:style>
    <style:style style:name="T85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5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6" style:family="paragraph" style:parent-style-name="Standard">
      <style:paragraph-properties fo:text-align="justify" fo:break-before="auto" fo:line-height="100%" fo:margin-top="0cm" fo:margin-right="0.005cm" style:writing-mode="lr-tb">
        <style:tab-stops>
          <style:tab-stop style:type="left" style:leader-style="none" style:position="-0.019cm"/>
        </style:tab-stops>
      </style:paragraph-properties>
    </style:style>
    <style:style style:name="T86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6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7" style:family="paragraph" style:parent-style-name="Standard">
      <style:paragraph-properties fo:text-align="justify" fo:break-before="auto" fo:line-height="100%" fo:margin-top="0cm" fo:margin-right="0.005cm" style:writing-mode="lr-tb">
        <style:tab-stops>
          <style:tab-stop style:type="left" style:leader-style="none" style:position="-0.019cm"/>
        </style:tab-stops>
      </style:paragraph-properties>
    </style:style>
    <style:style style:name="T8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7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8" style:family="paragraph" style:parent-style-name="Standard">
      <style:paragraph-properties fo:text-align="justify" fo:break-before="auto" fo:line-height="100%" fo:margin-top="0cm" fo:margin-right="0.005cm" style:writing-mode="lr-tb">
        <style:tab-stops>
          <style:tab-stop style:type="left" style:leader-style="none" style:position="-0.019cm"/>
        </style:tab-stops>
      </style:paragraph-properties>
    </style:style>
    <style:style style:name="T8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8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9" style:family="paragraph" style:parent-style-name="Standard">
      <style:paragraph-properties fo:text-align="justify" fo:break-before="auto" fo:line-height="100%" fo:margin-top="0.106cm" fo:margin-right="0.005cm" style:writing-mode="lr-tb">
        <style:tab-stops>
          <style:tab-stop style:type="left" style:leader-style="none" style:position="15.24cm"/>
        </style:tab-stops>
      </style:paragraph-properties>
    </style:style>
    <style:style style:name="T89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9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0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9_1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0" style:family="paragraph" style:parent-style-name="Standard">
      <style:paragraph-properties fo:text-align="justify" fo:break-before="auto" fo:line-height="100%" fo:margin-top="0.106cm" fo:margin-bottom="0.106cm" fo:margin-right="0.005cm" style:writing-mode="lr-tb">
        <style:tab-stops>
          <style:tab-stop style:type="left" style:leader-style="none" style:position="15.24cm"/>
        </style:tab-stops>
      </style:paragraph-properties>
    </style:style>
    <style:style style:name="T90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6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7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8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90_9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91" style:family="paragraph" style:parent-style-name="Standard">
      <style:paragraph-properties fo:break-before="auto" fo:line-height="100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/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T91_38" style:family="text"/>
    <style:style style:name="T91_39" style:family="text"/>
    <style:style style:name="T91_40" style:family="text"/>
    <style:style style:name="T91_41" style:family="text"/>
    <style:style style:name="T91_42" style:family="text"/>
    <style:style style:name="T91_43" style:family="text"/>
    <style:style style:name="T91_44" style:family="text"/>
    <style:style style:name="T91_45" style:family="text"/>
    <style:style style:name="T91_46" style:family="text"/>
    <style:style style:name="T91_47" style:family="text"/>
    <style:style style:name="T91_48" style:family="text"/>
    <style:style style:name="T91_49" style:family="text"/>
    <style:style style:name="T91_50" style:family="text"/>
    <style:style style:name="T91_51" style:family="text"/>
    <style:style style:name="T91_52" style:family="text"/>
    <style:style style:name="T91_53" style:family="text"/>
    <style:style style:name="T91_54" style:family="text"/>
    <style:style style:name="T91_55" style:family="text"/>
    <style:style style:name="T91_56" style:family="text"/>
    <style:style style:name="T91_57" style:family="text"/>
    <style:style style:name="T91_58" style:family="text"/>
    <style:style style:name="T91_59" style:family="text"/>
    <style:style style:name="T91_60" style:family="text"/>
    <style:style style:name="T91_61" style:family="text"/>
    <style:style style:name="T91_62" style:family="text"/>
    <style:style style:name="T91_63" style:family="text"/>
    <style:style style:name="T91_64" style:family="text"/>
    <style:style style:name="T91_65" style:family="text"/>
    <style:style style:name="T91_66" style:family="text"/>
    <style:style style:name="T91_67" style:family="text"/>
    <style:style style:name="T91_68" style:family="text"/>
    <style:style style:name="T91_69" style:family="text"/>
    <style:style style:name="T91_70" style:family="text"/>
    <style:style style:name="T91_71" style:family="text"/>
    <style:style style:name="T91_72" style:family="text"/>
    <style:style style:name="T91_73" style:family="text"/>
    <style:style style:name="T91_74" style:family="text"/>
    <style:style style:name="T91_75" style:family="text"/>
    <style:style style:name="T91_76" style:family="text"/>
    <style:style style:name="T91_77" style:family="text"/>
    <style:style style:name="T91_78" style:family="text"/>
    <style:style style:name="T91_79" style:family="text"/>
    <style:style style:name="T91_80" style:family="text"/>
    <style:style style:name="T91_81" style:family="text"/>
    <style:style style:name="T91_82" style:family="text"/>
    <style:style style:name="T91_83" style:family="text"/>
    <style:style style:name="T91_84" style:family="text"/>
    <style:style style:name="T91_85" style:family="text"/>
    <style:style style:name="T91_86" style:family="text"/>
    <style:style style:name="T91_87" style:family="text"/>
    <style:style style:name="T91_88" style:family="text"/>
    <style:style style:name="T91_89" style:family="text"/>
    <style:style style:name="T91_90" style:family="text"/>
    <style:style style:name="T91_91" style:family="text"/>
    <style:style style:name="T91_92" style:family="text"/>
    <style:style style:name="T91_93" style:family="text"/>
    <style:style style:name="T91_94" style:family="text"/>
    <style:style style:name="T91_95" style:family="text"/>
    <style:style style:name="T91_96" style:family="text"/>
    <style:style style:name="T91_97" style:family="text"/>
    <style:style style:name="T91_98" style:family="text"/>
    <style:style style:name="T91_99" style:family="text"/>
    <style:style style:name="T91_100" style:family="text"/>
    <style:style style:name="T91_101" style:family="text"/>
    <style:style style:name="T91_102" style:family="text"/>
    <style:style style:name="T91_103" style:family="text"/>
    <style:style style:name="T91_104" style:family="text"/>
    <style:style style:name="T91_105" style:family="text"/>
    <style:style style:name="T91_106" style:family="text"/>
    <style:style style:name="T91_107" style:family="text"/>
    <style:style style:name="T91_108" style:family="text"/>
    <style:style style:name="T91_109" style:family="text"/>
    <style:style style:name="T91_110" style:family="text"/>
    <style:style style:name="T91_111" style:family="text"/>
    <style:style style:name="T91_112" style:family="text"/>
    <style:style style:name="T91_113" style:family="text"/>
    <style:style style:name="T91_114" style:family="text"/>
    <style:style style:name="T91_115" style:family="text"/>
    <style:style style:name="T91_116" style:family="text"/>
    <style:style style:name="P92" style:family="paragraph" style:parent-style-name="Standard">
      <style:paragraph-properties fo:break-before="auto" fo:line-height="100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P93" style:family="paragraph" style:parent-style-name="Standard">
      <style:paragraph-properties fo:text-align="justify" fo:break-before="auto" fo:line-height="100%" fo:margin-top="0.423cm" fo:margin-bottom="0.212cm" fo:keep-with-next="always" style:writing-mode="lr-tb"/>
    </style:style>
    <style:style style:name="T93_1" style:family="text">
      <style:text-properties fo:font-size="16pt" style:font-size-asian="16pt" style:font-size-complex="16pt" fo:font-weight="bold" style:font-weight-asian="bold" style:font-weight-complex="bold"/>
    </style:style>
    <style:style style:name="T93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8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9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10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1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93_1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P95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95_1" style:family="text">
      <style:text-properties fo:font-size="14pt" style:font-size-asian="14pt" style:font-size-complex="14pt" fo:font-weight="bold" style:font-weight-asian="bold" style:font-weight-complex="bold"/>
    </style:style>
    <style:style style:name="T95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1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2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2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5_2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6" style:family="paragraph" style:parent-style-name="Standard">
      <style:paragraph-properties fo:break-before="auto" fo:line-height="100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P97" style:family="paragraph" style:parent-style-name="Standard">
      <style:paragraph-properties fo:text-align="justify" fo:break-before="auto" fo:text-indent="0cm" fo:line-height="100%" fo:margin-top="0.212cm" fo:margin-bottom="0.212cm" fo:margin-left="0cm" fo:keep-with-next="always" style:writing-mode="lr-tb"/>
    </style:style>
    <style:style style:name="T97_1" style:family="text">
      <style:text-properties fo:font-size="14pt" style:font-size-asian="14pt" style:font-size-complex="14pt" fo:font-weight="bold" style:font-weight-asian="bold" style:font-weight-complex="bold"/>
    </style:style>
    <style:style style:name="T97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4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5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6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7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8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9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97_10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98" style:family="paragraph" style:parent-style-name="Standard">
      <style:paragraph-properties fo:break-before="auto" fo:line-height="100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P9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00" style:family="paragraph" style:parent-style-name="Standard">
      <style:paragraph-properties fo:break-before="auto" fo:line-height="100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P101" style:family="paragraph" style:parent-style-name="Standard">
      <style:paragraph-properties fo:break-before="auto" fo:line-height="100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00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text-indent="0cm" fo:line-height="100%" fo:margin-left="1.27cm" style:writing-mode="lr-tb"/>
    </style:style>
    <style:style style:name="T103_1" style:family="text"/>
    <style:style style:name="T103_2" style:family="text"/>
    <style:style style:name="P104" style:family="paragraph" style:parent-style-name="Standard">
      <style:paragraph-properties fo:break-before="auto" fo:text-indent="0cm" fo:line-height="100%" fo:margin-left="2.54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T104_59" style:family="text"/>
    <style:style style:name="T104_60" style:family="text"/>
    <style:style style:name="T104_61" style:family="text"/>
    <style:style style:name="T104_62" style:family="text"/>
    <style:style style:name="T104_63" style:family="text"/>
    <style:style style:name="T104_64" style:family="text"/>
    <style:style style:name="T104_65" style:family="text"/>
    <style:style style:name="T104_66" style:family="text"/>
    <style:style style:name="T104_67" style:family="text"/>
    <style:style style:name="T104_68" style:family="text"/>
    <style:style style:name="T104_69" style:family="text"/>
    <style:style style:name="T104_70" style:family="text"/>
    <style:style style:name="T104_71" style:family="text"/>
    <style:style style:name="T104_72" style:family="text"/>
    <style:style style:name="T104_73" style:family="text"/>
    <style:style style:name="T104_74" style:family="text"/>
    <style:style style:name="T104_75" style:family="text"/>
    <style:style style:name="T104_76" style:family="text"/>
    <style:style style:name="T104_77" style:family="text"/>
    <style:style style:name="T104_78" style:family="text"/>
    <style:style style:name="T104_79" style:family="text"/>
    <style:style style:name="T104_80" style:family="text"/>
    <style:style style:name="T104_81" style:family="text"/>
    <style:style style:name="T104_82" style:family="text"/>
    <style:style style:name="T104_83" style:family="text"/>
    <style:style style:name="T104_84" style:family="text"/>
    <style:style style:name="T104_85" style:family="text"/>
    <style:style style:name="T104_86" style:family="text"/>
    <style:style style:name="T104_87" style:family="text"/>
    <style:style style:name="T104_88" style:family="text"/>
    <style:style style:name="T104_89" style:family="text"/>
    <style:style style:name="T104_90" style:family="text"/>
    <style:style style:name="T104_91" style:family="text"/>
    <style:style style:name="T104_92" style:family="text"/>
    <style:style style:name="T104_93" style:family="text"/>
    <style:style style:name="T104_94" style:family="text"/>
    <style:style style:name="T104_95" style:family="text"/>
    <style:style style:name="T104_96" style:family="text"/>
    <style:style style:name="T104_97" style:family="text"/>
    <style:style style:name="T104_98" style:family="text"/>
    <style:style style:name="T104_99" style:family="text"/>
    <style:style style:name="T104_100" style:family="text"/>
    <style:style style:name="T104_101" style:family="text"/>
    <style:style style:name="T104_102" style:family="text"/>
    <style:style style:name="T104_103" style:family="text"/>
    <style:style style:name="T104_104" style:family="text"/>
    <style:style style:name="T104_105" style:family="text"/>
    <style:style style:name="T104_106" style:family="text"/>
    <style:style style:name="T104_107" style:family="text"/>
    <style:style style:name="T104_108" style:family="text"/>
    <style:style style:name="T104_109" style:family="text"/>
    <style:style style:name="T104_110" style:family="text"/>
    <style:style style:name="T104_111" style:family="text"/>
    <style:style style:name="T104_112" style:family="text"/>
    <style:style style:name="T104_113" style:family="text"/>
    <style:style style:name="T104_114" style:family="text"/>
    <style:style style:name="T104_115" style:family="text"/>
    <style:style style:name="T104_116" style:family="text"/>
    <style:style style:name="T104_117" style:family="text"/>
    <style:style style:name="T104_118" style:family="text"/>
    <style:style style:name="T104_119" style:family="text"/>
    <style:style style:name="T104_120" style:family="text"/>
    <style:style style:name="T104_121" style:family="text"/>
    <style:style style:name="T104_122" style:family="text"/>
    <style:style style:name="T104_123" style:family="text"/>
    <style:style style:name="T104_124" style:family="text"/>
    <style:style style:name="T104_125" style:family="text"/>
    <style:style style:name="T104_126" style:family="text"/>
    <style:style style:name="T104_127" style:family="text"/>
    <style:style style:name="T104_128" style:family="text"/>
    <style:style style:name="T104_129" style:family="text"/>
    <style:style style:name="T104_130" style:family="text"/>
    <style:style style:name="T104_131" style:family="text"/>
    <style:style style:name="T104_132" style:family="text"/>
    <style:style style:name="T104_133" style:family="text"/>
    <style:style style:name="T104_134" style:family="text"/>
    <style:style style:name="T104_135" style:family="text"/>
    <style:style style:name="T104_136" style:family="text"/>
    <style:style style:name="T104_137" style:family="text"/>
    <style:style style:name="T104_138" style:family="text"/>
    <style:style style:name="T104_139" style:family="text"/>
    <style:style style:name="T104_140" style:family="text"/>
    <style:style style:name="T104_141" style:family="text"/>
    <style:style style:name="T104_142" style:family="text"/>
    <style:style style:name="T104_143" style:family="text"/>
    <style:style style:name="T104_144" style:family="text"/>
    <style:style style:name="T104_145" style:family="text"/>
    <style:style style:name="T104_146" style:family="text"/>
    <style:style style:name="T104_147" style:family="text"/>
    <style:style style:name="T104_148" style:family="text"/>
    <style:style style:name="T104_149" style:family="text"/>
    <style:style style:name="T104_150" style:family="text"/>
    <style:style style:name="T104_151" style:family="text"/>
    <style:style style:name="T104_152" style:family="text"/>
    <style:style style:name="T104_153" style:family="text"/>
    <style:style style:name="T104_154" style:family="text"/>
    <style:style style:name="T104_155" style:family="text"/>
    <style:style style:name="T104_156" style:family="text"/>
    <style:style style:name="T104_157" style:family="text"/>
    <style:style style:name="T104_158" style:family="text"/>
    <style:style style:name="T104_159" style:family="text"/>
    <style:style style:name="T104_160" style:family="text"/>
    <style:style style:name="T104_161" style:family="text"/>
    <style:style style:name="T104_162" style:family="text"/>
    <style:style style:name="T104_163" style:family="text"/>
    <style:style style:name="T104_164" style:family="text"/>
    <style:style style:name="T104_165" style:family="text"/>
    <style:style style:name="T104_166" style:family="text"/>
    <style:style style:name="T104_167" style:family="text"/>
    <style:style style:name="T104_168" style:family="text"/>
    <style:style style:name="T104_169" style:family="text"/>
    <style:style style:name="T104_170" style:family="text"/>
    <style:style style:name="T104_171" style:family="text"/>
    <style:style style:name="T104_172" style:family="text"/>
    <style:style style:name="T104_173" style:family="text"/>
    <style:style style:name="T104_174" style:family="text"/>
    <style:style style:name="T104_175" style:family="text"/>
    <style:style style:name="T104_176" style:family="text"/>
    <style:style style:name="T104_177" style:family="text"/>
    <style:style style:name="T104_178" style:family="text"/>
    <style:style style:name="T104_179" style:family="text"/>
    <style:style style:name="T104_180" style:family="text"/>
    <style:style style:name="P105" style:family="paragraph" style:parent-style-name="Standard">
      <style:paragraph-properties fo:break-before="auto" fo:line-height="100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able3" style:family="table">
      <style:table-properties table:align="left" style:width="12.252cm" fo:margin-left="2.612cm"/>
    </style:style>
    <style:style style:name="Column6" style:family="table-column">
      <style:table-column-properties style:column-width="2.251cm"/>
    </style:style>
    <style:style style:name="Column7" style:family="table-column">
      <style:table-column-properties style:column-width="5.389cm"/>
    </style:style>
    <style:style style:name="Column8" style:family="table-column">
      <style:table-column-properties style:column-width="2.251cm"/>
    </style:style>
    <style:style style:name="Column9" style:family="table-column">
      <style:table-column-properties style:column-width="2.362cm"/>
    </style:style>
    <style:style style:name="Row6" style:family="table-row"/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7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0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7" style:family="table-row"/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1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1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5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19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3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3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7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2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2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1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1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5" style:family="paragraph" style:parent-style-name="Standard">
      <style:paragraph-properties fo:text-align="left" fo:break-before="auto" fo:text-indent="0cm" fo:line-height="100%" fo:margin-top="0.106cm" fo:margin-bottom="0.106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3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1.27cm" fo:line-height="100%" fo:margin-top="0.106cm" fo:margin-bottom="0.106cm" fo:margin-left="1.27cm" style:writing-mode="lr-tb"/>
    </style:style>
    <style:style style:name="T138_1" style:family="text">
      <style:text-properties fo:font-style="italic" style:font-style-asian="italic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1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2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3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4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5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6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7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8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19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T138_20" style:family="text">
      <style:text-properties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P139" style:family="paragraph" style:parent-style-name="Standard">
      <style:paragraph-properties fo:break-before="auto" fo:line-height="100%" style:writing-mode="lr-tb"/>
    </style:style>
    <style:style style:name="P140" style:family="paragraph" style:parent-style-name="Standard">
      <style:paragraph-properties fo:text-align="justify" fo:break-before="auto" fo:line-height="100%" fo:margin-top="0.423cm" fo:margin-bottom="0.212cm" fo:keep-with-next="always" style:writing-mode="lr-tb"/>
    </style:style>
    <style:style style:name="T140_1" style:family="text">
      <style:text-properties fo:font-size="16pt" style:font-size-asian="16pt" style:font-size-complex="16pt" fo:font-weight="bold" style:font-weight-asian="bold" style:font-weight-complex="bold"/>
    </style:style>
    <style:style style:name="T140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8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9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10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0_11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00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T141_75" style:family="text"/>
    <style:style style:name="T141_76" style:family="text"/>
    <style:style style:name="T141_77" style:family="text"/>
    <style:style style:name="T141_78" style:family="text"/>
    <style:style style:name="T141_79" style:family="text"/>
    <style:style style:name="T141_80" style:family="text"/>
    <style:style style:name="T141_81" style:family="text"/>
    <style:style style:name="T141_82" style:family="text"/>
    <style:style style:name="T141_83" style:family="text"/>
    <style:style style:name="T141_84" style:family="text"/>
    <style:style style:name="T141_85" style:family="text"/>
    <style:style style:name="T141_86" style:family="text"/>
    <style:style style:name="T141_87" style:family="text"/>
    <style:style style:name="T141_88" style:family="text"/>
    <style:style style:name="T141_89" style:family="text"/>
    <style:style style:name="T141_90" style:family="text"/>
    <style:style style:name="T141_91" style:family="text"/>
    <style:style style:name="T141_92" style:family="text"/>
    <style:style style:name="T141_93" style:family="text"/>
    <style:style style:name="T141_94" style:family="text"/>
    <style:style style:name="T141_95" style:family="text"/>
    <style:style style:name="T141_96" style:family="text"/>
    <style:style style:name="T141_97" style:family="text"/>
    <style:style style:name="T141_98" style:family="text"/>
    <style:style style:name="T141_99" style:family="text"/>
    <style:style style:name="T141_100" style:family="text"/>
    <style:style style:name="T141_101" style:family="text"/>
    <style:style style:name="T141_102" style:family="text"/>
    <style:style style:name="T141_103" style:family="text"/>
    <style:style style:name="T141_104" style:family="text"/>
    <style:style style:name="T141_105" style:family="text"/>
    <style:style style:name="T141_106" style:family="text"/>
    <style:style style:name="T141_107" style:family="text"/>
    <style:style style:name="T141_108" style:family="text"/>
    <style:style style:name="T141_109" style:family="text"/>
    <style:style style:name="T141_110" style:family="text"/>
    <style:style style:name="T141_111" style:family="text"/>
    <style:style style:name="T141_112" style:family="text"/>
    <style:style style:name="T141_113" style:family="text"/>
    <style:style style:name="T141_114" style:family="text"/>
    <style:style style:name="T141_115" style:family="text"/>
    <style:style style:name="T141_116" style:family="text"/>
    <style:style style:name="T141_117" style:family="text"/>
    <style:style style:name="T141_118" style:family="text"/>
    <style:style style:name="T141_119" style:family="text"/>
    <style:style style:name="T141_120" style:family="text"/>
    <style:style style:name="T141_121" style:family="text"/>
    <style:style style:name="T141_122" style:family="text"/>
    <style:style style:name="T141_123" style:family="text"/>
    <style:style style:name="T141_124" style:family="text"/>
    <style:style style:name="T141_125" style:family="text"/>
    <style:style style:name="T141_126" style:family="text"/>
    <style:style style:name="T141_127" style:family="text"/>
    <style:style style:name="T141_128" style:family="text"/>
    <style:style style:name="T141_129" style:family="text"/>
    <style:style style:name="T141_130" style:family="text"/>
    <style:style style:name="T141_131" style:family="text"/>
    <style:style style:name="T141_132" style:family="text"/>
    <style:style style:name="T141_133" style:family="text"/>
    <style:style style:name="T141_134" style:family="text"/>
    <style:style style:name="T141_135" style:family="text"/>
    <style:style style:name="T141_136" style:family="text"/>
    <style:style style:name="T141_137" style:family="text"/>
    <style:style style:name="T141_138" style:family="text"/>
    <style:style style:name="T141_139" style:family="text"/>
    <style:style style:name="T141_140" style:family="text"/>
    <style:style style:name="T141_141" style:family="text"/>
    <style:style style:name="T141_142" style:family="text"/>
    <style:style style:name="T141_143" style:family="text"/>
    <style:style style:name="T141_144" style:family="text"/>
    <style:style style:name="T141_145" style:family="text"/>
    <style:style style:name="T141_146" style:family="text"/>
    <style:style style:name="T141_147" style:family="text"/>
    <style:style style:name="T141_148" style:family="text"/>
    <style:style style:name="P142" style:family="paragraph" style:parent-style-name="Standard">
      <style:paragraph-properties fo:text-align="justify" fo:break-before="auto" fo:line-height="100%" fo:margin-top="0.423cm" fo:margin-bottom="0.212cm" fo:keep-with-next="always" style:writing-mode="lr-tb">
        <style:tab-stops>
          <style:tab-stop style:type="left" style:leader-style="none" style:position="0.751cm"/>
        </style:tab-stops>
      </style:paragraph-properties>
    </style:style>
    <style:style style:name="T142_1" style:family="text">
      <style:text-properties fo:font-size="14pt" style:font-size-asian="14pt" style:font-size-complex="14pt" fo:font-weight="bold" style:font-weight-asian="bold" style:font-weight-complex="bold"/>
    </style:style>
    <style:style style:name="T142_2" style:family="text"/>
    <style:style style:name="T142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2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2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2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2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42_8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143" style:family="paragraph" style:parent-style-name="Standard">
      <style:paragraph-properties fo:break-before="auto" fo:line-height="100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P144" style:family="paragraph" style:parent-style-name="Standard">
      <style:paragraph-properties fo:break-before="auto" fo:line-height="100%" style:writing-mode="lr-tb"/>
    </style:style>
    <style:style style:name="T144_1" style:family="text"/>
    <style:style style:name="T144_2" style:family="text"/>
    <style:style style:name="Table4" style:family="table">
      <style:table-properties table:align="left" style:width="15.192cm" fo:margin-left="0cm"/>
    </style:style>
    <style:style style:name="Column10" style:family="table-column">
      <style:table-column-properties style:column-width="1.676cm"/>
    </style:style>
    <style:style style:name="Column11" style:family="table-column">
      <style:table-column-properties style:column-width="9.585cm"/>
    </style:style>
    <style:style style:name="Column12" style:family="table-column">
      <style:table-column-properties style:column-width="3.932cm"/>
    </style:style>
    <style:style style:name="Row14" style:family="table-row"/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5" style:family="table-row"/>
    <style:style style:name="Cell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4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3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4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5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49_6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/>
    </style:style>
    <style:style style:name="P15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break-before="auto" fo:text-indent="1.27cm" fo:line-height="100%" fo:margin-left="2.54cm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10pt" style:font-size-asian="10pt" style:font-size-complex="10pt" fo:font-weight="bold" style:font-weight-asian="bold" style:font-weight-complex="bold"/>
    </style:style>
    <style:style style:name="T151_3" style:family="text">
      <style:text-properties fo:font-size="10pt" style:font-size-asian="10pt" style:font-size-complex="10pt" fo:font-weight="bold" style:font-weight-asian="bold" style:font-weight-complex="bold"/>
    </style:style>
    <style:style style:name="T151_4" style:family="text">
      <style:text-properties fo:font-size="10pt" style:font-size-asian="10pt" style:font-size-complex="10pt" fo:font-weight="bold" style:font-weight-asian="bold" style:font-weight-complex="bold"/>
    </style:style>
    <style:style style:name="T151_5" style:family="text">
      <style:text-properties fo:font-size="10pt" style:font-size-asian="10pt" style:font-size-complex="10pt" fo:font-weight="bold" style:font-weight-asian="bold" style:font-weight-complex="bold"/>
    </style:style>
    <style:style style:name="P152" style:family="paragraph" style:parent-style-name="Standard">
      <style:paragraph-properties fo:text-align="justify" fo:break-before="auto" fo:line-height="100%" fo:margin-top="0.423cm" fo:margin-bottom="0.212cm" fo:keep-with-next="always" style:writing-mode="lr-tb">
        <style:tab-stops>
          <style:tab-stop style:type="left" style:leader-style="none" style:position="0.751cm"/>
        </style:tab-stops>
      </style:paragraph-properties>
    </style:style>
    <style:style style:name="T152_1" style:family="text">
      <style:text-properties fo:font-size="16pt" style:font-size-asian="16pt" style:font-size-complex="16pt" fo:font-weight="bold" style:font-weight-asian="bold" style:font-weight-complex="bold"/>
    </style:style>
    <style:style style:name="T152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52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52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52_5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52_6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152_7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153" style:family="paragraph" style:parent-style-name="Standard">
      <style:paragraph-properties fo:text-align="justify" fo:break-before="auto" fo:text-indent="0cm" fo:line-height="100%" fo:margin-top="0.106cm" fo:margin-left="0cm" style:writing-mode="lr-tb"/>
    </style:style>
    <style:style style:name="T153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1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2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3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4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8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59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0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153_6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154" style:family="paragraph" style:parent-style-name="Standard">
      <style:paragraph-properties fo:text-align="justify" fo:break-before="auto" fo:text-indent="0cm" fo:line-height="100%" fo:margin-top="0.106cm" fo:margin-bottom="0.106cm" fo:margin-left="0cm" style:writing-mode="lr-tb"/>
    </style:style>
    <style:style style:name="P155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15.002cm" fo:margin-left="0cm"/>
    </style:style>
    <style:style style:name="Column13" style:family="table-column">
      <style:table-column-properties style:column-width="5.502cm"/>
    </style:style>
    <style:style style:name="Column14" style:family="table-column">
      <style:table-column-properties style:column-width="9.5cm"/>
    </style:style>
    <style:style style:name="Row16" style:family="table-row"/>
    <style:style style:name="Cell5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56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5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57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17" style:family="table-row"/>
    <style:style style:name="Cell5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5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5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break-before="auto" fo:text-indent="1.27cm" fo:line-height="100%" fo:margin-left="1.27cm" style:writing-mode="lr-tb"/>
    </style:style>
    <style:style style:name="T160_1" style:family="text">
      <style:text-properties fo:font-size="10pt" style:font-size-asian="10pt" style:font-size-complex="10pt" fo:font-weight="bold" style:font-weight-asian="bold" style:font-weight-complex="bold"/>
    </style:style>
    <style:style style:name="T160_2" style:family="text">
      <style:text-properties fo:font-size="10pt" style:font-size-asian="10pt" style:font-size-complex="10pt" fo:font-weight="bold" style:font-weight-asian="bold" style:font-weight-complex="bold"/>
    </style:style>
    <style:style style:name="T160_3" style:family="text">
      <style:text-properties fo:font-size="10pt" style:font-size-asian="10pt" style:font-size-complex="10pt" fo:font-weight="bold" style:font-weight-asian="bold" style:font-weight-complex="bold"/>
    </style:style>
    <style:style style:name="T160_4" style:family="text">
      <style:text-properties fo:font-size="10pt" style:font-size-asian="10pt" style:font-size-complex="10pt" fo:font-weight="bold" style:font-weight-asian="bold" style:font-weight-complex="bold"/>
    </style:style>
    <style:style style:name="T160_5" style:family="text">
      <style:text-properties fo:font-size="10pt" style:font-size-asian="10pt" style:font-size-complex="10pt" fo:font-weight="bold" style:font-weight-asian="bold" style:font-weight-complex="bold"/>
    </style:style>
    <style:style style:name="T160_6" style:family="text">
      <style:text-properties fo:font-size="10pt" style:font-size-asian="10pt" style:font-size-complex="10pt" fo:font-weight="bold" style:font-weight-asian="bold" style:font-weight-complex="bold"/>
    </style:style>
    <style:style style:name="T160_7" style:family="text">
      <style:text-properties fo:font-size="10pt" style:font-size-asian="10pt" style:font-size-complex="10pt" fo:font-weight="bold" style:font-weight-asian="bold" style:font-weight-complex="bold"/>
    </style:style>
    <style:style style:name="T160_8" style:family="text">
      <style:text-properties fo:font-size="10pt" style:font-size-asian="10pt" style:font-size-complex="10pt" fo:font-weight="bold" style:font-weight-asian="bold" style:font-weight-complex="bold"/>
    </style:style>
    <style:style style:name="T160_9" style:family="text">
      <style:text-properties fo:font-size="10pt" style:font-size-asian="10pt" style:font-size-complex="10pt" fo:font-weight="bold" style:font-weight-asian="bold" style:font-weight-complex="bold"/>
    </style:style>
    <style:style style:name="T160_10" style:family="text">
      <style:text-properties fo:font-size="10pt" style:font-size-asian="10pt" style:font-size-complex="10pt" fo:font-weight="bold" style:font-weight-asian="bold" style:font-weight-complex="bold"/>
    </style:style>
    <style:style style:name="T160_11" style:family="text">
      <style:text-properties fo:font-size="10pt" style:font-size-asian="10pt" style:font-size-complex="10pt" fo:font-weight="bold" style:font-weight-asian="bold" style:font-weight-complex="bold"/>
    </style:style>
    <style:style style:name="T160_12" style:family="text">
      <style:text-properties fo:font-size="10pt" style:font-size-asian="10pt" style:font-size-complex="10pt" fo:font-weight="bold" style:font-weight-asian="bold" style:font-weight-complex="bold"/>
    </style:style>
    <style:style style:name="T160_13" style:family="text">
      <style:text-properties fo:font-size="10pt" style:font-size-asian="10pt" style:font-size-complex="10pt" fo:font-weight="bold" style:font-weight-asian="bold" style:font-weight-complex="bold"/>
    </style:style>
    <style:style style:name="P161" style:family="paragraph" style:parent-style-name="Standard">
      <style:paragraph-properties fo:text-align="justify" fo:break-before="auto" fo:text-indent="0cm" fo:line-height="100%" fo:margin-top="0.106cm" fo:margin-bottom="0.106cm" fo:margin-left="0cm" style:writing-mode="lr-tb"/>
    </style:style>
    <style:style style:name="Table6" style:family="table">
      <style:table-properties table:align="left" style:width="15.002cm" fo:margin-left="0cm"/>
    </style:style>
    <style:style style:name="Column15" style:family="table-column">
      <style:table-column-properties style:column-width="5.502cm"/>
    </style:style>
    <style:style style:name="Column16" style:family="table-column">
      <style:table-column-properties style:column-width="9.5cm"/>
    </style:style>
    <style:style style:name="Row18" style:family="table-row"/>
    <style:style style:name="Cell5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2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57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3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19" style:family="table-row"/>
    <style:style style:name="Cell58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4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text-indent="1.27cm" fo:line-height="100%" fo:margin-left="1.27cm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10pt" style:font-size-asian="10pt" style:font-size-complex="10pt" fo:font-weight="bold" style:font-weight-asian="bold" style:font-weight-complex="bold"/>
    </style:style>
    <style:style style:name="T166_3" style:family="text">
      <style:text-properties fo:font-size="10pt" style:font-size-asian="10pt" style:font-size-complex="10pt" fo:font-weight="bold" style:font-weight-asian="bold" style:font-weight-complex="bold"/>
    </style:style>
    <style:style style:name="T166_4" style:family="text">
      <style:text-properties fo:font-size="10pt" style:font-size-asian="10pt" style:font-size-complex="10pt" fo:font-weight="bold" style:font-weight-asian="bold" style:font-weight-complex="bold"/>
    </style:style>
    <style:style style:name="T166_5" style:family="text">
      <style:text-properties fo:font-size="10pt" style:font-size-asian="10pt" style:font-size-complex="10pt" fo:font-weight="bold" style:font-weight-asian="bold" style:font-weight-complex="bold"/>
    </style:style>
    <style:style style:name="T166_6" style:family="text">
      <style:text-properties fo:font-size="10pt" style:font-size-asian="10pt" style:font-size-complex="10pt" fo:font-weight="bold" style:font-weight-asian="bold" style:font-weight-complex="bold"/>
    </style:style>
    <style:style style:name="T166_7" style:family="text">
      <style:text-properties fo:font-size="10pt" style:font-size-asian="10pt" style:font-size-complex="10pt" fo:font-weight="bold" style:font-weight-asian="bold" style:font-weight-complex="bold"/>
    </style:style>
    <style:style style:name="T166_8" style:family="text">
      <style:text-properties fo:font-size="10pt" style:font-size-asian="10pt" style:font-size-complex="10pt" fo:font-weight="bold" style:font-weight-asian="bold" style:font-weight-complex="bold"/>
    </style:style>
    <style:style style:name="T166_9" style:family="text">
      <style:text-properties fo:font-size="10pt" style:font-size-asian="10pt" style:font-size-complex="10pt" fo:font-weight="bold" style:font-weight-asian="bold" style:font-weight-complex="bold"/>
    </style:style>
    <style:style style:name="T166_10" style:family="text">
      <style:text-properties fo:font-size="10pt" style:font-size-asian="10pt" style:font-size-complex="10pt" fo:font-weight="bold" style:font-weight-asian="bold" style:font-weight-complex="bold"/>
    </style:style>
    <style:style style:name="T166_11" style:family="text">
      <style:text-properties fo:font-size="10pt" style:font-size-asian="10pt" style:font-size-complex="10pt" fo:font-weight="bold" style:font-weight-asian="bold" style:font-weight-complex="bold"/>
    </style:style>
    <style:style style:name="T166_12" style:family="text">
      <style:text-properties fo:font-size="10pt" style:font-size-asian="10pt" style:font-size-complex="10pt" fo:font-weight="bold" style:font-weight-asian="bold" style:font-weight-complex="bold"/>
    </style:style>
    <style:style style:name="T166_13" style:family="text">
      <style:text-properties fo:font-size="10pt" style:font-size-asian="10pt" style:font-size-complex="10pt" fo:font-weight="bold" style:font-weight-asian="bold" style:font-weight-complex="bold"/>
    </style:style>
    <style:style style:name="T166_14" style:family="text">
      <style:text-properties fo:font-size="10pt" style:font-size-asian="10pt" style:font-size-complex="10pt" fo:font-weight="bold" style:font-weight-asian="bold" style:font-weight-complex="bold"/>
    </style:style>
    <style:style style:name="T166_15" style:family="text">
      <style:text-properties fo:font-size="10pt" style:font-size-asian="10pt" style:font-size-complex="10pt" fo:font-weight="bold" style:font-weight-asian="bold" style:font-weight-complex="bold"/>
    </style:style>
    <style:style style:name="T166_16" style:family="text">
      <style:text-properties fo:font-size="10pt" style:font-size-asian="10pt" style:font-size-complex="10pt" fo:font-weight="bold" style:font-weight-asian="bold" style:font-weight-complex="bold"/>
    </style:style>
    <style:style style:name="T166_17" style:family="text">
      <style:text-properties fo:font-size="10pt" style:font-size-asian="10pt" style:font-size-complex="10pt" fo:font-weight="bold" style:font-weight-asian="bold" style:font-weight-complex="bold"/>
    </style:style>
    <style:style style:name="P167" style:family="paragraph" style:parent-style-name="Standard">
      <style:paragraph-properties fo:text-align="justify" fo:break-before="auto" fo:line-height="100%" fo:margin-top="0.423cm" fo:margin-bottom="0.212cm" fo:keep-with-next="always" style:writing-mode="lr-tb">
        <style:tab-stops>
          <style:tab-stop style:type="left" style:leader-style="none" style:position="0.751cm"/>
        </style:tab-stops>
      </style:paragraph-properties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able7" style:family="table">
      <style:table-properties table:align="left" style:width="15.002cm" fo:margin-left="0cm"/>
    </style:style>
    <style:style style:name="Column17" style:family="table-column">
      <style:table-column-properties style:column-width="5.502cm"/>
    </style:style>
    <style:style style:name="Column18" style:family="table-column">
      <style:table-column-properties style:column-width="9.5cm"/>
    </style:style>
    <style:style style:name="Row20" style:family="table-row"/>
    <style:style style:name="Cell60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8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69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1" style:family="table-row"/>
    <style:style style:name="Cell6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0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0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1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1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break-before="auto" fo:text-indent="1.27cm" fo:line-height="100%" fo:margin-left="2.54cm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10pt" style:font-size-asian="10pt" style:font-size-complex="10pt" fo:font-weight="bold" style:font-weight-asian="bold" style:font-weight-complex="bold"/>
    </style:style>
    <style:style style:name="T172_3" style:family="text">
      <style:text-properties fo:font-size="10pt" style:font-size-asian="10pt" style:font-size-complex="10pt" fo:font-weight="bold" style:font-weight-asian="bold" style:font-weight-complex="bold"/>
    </style:style>
    <style:style style:name="T172_4" style:family="text">
      <style:text-properties fo:font-size="10pt" style:font-size-asian="10pt" style:font-size-complex="10pt" fo:font-weight="bold" style:font-weight-asian="bold" style:font-weight-complex="bold"/>
    </style:style>
    <style:style style:name="T172_5" style:family="text">
      <style:text-properties fo:font-size="10pt" style:font-size-asian="10pt" style:font-size-complex="10pt" fo:font-weight="bold" style:font-weight-asian="bold" style:font-weight-complex="bold"/>
    </style:style>
    <style:style style:name="T172_6" style:family="text">
      <style:text-properties fo:font-size="10pt" style:font-size-asian="10pt" style:font-size-complex="10pt" fo:font-weight="bold" style:font-weight-asian="bold" style:font-weight-complex="bold"/>
    </style:style>
    <style:style style:name="T172_7" style:family="text">
      <style:text-properties fo:font-size="10pt" style:font-size-asian="10pt" style:font-size-complex="10pt" fo:font-weight="bold" style:font-weight-asian="bold" style:font-weight-complex="bold"/>
    </style:style>
    <style:style style:name="T172_8" style:family="text">
      <style:text-properties fo:font-size="10pt" style:font-size-asian="10pt" style:font-size-complex="10pt" fo:font-weight="bold" style:font-weight-asian="bold" style:font-weight-complex="bold"/>
    </style:style>
    <style:style style:name="T172_9" style:family="text">
      <style:text-properties fo:font-size="10pt" style:font-size-asian="10pt" style:font-size-complex="10pt" fo:font-weight="bold" style:font-weight-asian="bold" style:font-weight-complex="bold"/>
    </style:style>
    <style:style style:name="T172_10" style:family="text">
      <style:text-properties fo:font-size="10pt" style:font-size-asian="10pt" style:font-size-complex="10pt" fo:font-weight="bold" style:font-weight-asian="bold" style:font-weight-complex="bold"/>
    </style:style>
    <style:style style:name="T172_11" style:family="text">
      <style:text-properties fo:font-size="10pt" style:font-size-asian="10pt" style:font-size-complex="10pt" fo:font-weight="bold" style:font-weight-asian="bold" style:font-weight-complex="bold"/>
    </style:style>
    <style:style style:name="T172_12" style:family="text">
      <style:text-properties fo:font-size="10pt" style:font-size-asian="10pt" style:font-size-complex="10pt" fo:font-weight="bold" style:font-weight-asian="bold" style:font-weight-complex="bold"/>
    </style:style>
    <style:style style:name="T172_13" style:family="text">
      <style:text-properties fo:font-size="10pt" style:font-size-asian="10pt" style:font-size-complex="10pt" fo:font-weight="bold" style:font-weight-asian="bold" style:font-weight-complex="bold"/>
    </style:style>
    <style:style style:name="P173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8" style:family="table">
      <style:table-properties table:align="left" style:width="15.002cm" fo:margin-left="0cm"/>
    </style:style>
    <style:style style:name="Column19" style:family="table-column">
      <style:table-column-properties style:column-width="5.502cm"/>
    </style:style>
    <style:style style:name="Column20" style:family="table-column">
      <style:table-column-properties style:column-width="9.5cm"/>
    </style:style>
    <style:style style:name="Row22" style:family="table-row"/>
    <style:style style:name="Cell6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5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3" style:family="table-row"/>
    <style:style style:name="Cell6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77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text-indent="1.27cm" fo:line-height="100%" fo:margin-left="2.54cm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10pt" style:font-size-asian="10pt" style:font-size-complex="10pt" fo:font-weight="bold" style:font-weight-asian="bold" style:font-weight-complex="bold"/>
    </style:style>
    <style:style style:name="T178_3" style:family="text">
      <style:text-properties fo:font-size="10pt" style:font-size-asian="10pt" style:font-size-complex="10pt" fo:font-weight="bold" style:font-weight-asian="bold" style:font-weight-complex="bold"/>
    </style:style>
    <style:style style:name="T178_4" style:family="text">
      <style:text-properties fo:font-size="10pt" style:font-size-asian="10pt" style:font-size-complex="10pt" fo:font-weight="bold" style:font-weight-asian="bold" style:font-weight-complex="bold"/>
    </style:style>
    <style:style style:name="T178_5" style:family="text">
      <style:text-properties fo:font-size="10pt" style:font-size-asian="10pt" style:font-size-complex="10pt" fo:font-weight="bold" style:font-weight-asian="bold" style:font-weight-complex="bold"/>
    </style:style>
    <style:style style:name="T178_6" style:family="text">
      <style:text-properties fo:font-size="10pt" style:font-size-asian="10pt" style:font-size-complex="10pt" fo:font-weight="bold" style:font-weight-asian="bold" style:font-weight-complex="bold"/>
    </style:style>
    <style:style style:name="T178_7" style:family="text">
      <style:text-properties fo:font-size="10pt" style:font-size-asian="10pt" style:font-size-complex="10pt" fo:font-weight="bold" style:font-weight-asian="bold" style:font-weight-complex="bold"/>
    </style:style>
    <style:style style:name="T178_8" style:family="text">
      <style:text-properties fo:font-size="10pt" style:font-size-asian="10pt" style:font-size-complex="10pt" fo:font-weight="bold" style:font-weight-asian="bold" style:font-weight-complex="bold"/>
    </style:style>
    <style:style style:name="T178_9" style:family="text">
      <style:text-properties fo:font-size="10pt" style:font-size-asian="10pt" style:font-size-complex="10pt" fo:font-weight="bold" style:font-weight-asian="bold" style:font-weight-complex="bold"/>
    </style:style>
    <style:style style:name="T178_10" style:family="text">
      <style:text-properties fo:font-size="10pt" style:font-size-asian="10pt" style:font-size-complex="10pt" fo:font-weight="bold" style:font-weight-asian="bold" style:font-weight-complex="bold"/>
    </style:style>
    <style:style style:name="T178_11" style:family="text">
      <style:text-properties fo:font-size="10pt" style:font-size-asian="10pt" style:font-size-complex="10pt" fo:font-weight="bold" style:font-weight-asian="bold" style:font-weight-complex="bold"/>
    </style:style>
    <style:style style:name="T178_12" style:family="text">
      <style:text-properties fo:font-size="10pt" style:font-size-asian="10pt" style:font-size-complex="10pt" fo:font-weight="bold" style:font-weight-asian="bold" style:font-weight-complex="bold"/>
    </style:style>
    <style:style style:name="T178_13" style:family="text">
      <style:text-properties fo:font-size="10pt" style:font-size-asian="10pt" style:font-size-complex="10pt" fo:font-weight="bold" style:font-weight-asian="bold" style:font-weight-complex="bold"/>
    </style:style>
    <style:style style:name="T178_14" style:family="text">
      <style:text-properties fo:font-size="10pt" style:font-size-asian="10pt" style:font-size-complex="10pt" fo:font-weight="bold" style:font-weight-asian="bold" style:font-weight-complex="bold"/>
    </style:style>
    <style:style style:name="T178_15" style:family="text">
      <style:text-properties fo:font-size="10pt" style:font-size-asian="10pt" style:font-size-complex="10pt" fo:font-weight="bold" style:font-weight-asian="bold" style:font-weight-complex="bold"/>
    </style:style>
    <style:style style:name="P179" style:family="paragraph" style:parent-style-name="Standard">
      <style:paragraph-properties fo:break-before="auto" fo:line-height="100%" style:writing-mode="lr-tb"/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able9" style:family="table">
      <style:table-properties table:align="left" style:width="15.002cm" fo:margin-left="0cm"/>
    </style:style>
    <style:style style:name="Column21" style:family="table-column">
      <style:table-column-properties style:column-width="5.502cm"/>
    </style:style>
    <style:style style:name="Column22" style:family="table-column">
      <style:table-column-properties style:column-width="9.5cm"/>
    </style:style>
    <style:style style:name="Row24" style:family="table-row"/>
    <style:style style:name="Cell68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0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Cell69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1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5" style:family="table-row"/>
    <style:style style:name="Cell70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2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3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1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2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3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3_4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break-before="auto" fo:text-indent="1.27cm" fo:line-height="100%" fo:margin-left="2.54cm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10pt" style:font-size-asian="10pt" style:font-size-complex="10pt" fo:font-weight="bold" style:font-weight-asian="bold" style:font-weight-complex="bold"/>
    </style:style>
    <style:style style:name="T184_3" style:family="text">
      <style:text-properties fo:font-size="10pt" style:font-size-asian="10pt" style:font-size-complex="10pt" fo:font-weight="bold" style:font-weight-asian="bold" style:font-weight-complex="bold"/>
    </style:style>
    <style:style style:name="T184_4" style:family="text">
      <style:text-properties fo:font-size="10pt" style:font-size-asian="10pt" style:font-size-complex="10pt" fo:font-weight="bold" style:font-weight-asian="bold" style:font-weight-complex="bold"/>
    </style:style>
    <style:style style:name="T184_5" style:family="text">
      <style:text-properties fo:font-size="10pt" style:font-size-asian="10pt" style:font-size-complex="10pt" fo:font-weight="bold" style:font-weight-asian="bold" style:font-weight-complex="bold"/>
    </style:style>
    <style:style style:name="T184_6" style:family="text">
      <style:text-properties fo:font-size="10pt" style:font-size-asian="10pt" style:font-size-complex="10pt" fo:font-weight="bold" style:font-weight-asian="bold" style:font-weight-complex="bold"/>
    </style:style>
    <style:style style:name="T184_7" style:family="text">
      <style:text-properties fo:font-size="10pt" style:font-size-asian="10pt" style:font-size-complex="10pt" fo:font-weight="bold" style:font-weight-asian="bold" style:font-weight-complex="bold"/>
    </style:style>
    <style:style style:name="T184_8" style:family="text">
      <style:text-properties fo:font-size="10pt" style:font-size-asian="10pt" style:font-size-complex="10pt" fo:font-weight="bold" style:font-weight-asian="bold" style:font-weight-complex="bold"/>
    </style:style>
    <style:style style:name="T184_9" style:family="text">
      <style:text-properties fo:font-size="10pt" style:font-size-asian="10pt" style:font-size-complex="10pt" fo:font-weight="bold" style:font-weight-asian="bold" style:font-weight-complex="bold"/>
    </style:style>
    <style:style style:name="T184_10" style:family="text">
      <style:text-properties fo:font-size="10pt" style:font-size-asian="10pt" style:font-size-complex="10pt" fo:font-weight="bold" style:font-weight-asian="bold" style:font-weight-complex="bold"/>
    </style:style>
    <style:style style:name="T184_11" style:family="text">
      <style:text-properties fo:font-size="10pt" style:font-size-asian="10pt" style:font-size-complex="10pt" fo:font-weight="bold" style:font-weight-asian="bold" style:font-weight-complex="bold"/>
    </style:style>
    <style:style style:name="T184_12" style:family="text">
      <style:text-properties fo:font-size="10pt" style:font-size-asian="10pt" style:font-size-complex="10pt" fo:font-weight="bold" style:font-weight-asian="bold" style:font-weight-complex="bold"/>
    </style:style>
    <style:style style:name="T184_13" style:family="text">
      <style:text-properties fo:font-size="10pt" style:font-size-asian="10pt" style:font-size-complex="10pt" fo:font-weight="bold" style:font-weight-asian="bold" style:font-weight-complex="bold"/>
    </style:style>
    <style:style style:name="T184_14" style:family="text">
      <style:text-properties fo:font-size="10pt" style:font-size-asian="10pt" style:font-size-complex="10pt" fo:font-weight="bold" style:font-weight-asian="bold" style:font-weight-complex="bold"/>
    </style:style>
    <style:style style:name="T184_15" style:family="text">
      <style:text-properties fo:font-size="10pt" style:font-size-asian="10pt" style:font-size-complex="10pt" fo:font-weight="bold" style:font-weight-asian="bold" style:font-weight-complex="bold"/>
    </style:style>
    <style:style style:name="P185" style:family="paragraph" style:parent-style-name="Standard">
      <style:paragraph-properties fo:break-before="auto" fo:line-height="100%" style:writing-mode="lr-tb"/>
    </style:style>
    <style:style style:name="Table10" style:family="table">
      <style:table-properties table:align="left" style:width="15.002cm" fo:margin-left="0cm"/>
    </style:style>
    <style:style style:name="Column23" style:family="table-column">
      <style:table-column-properties style:column-width="5.502cm"/>
    </style:style>
    <style:style style:name="Column24" style:family="table-column">
      <style:table-column-properties style:column-width="9.5cm"/>
    </style:style>
    <style:style style:name="Row26" style:family="table-row"/>
    <style:style style:name="Cell7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6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7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7" style:family="table-row"/>
    <style:style style:name="Cell7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8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8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89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89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text-indent="1.27cm" fo:line-height="100%" fo:margin-left="2.54cm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10pt" style:font-size-asian="10pt" style:font-size-complex="10pt" fo:font-weight="bold" style:font-weight-asian="bold" style:font-weight-complex="bold"/>
    </style:style>
    <style:style style:name="T190_3" style:family="text">
      <style:text-properties fo:font-size="10pt" style:font-size-asian="10pt" style:font-size-complex="10pt" fo:font-weight="bold" style:font-weight-asian="bold" style:font-weight-complex="bold"/>
    </style:style>
    <style:style style:name="T190_4" style:family="text">
      <style:text-properties fo:font-size="10pt" style:font-size-asian="10pt" style:font-size-complex="10pt" fo:font-weight="bold" style:font-weight-asian="bold" style:font-weight-complex="bold"/>
    </style:style>
    <style:style style:name="T190_5" style:family="text">
      <style:text-properties fo:font-size="10pt" style:font-size-asian="10pt" style:font-size-complex="10pt" fo:font-weight="bold" style:font-weight-asian="bold" style:font-weight-complex="bold"/>
    </style:style>
    <style:style style:name="T190_6" style:family="text">
      <style:text-properties fo:font-size="10pt" style:font-size-asian="10pt" style:font-size-complex="10pt" fo:font-weight="bold" style:font-weight-asian="bold" style:font-weight-complex="bold"/>
    </style:style>
    <style:style style:name="T190_7" style:family="text">
      <style:text-properties fo:font-size="10pt" style:font-size-asian="10pt" style:font-size-complex="10pt" fo:font-weight="bold" style:font-weight-asian="bold" style:font-weight-complex="bold"/>
    </style:style>
    <style:style style:name="T190_8" style:family="text">
      <style:text-properties fo:font-size="10pt" style:font-size-asian="10pt" style:font-size-complex="10pt" fo:font-weight="bold" style:font-weight-asian="bold" style:font-weight-complex="bold"/>
    </style:style>
    <style:style style:name="T190_9" style:family="text">
      <style:text-properties fo:font-size="10pt" style:font-size-asian="10pt" style:font-size-complex="10pt" fo:font-weight="bold" style:font-weight-asian="bold" style:font-weight-complex="bold"/>
    </style:style>
    <style:style style:name="T190_10" style:family="text">
      <style:text-properties fo:font-size="10pt" style:font-size-asian="10pt" style:font-size-complex="10pt" fo:font-weight="bold" style:font-weight-asian="bold" style:font-weight-complex="bold"/>
    </style:style>
    <style:style style:name="T190_11" style:family="text">
      <style:text-properties fo:font-size="10pt" style:font-size-asian="10pt" style:font-size-complex="10pt" fo:font-weight="bold" style:font-weight-asian="bold" style:font-weight-complex="bold"/>
    </style:style>
    <style:style style:name="T190_12" style:family="text">
      <style:text-properties fo:font-size="10pt" style:font-size-asian="10pt" style:font-size-complex="10pt" fo:font-weight="bold" style:font-weight-asian="bold" style:font-weight-complex="bold"/>
    </style:style>
    <style:style style:name="T190_13" style:family="text">
      <style:text-properties fo:font-size="10pt" style:font-size-asian="10pt" style:font-size-complex="10pt" fo:font-weight="bold" style:font-weight-asian="bold" style:font-weight-complex="bold"/>
    </style:style>
    <style:style style:name="T190_14" style:family="text">
      <style:text-properties fo:font-size="10pt" style:font-size-asian="10pt" style:font-size-complex="10pt" fo:font-weight="bold" style:font-weight-asian="bold" style:font-weight-complex="bold"/>
    </style:style>
    <style:style style:name="T190_15" style:family="text">
      <style:text-properties fo:font-size="10pt" style:font-size-asian="10pt" style:font-size-complex="10pt" fo:font-weight="bold" style:font-weight-asian="bold" style:font-weight-complex="bold"/>
    </style:style>
    <style:style style:name="P191" style:family="paragraph" style:parent-style-name="Standard">
      <style:paragraph-properties fo:break-before="auto" fo:text-indent="1.27cm" fo:line-height="100%" fo:margin-left="1.27cm" style:writing-mode="lr-tb"/>
    </style:style>
    <style:style style:name="P192" style:family="paragraph" style:parent-style-name="Standard">
      <style:paragraph-properties fo:break-before="auto" fo:line-height="100%" style:writing-mode="lr-tb"/>
    </style:style>
    <style:style style:name="Table11" style:family="table">
      <style:table-properties table:align="left" style:width="15.002cm" fo:margin-left="0cm"/>
    </style:style>
    <style:style style:name="Column25" style:family="table-column">
      <style:table-column-properties style:column-width="5.502cm"/>
    </style:style>
    <style:style style:name="Column26" style:family="table-column">
      <style:table-column-properties style:column-width="9.5cm"/>
    </style:style>
    <style:style style:name="Row28" style:family="table-row"/>
    <style:style style:name="Cell76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93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7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94" style:family="paragraph" style:parent-style-name="Standard">
      <style:paragraph-properties fo:text-align="center" fo:break-before="auto" fo:text-indent="0cm" fo:line-height="100%" fo:margin-top="0.106cm" fo:margin-bottom="0.106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 style:text-underline-style="none"/>
    </style:style>
    <style:style style:name="Row29" style:family="table-row"/>
    <style:style style:name="Cell78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95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5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196" style:family="paragraph" style:parent-style-name="Standard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8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9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0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2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3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4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5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6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196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break-before="auto" fo:text-indent="1.27cm" fo:line-height="100%" fo:margin-left="2.54cm" style:writing-mode="lr-tb"/>
    </style:style>
    <style:style style:name="T197_1" style:family="text">
      <style:text-properties fo:font-size="10pt" style:font-size-asian="10pt" style:font-size-complex="10pt" fo:font-weight="bold" style:font-weight-asian="bold" style:font-weight-complex="bold"/>
    </style:style>
    <style:style style:name="T197_2" style:family="text">
      <style:text-properties fo:font-size="10pt" style:font-size-asian="10pt" style:font-size-complex="10pt" fo:font-weight="bold" style:font-weight-asian="bold" style:font-weight-complex="bold"/>
    </style:style>
    <style:style style:name="T197_3" style:family="text">
      <style:text-properties fo:font-size="10pt" style:font-size-asian="10pt" style:font-size-complex="10pt" fo:font-weight="bold" style:font-weight-asian="bold" style:font-weight-complex="bold"/>
    </style:style>
    <style:style style:name="T197_4" style:family="text">
      <style:text-properties fo:font-size="10pt" style:font-size-asian="10pt" style:font-size-complex="10pt" fo:font-weight="bold" style:font-weight-asian="bold" style:font-weight-complex="bold"/>
    </style:style>
    <style:style style:name="T197_5" style:family="text">
      <style:text-properties fo:font-size="10pt" style:font-size-asian="10pt" style:font-size-complex="10pt" fo:font-weight="bold" style:font-weight-asian="bold" style:font-weight-complex="bold"/>
    </style:style>
    <style:style style:name="T197_6" style:family="text">
      <style:text-properties fo:font-size="10pt" style:font-size-asian="10pt" style:font-size-complex="10pt" fo:font-weight="bold" style:font-weight-asian="bold" style:font-weight-complex="bold"/>
    </style:style>
    <style:style style:name="T197_7" style:family="text">
      <style:text-properties fo:font-size="10pt" style:font-size-asian="10pt" style:font-size-complex="10pt" fo:font-weight="bold" style:font-weight-asian="bold" style:font-weight-complex="bold"/>
    </style:style>
    <style:style style:name="T197_8" style:family="text">
      <style:text-properties fo:font-size="10pt" style:font-size-asian="10pt" style:font-size-complex="10pt" fo:font-weight="bold" style:font-weight-asian="bold" style:font-weight-complex="bold"/>
    </style:style>
    <style:style style:name="T197_9" style:family="text">
      <style:text-properties fo:font-size="10pt" style:font-size-asian="10pt" style:font-size-complex="10pt" fo:font-weight="bold" style:font-weight-asian="bold" style:font-weight-complex="bold"/>
    </style:style>
    <style:style style:name="T197_10" style:family="text">
      <style:text-properties fo:font-size="10pt" style:font-size-asian="10pt" style:font-size-complex="10pt" fo:font-weight="bold" style:font-weight-asian="bold" style:font-weight-complex="bold"/>
    </style:style>
    <style:style style:name="T197_11" style:family="text">
      <style:text-properties fo:font-size="10pt" style:font-size-asian="10pt" style:font-size-complex="10pt" fo:font-weight="bold" style:font-weight-asian="bold" style:font-weight-complex="bold"/>
    </style:style>
    <style:style style:name="T197_12" style:family="text">
      <style:text-properties fo:font-size="10pt" style:font-size-asian="10pt" style:font-size-complex="10pt" fo:font-weight="bold" style:font-weight-asian="bold" style:font-weight-complex="bold"/>
    </style:style>
    <style:style style:name="P198" style:family="paragraph" style:parent-style-name="Standard">
      <style:paragraph-properties fo:break-before="auto" fo:line-height="100%" style:writing-mode="lr-tb"/>
    </style:style>
    <style:style style:name="P199" style:family="paragraph" style:parent-style-name="Standard">
      <style:paragraph-properties fo:break-before="auto" fo:line-height="100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P200" style:family="paragraph" style:parent-style-name="Standard">
      <style:paragraph-properties fo:text-align="justify" fo:break-before="auto" fo:line-height="100%" fo:margin-top="0.423cm" fo:margin-bottom="0.212cm" fo:keep-with-next="always" style:writing-mode="lr-tb">
        <style:tab-stops>
          <style:tab-stop style:type="left" style:leader-style="none" style:position="0.751cm"/>
        </style:tab-stops>
      </style:paragraph-properties>
    </style:style>
    <style:style style:name="T200_1" style:family="text">
      <style:text-properties fo:font-size="16pt" style:font-size-asian="16pt" style:font-size-complex="16pt" fo:font-weight="bold" style:font-weight-asian="bold" style:font-weight-complex="bold"/>
    </style:style>
    <style:style style:name="T200_2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200_3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T200_4" style:family="text">
      <style:text-properties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P201" style:family="paragraph" style:parent-style-name="Standard">
      <style:paragraph-properties fo:break-before="auto" fo:line-height="100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T201_15" style:family="text"/>
    <style:style style:name="T201_16" style:family="text"/>
    <style:style style:name="T201_17" style:family="text"/>
    <style:style style:name="T201_18" style:family="text"/>
    <style:style style:name="T201_19" style:family="text"/>
    <style:style style:name="T201_20" style:family="text"/>
    <style:style style:name="T201_21" style:family="text"/>
    <style:style style:name="T201_22" style:family="text"/>
    <style:style style:name="T201_23" style:family="text"/>
    <style:style style:name="T201_24" style:family="text"/>
    <style:style style:name="T201_25" style:family="text"/>
    <style:style style:name="T201_26" style:family="text"/>
    <style:style style:name="T201_27" style:family="text"/>
    <style:style style:name="T201_28" style:family="text"/>
    <style:style style:name="T201_29" style:family="text"/>
    <style:style style:name="T201_30" style:family="text"/>
    <style:style style:name="T201_31" style:family="text"/>
    <style:style style:name="T201_32" style:family="text"/>
    <style:style style:name="T201_33" style:family="text"/>
    <style:style style:name="T201_34" style:family="text"/>
    <style:style style:name="T201_35" style:family="text"/>
    <style:style style:name="T201_36" style:family="text"/>
    <style:style style:name="T201_37" style:family="text"/>
    <style:style style:name="T201_38" style:family="text"/>
    <style:style style:name="T201_39" style:family="text"/>
    <style:style style:name="T201_40" style:family="text"/>
    <style:style style:name="T201_41" style:family="text"/>
    <style:style style:name="T201_42" style:family="text"/>
    <style:style style:name="T201_43" style:family="text"/>
    <style:style style:name="T201_44" style:family="text"/>
    <style:style style:name="T201_45" style:family="text"/>
    <style:style style:name="T201_46" style:family="text"/>
    <style:style style:name="T201_47" style:family="text"/>
    <style:style style:name="T201_48" style:family="text"/>
    <style:style style:name="T201_49" style:family="text"/>
    <style:style style:name="T201_50" style:family="text"/>
    <style:style style:name="T201_51" style:family="text"/>
    <style:style style:name="T201_52" style:family="text"/>
    <style:style style:name="T201_53" style:family="text"/>
    <style:style style:name="T201_54" style:family="text"/>
    <style:style style:name="T201_55" style:family="text"/>
  </office:automatic-styles>
  <office:body>
    <office:text>
      <text:p text:style-name="P1"><text:span text:style-name="T1_1"><text:s text:c="9"/></text:span></text:p>
      <text:p text:style-name="P2"><text:span text:style-name="T2_1">&lt;</text:span><text:span text:style-name="T2_2">Nome</text:span><text:span text:style-name="T2_3"><text:s/></text:span><text:span text:style-name="T2_4">do</text:span><text:span text:style-name="T2_5"><text:s/></text:span><text:span text:style-name="T2_6">Sistema</text:span><text:span text:style-name="T2_7">&gt;</text:span></text:p>
      <text:p text:style-name="P3"><text:span text:style-name="T3_1">Especificação</text:span><text:span text:style-name="T3_2"><text:s/></text:span><text:span text:style-name="T3_3">de</text:span><text:span text:style-name="T3_4"><text:s/></text:span><text:span text:style-name="T3_5">Objetivos</text:span><text:span text:style-name="T3_6"><text:s/></text:span><text:span text:style-name="T3_7">e</text:span><text:span text:style-name="T3_8"><text:s/></text:span><text:span text:style-name="T3_9">Requisitos</text:span></text:p>
      <text:p text:style-name="P4"><text:span text:style-name="T4_1">&lt;</text:span><text:span text:style-name="T4_2">SIGLASISTEMA</text:span><text:span text:style-name="T4_3">&gt;-</text:span><text:span text:style-name="T4_4">EOR</text:span><text:span text:style-name="T4_5">-999</text:span></text:p>
      <text:p text:style-name="P5"><text:span text:style-name="T5_1">&lt;</text:span><text:span text:style-name="T5_2">Local</text:span><text:span text:style-name="T5_3"><text:s/></text:span><text:span text:style-name="T5_4">e</text:span><text:span text:style-name="T5_5"><text:s/></text:span><text:span text:style-name="T5_6">data</text:span><text:span text:style-name="T5_7">&gt;</text:span></text:p>
      <text:p text:style-name="P6"><text:bookmark-start text:name="h.gjdgxs"/><text:bookmark-end text:name="h.gjdgxs"/><text:span text:style-name="T6_1"><text:s/></text:span><text:span text:style-name="T6_2">Conteúdo</text:span></text:p>
      <text:p text:style-name="P7"><text:bookmark-start text:name="h.30j0zll"/><text:bookmark-end text:name="h.30j0zll"/><text:span text:style-name="T7_1">Incluir</text:span><text:span text:style-name="T7_2"><text:s/></text:span><text:span text:style-name="T7_3">índice</text:span><text:span text:style-name="T7_4"><text:s/></text:span><text:span text:style-name="T7_5">de</text:span><text:span text:style-name="T7_6"><text:s/></text:span><text:span text:style-name="T7_7">conteúdo</text:span><text:span text:style-name="T7_8"><text:s/></text:span><text:span text:style-name="T7_9">do</text:span><text:span text:style-name="T7_10"><text:s/></text:span><text:span text:style-name="T7_11">documento</text:span><text:span text:style-name="T7_12"><text:s/></text:span><text:span text:style-name="T7_13">que</text:span><text:span text:style-name="T7_14"><text:s/></text:span><text:span text:style-name="T7_15">estiver</text:span><text:span text:style-name="T7_16"><text:s/></text:span><text:span text:style-name="T7_17">sendo</text:span><text:span text:style-name="T7_18"><text:s/></text:span><text:span text:style-name="T7_19">elaborado</text:span></text:p>
      <text:p text:style-name="P8"><text:span text:style-name="T8_1"><text:a xlink:type="simple" xlink:href="#h.3znysh7"><text:span text:style-name="T8_2">1.</text:span></text:a></text:span><text:span text:style-name="T8_3"><text:a xlink:type="simple" xlink:href="#h.3znysh7"><text:span text:style-name="T8_4"><text:tab/></text:span></text:a></text:span><text:span text:style-name="T8_5"><text:a xlink:type="simple" xlink:href="#h.3znysh7"><text:span text:style-name="T8_6">Introdução</text:span></text:a></text:span><text:span text:style-name="T8_7"><text:a xlink:type="simple" xlink:href="#h.3znysh7"><text:span text:style-name="T8_8"><text:tab/></text:span></text:a></text:span></text:p>
      <text:p text:style-name="P9"><text:span text:style-name="T9_1">1.1.</text:span><text:span text:style-name="T9_2"><text:tab/></text:span><text:span text:style-name="T9_3">Objetivos</text:span><text:span text:style-name="T9_4"><text:tab/></text:span></text:p>
      <text:p text:style-name="P10"><text:span text:style-name="T10_1">1.2.</text:span><text:span text:style-name="T10_2"><text:tab/></text:span><text:span text:style-name="T10_3">Público</text:span><text:span text:style-name="T10_4"><text:s/></text:span><text:span text:style-name="T10_5">Alvo</text:span><text:span text:style-name="T10_6"><text:tab/></text:span></text:p>
      <text:p text:style-name="P11"><text:span text:style-name="T11_1">1.3.</text:span><text:span text:style-name="T11_2"><text:tab/></text:span><text:span text:style-name="T11_3">Organização</text:span><text:span text:style-name="T11_4"><text:s/></text:span><text:span text:style-name="T11_5">do</text:span><text:span text:style-name="T11_6"><text:s/></text:span><text:span text:style-name="T11_7">documento</text:span><text:span text:style-name="T11_8"><text:tab/></text:span></text:p>
      <text:p text:style-name="P12"><text:span text:style-name="T12_1">2.</text:span><text:span text:style-name="T12_2"><text:tab/></text:span><text:span text:style-name="T12_3">Descrição</text:span><text:span text:style-name="T12_4"><text:s/></text:span><text:span text:style-name="T12_5">do</text:span><text:span text:style-name="T12_6"><text:s/></text:span><text:span text:style-name="T12_7">problema</text:span><text:span text:style-name="T12_8"><text:s/></text:span><text:span text:style-name="T12_9">e</text:span><text:span text:style-name="T12_10"><text:s/></text:span><text:span text:style-name="T12_11">do</text:span><text:span text:style-name="T12_12"><text:s/></text:span><text:span text:style-name="T12_13">sistema</text:span><text:span text:style-name="T12_14"><text:tab/></text:span></text:p>
      <text:p text:style-name="P13"><text:span text:style-name="T13_1">2.1.</text:span><text:span text:style-name="T13_2"><text:tab/></text:span><text:span text:style-name="T13_3">Identificação</text:span><text:span text:style-name="T13_4"><text:s/></text:span><text:span text:style-name="T13_5">e</text:span><text:span text:style-name="T13_6"><text:s/></text:span><text:span text:style-name="T13_7">missão</text:span><text:span text:style-name="T13_8"><text:s/></text:span><text:span text:style-name="T13_9">do</text:span><text:span text:style-name="T13_10"><text:s/></text:span><text:span text:style-name="T13_11">Sistema</text:span><text:span text:style-name="T13_12"><text:tab/></text:span></text:p>
      <text:p text:style-name="P14"><text:span text:style-name="T14_1">2.2.</text:span><text:span text:style-name="T14_2"><text:tab/></text:span><text:span text:style-name="T14_3">Domínio</text:span><text:span text:style-name="T14_4"><text:s/></text:span><text:span text:style-name="T14_5">do</text:span><text:span text:style-name="T14_6"><text:s/></text:span><text:span text:style-name="T14_7">problema</text:span><text:span text:style-name="T14_8"><text:s/></text:span><text:span text:style-name="T14_9">e</text:span><text:span text:style-name="T14_10"><text:s/></text:span><text:span text:style-name="T14_11">contexto</text:span><text:span text:style-name="T14_12"><text:s/></text:span><text:span text:style-name="T14_13">de</text:span><text:span text:style-name="T14_14"><text:s/></text:span><text:span text:style-name="T14_15">sua</text:span><text:span text:style-name="T14_16"><text:s/></text:span><text:span text:style-name="T14_17">aplicação</text:span><text:span text:style-name="T14_18"><text:tab/></text:span></text:p>
      <text:p text:style-name="P15"><text:span text:style-name="T15_1">2.3.</text:span><text:span text:style-name="T15_2"><text:tab/></text:span><text:span text:style-name="T15_3">Descrição</text:span><text:span text:style-name="T15_4"><text:s/></text:span><text:span text:style-name="T15_5">dos</text:span><text:span text:style-name="T15_6"><text:s/></text:span><text:span text:style-name="T15_7">interessados</text:span><text:span text:style-name="T15_8"><text:s/></text:span><text:span text:style-name="T15_9">do</text:span><text:span text:style-name="T15_10"><text:s/></text:span><text:span text:style-name="T15_11">sistema</text:span><text:span text:style-name="T15_12"><text:tab/></text:span></text:p>
      <text:p text:style-name="P16"><text:span text:style-name="T16_1">2.4.</text:span><text:span text:style-name="T16_2"><text:tab/></text:span><text:span text:style-name="T16_3">Objetivos</text:span><text:span text:style-name="T16_4"><text:s/></text:span><text:span text:style-name="T16_5">e</text:span><text:span text:style-name="T16_6"><text:s/></text:span><text:span text:style-name="T16_7">Características</text:span><text:span text:style-name="T16_8"><text:s/></text:span><text:span text:style-name="T16_9">Esperadas</text:span><text:span text:style-name="T16_10"><text:s/></text:span><text:span text:style-name="T16_11">do</text:span><text:span text:style-name="T16_12"><text:s/></text:span><text:span text:style-name="T16_13">Sistema</text:span><text:span text:style-name="T16_14"><text:tab/></text:span></text:p>
      <text:p text:style-name="P17"><text:span text:style-name="T17_1">2.5.</text:span><text:span text:style-name="T17_2"><text:tab/></text:span><text:span text:style-name="T17_3">Diagnóstico</text:span><text:span text:style-name="T17_4"><text:s/></text:span><text:span text:style-name="T17_5">da</text:span><text:span text:style-name="T17_6"><text:s/></text:span><text:span text:style-name="T17_7">Situação</text:span><text:span text:style-name="T17_8"><text:s/></text:span><text:span text:style-name="T17_9">Atual</text:span><text:span text:style-name="T17_10"><text:tab/></text:span></text:p>
      <text:p text:style-name="P18"><text:span text:style-name="T18_1">3.</text:span><text:span text:style-name="T18_2"><text:tab/></text:span><text:span text:style-name="T18_3">Casos</text:span><text:span text:style-name="T18_4"><text:s/></text:span><text:span text:style-name="T18_5">de</text:span><text:span text:style-name="T18_6"><text:s/></text:span><text:span text:style-name="T18_7">Uso</text:span><text:span text:style-name="T18_8"><text:s/></text:span><text:span text:style-name="T18_9">e</text:span><text:span text:style-name="T18_10"><text:s/></text:span><text:span text:style-name="T18_11">Requisitos</text:span><text:span text:style-name="T18_12"><text:s/></text:span><text:span text:style-name="T18_13">Funcionais</text:span><text:span text:style-name="T18_14"><text:tab/></text:span></text:p>
      <text:p text:style-name="P19"><text:span text:style-name="T19_1">3.1.</text:span><text:span text:style-name="T19_2"><text:tab/></text:span><text:span text:style-name="T19_3">Diagramas</text:span><text:span text:style-name="T19_4"><text:s/></text:span><text:span text:style-name="T19_5">de</text:span><text:span text:style-name="T19_6"><text:s/></text:span><text:span text:style-name="T19_7">Caso</text:span><text:span text:style-name="T19_8"><text:s/></text:span><text:span text:style-name="T19_9">de</text:span><text:span text:style-name="T19_10"><text:s/></text:span><text:span text:style-name="T19_11">Uso</text:span><text:span text:style-name="T19_12"><text:s/></text:span><text:span text:style-name="T19_13">e</text:span><text:span text:style-name="T19_14"><text:s/></text:span><text:span text:style-name="T19_15">Lista</text:span><text:span text:style-name="T19_16"><text:s/></text:span><text:span text:style-name="T19_17">de</text:span><text:span text:style-name="T19_18"><text:s/></text:span><text:span text:style-name="T19_19">casos</text:span><text:span text:style-name="T19_20"><text:s/></text:span><text:span text:style-name="T19_21">de</text:span><text:span text:style-name="T19_22"><text:s/></text:span><text:span text:style-name="T19_23">uso</text:span><text:span text:style-name="T19_24"><text:tab/></text:span></text:p>
      <text:p text:style-name="P20"><text:span text:style-name="T20_1">3.2.</text:span><text:span text:style-name="T20_2"><text:tab/></text:span><text:span text:style-name="T20_3">Descrição</text:span><text:span text:style-name="T20_4"><text:s/></text:span><text:span text:style-name="T20_5">de</text:span><text:span text:style-name="T20_6"><text:s/></text:span><text:span text:style-name="T20_7">Casos</text:span><text:span text:style-name="T20_8"><text:s/></text:span><text:span text:style-name="T20_9">de</text:span><text:span text:style-name="T20_10"><text:s/></text:span><text:span text:style-name="T20_11">Uso</text:span><text:span text:style-name="T20_12"><text:tab/></text:span></text:p>
      <text:p text:style-name="P21"><text:span text:style-name="T21_1">4.</text:span><text:span text:style-name="T21_2"><text:tab/></text:span><text:span text:style-name="T21_3">Requisitos</text:span><text:span text:style-name="T21_4"><text:s/></text:span><text:span text:style-name="T21_5">e</text:span><text:span text:style-name="T21_6"><text:s/></text:span><text:span text:style-name="T21_7">restrições</text:span><text:span text:style-name="T21_8"><text:s/></text:span><text:span text:style-name="T21_9">não</text:span><text:span text:style-name="T21_10"><text:s/></text:span><text:span text:style-name="T21_11">funcionais</text:span><text:span text:style-name="T21_12"><text:tab/><text:tab/></text:span></text:p>
      <text:p text:style-name="P22"><text:span text:style-name="T22_1">5.</text:span><text:span text:style-name="T22_2"><text:tab/></text:span><text:span text:style-name="T22_3">Requisitos</text:span><text:span text:style-name="T22_4"><text:s/></text:span><text:span text:style-name="T22_5">Futuros</text:span><text:span text:style-name="T22_6"><text:s/>(</text:span><text:span text:style-name="T22_7">RFUT</text:span><text:span text:style-name="T22_8">)</text:span><text:span text:style-name="T22_9"><text:tab/></text:span></text:p>
      <text:p text:style-name="P23"><text:span text:style-name="T23_1">6.</text:span><text:span text:style-name="T23_2"><text:tab/></text:span><text:span text:style-name="T23_3">Referências</text:span><text:span text:style-name="T23_4"><text:s/></text:span><text:span text:style-name="T23_5">cruzadas</text:span><text:span text:style-name="T23_6"><text:s/></text:span><text:span text:style-name="T23_7">complementares</text:span><text:span text:style-name="T23_8"><text:tab/></text:span></text:p>
      <text:p text:style-name="P24"><text:span text:style-name="T24_1">7.</text:span><text:span text:style-name="T24_2"><text:tab/></text:span><text:span text:style-name="T24_3">Aprovação</text:span><text:span text:style-name="T24_4"><text:s/></text:span><text:span text:style-name="T24_5">Formal</text:span><text:span text:style-name="T24_6"><text:tab/></text:span></text:p>
      <text:p text:style-name="P25"><text:span text:style-name="T25_1"><text:tab/>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><text:bookmark-start text:name="h.xyiu9ns649wf"/><text:bookmark-end text:name="h.xyiu9ns649wf"/></text:p>
      <text:p text:style-name="P35"><text:bookmark-start text:name="h.1fob9te"/><text:bookmark-end text:name="h.1fob9te"/></text:p>
      <text:p text:style-name="P36"><text:bookmark-start text:name="h.3znysh7"/><text:bookmark-end text:name="h.3znysh7"/><text:span text:style-name="T36_1">1.<text:s text:c="2"/></text:span><text:span text:style-name="T36_2">Introdução</text:span></text:p>
      <text:p text:style-name="P37"><text:bookmark-start text:name="h.2et92p0"/><text:bookmark-end text:name="h.2et92p0"/><text:span text:style-name="T37_1">Esta</text:span><text:span text:style-name="T37_2"><text:s/></text:span><text:span text:style-name="T37_3">seção</text:span><text:span text:style-name="T37_4"><text:s/></text:span><text:span text:style-name="T37_5">deverá</text:span><text:span text:style-name="T37_6"><text:s/></text:span><text:span text:style-name="T37_7">apresentar</text:span><text:span text:style-name="T37_8"><text:s/></text:span><text:span text:style-name="T37_9">o</text:span><text:span text:style-name="T37_10"><text:s/></text:span><text:span text:style-name="T37_11">documento</text:span><text:span text:style-name="T37_12"><text:s/></text:span><text:span text:style-name="T37_13">ao</text:span><text:span text:style-name="T37_14"><text:s/></text:span><text:span text:style-name="T37_15">leitor</text:span><text:span text:style-name="T37_16">.<text:s/></text:span><text:span text:style-name="T37_17">O</text:span><text:span text:style-name="T37_18"><text:s/></text:span><text:span text:style-name="T37_19">objetivo</text:span><text:span text:style-name="T37_20"><text:s/></text:span><text:span text:style-name="T37_21">principal</text:span><text:span text:style-name="T37_22"><text:s/></text:span><text:span text:style-name="T37_23">da</text:span><text:span text:style-name="T37_24"><text:s/></text:span><text:span text:style-name="T37_25">introdução</text:span><text:span text:style-name="T37_26"><text:s/></text:span><text:span text:style-name="T37_27">é</text:span><text:span text:style-name="T37_28"><text:s/></text:span><text:span text:style-name="T37_29">descrever</text:span><text:span text:style-name="T37_30"><text:s/></text:span><text:span text:style-name="T37_31">o</text:span><text:span text:style-name="T37_32"><text:s/></text:span><text:span text:style-name="T37_33">documento</text:span><text:span text:style-name="T37_34"><text:s/></text:span><text:span text:style-name="T37_35">e</text:span><text:span text:style-name="T37_36"><text:s/></text:span><text:span text:style-name="T37_37">não</text:span><text:span text:style-name="T37_38"><text:s/></text:span><text:span text:style-name="T37_39">o</text:span><text:span text:style-name="T37_40"><text:s/></text:span><text:span text:style-name="T37_41">sistema</text:span><text:span text:style-name="T37_42">,<text:s/></text:span><text:span text:style-name="T37_43">embora</text:span><text:span text:style-name="T37_44"><text:s/></text:span><text:span text:style-name="T37_45">deva</text:span><text:span text:style-name="T37_46"><text:s/></text:span><text:span text:style-name="T37_47">ser</text:span><text:span text:style-name="T37_48"><text:s/></text:span><text:span text:style-name="T37_49">mencionado</text:span><text:span text:style-name="T37_50"><text:s/></text:span><text:span text:style-name="T37_51">qual</text:span><text:span text:style-name="T37_52"><text:s/></text:span><text:span text:style-name="T37_53">é</text:span><text:span text:style-name="T37_54"><text:s/></text:span><text:span text:style-name="T37_55">o</text:span><text:span text:style-name="T37_56"><text:s/></text:span><text:span text:style-name="T37_57">sistema</text:span><text:span text:style-name="T37_58"><text:s/></text:span><text:span text:style-name="T37_59">e</text:span><text:span text:style-name="T37_60"><text:s/></text:span><text:span text:style-name="T37_61">para</text:span><text:span text:style-name="T37_62"><text:s/></text:span><text:span text:style-name="T37_63">qual</text:span><text:span text:style-name="T37_64"><text:s/></text:span><text:span text:style-name="T37_65">empresa</text:span><text:span text:style-name="T37_66"><text:s/></text:span><text:span text:style-name="T37_67">ou</text:span><text:span text:style-name="T37_68"><text:s/></text:span><text:span text:style-name="T37_69">mercado</text:span><text:span text:style-name="T37_70"><text:s/></text:span><text:span text:style-name="T37_71">ele</text:span><text:span text:style-name="T37_72"><text:s/></text:span><text:span text:style-name="T37_73">será</text:span><text:span text:style-name="T37_74"><text:s/></text:span><text:span text:style-name="T37_75">construído</text:span><text:span text:style-name="T37_76">.<text:s/></text:span><text:span text:style-name="T37_77">O</text:span><text:span text:style-name="T37_78"><text:s/></text:span><text:span text:style-name="T37_79">conteúdo</text:span><text:span text:style-name="T37_80"><text:s/></text:span><text:span text:style-name="T37_81">a</text:span><text:span text:style-name="T37_82"><text:s/></text:span><text:span text:style-name="T37_83">ser</text:span><text:span text:style-name="T37_84"><text:s/></text:span><text:span text:style-name="T37_85">coberto</text:span><text:span text:style-name="T37_86"><text:s/></text:span><text:span text:style-name="T37_87">na</text:span><text:span text:style-name="T37_88"><text:s/></text:span><text:span text:style-name="T37_89">introdução</text:span><text:span text:style-name="T37_90"><text:s/></text:span><text:span text:style-name="T37_91">está</text:span><text:span text:style-name="T37_92"><text:s/></text:span><text:span text:style-name="T37_93">descrito</text:span><text:span text:style-name="T37_94"><text:s/></text:span><text:span text:style-name="T37_95">nas</text:span><text:span text:style-name="T37_96"><text:s/></text:span><text:span text:style-name="T37_97">subseções</text:span><text:span text:style-name="T37_98"><text:s/></text:span><text:span text:style-name="T37_99">seguintes</text:span><text:span text:style-name="T37_100">.<text:s/></text:span></text:p>
      <text:list text:style-name="LS1" xml:id="list0">
        <text:list-item>
          <text:list>
            <text:list-item>
              <text:p text:style-name="P38"><text:span text:style-name="T38_1"><text:s/></text:span><text:span text:style-name="T38_2">Objetivos</text:span></text:p>
            </text:list-item>
          </text:list>
        </text:list-item>
      </text:list>
      <text:p text:style-name="P39"><text:span text:style-name="T39_1">Definir</text:span><text:span text:style-name="T39_2"><text:s/></text:span><text:span text:style-name="T39_3">os</text:span><text:span text:style-name="T39_4"><text:s/></text:span><text:span text:style-name="T39_5">objetivos</text:span><text:span text:style-name="T39_6"><text:s/></text:span><text:span text:style-name="T39_7">do</text:span><text:span text:style-name="T39_8"><text:s/></text:span><text:span text:style-name="T39_9">documento</text:span><text:span text:style-name="T39_10">.</text:span></text:p>
      <text:p text:style-name="P40"><text:span text:style-name="T40_1">Exemplo</text:span><text:span text:style-name="T40_2">:</text:span></text:p>
      <text:p text:style-name="P41"><text:span text:style-name="T41_1">Este</text:span><text:span text:style-name="T41_2"><text:s/></text:span><text:span text:style-name="T41_3">documento</text:span><text:span text:style-name="T41_4"><text:s/></text:span><text:span text:style-name="T41_5">tem</text:span><text:span text:style-name="T41_6"><text:s/></text:span><text:span text:style-name="T41_7">os</text:span><text:span text:style-name="T41_8"><text:s/></text:span><text:span text:style-name="T41_9">seguintes</text:span><text:span text:style-name="T41_10"><text:s/></text:span><text:span text:style-name="T41_11">objetivos</text:span><text:span text:style-name="T41_12">:</text:span></text:p>
      <text:list text:style-name="LS2" xml:id="list1">
        <text:list-item>
          <text:p text:style-name="P42"><text:span text:style-name="T42_1">Definir</text:span><text:span text:style-name="T42_2"><text:s/></text:span><text:span text:style-name="T42_3">os</text:span><text:span text:style-name="T42_4"><text:s/></text:span><text:span text:style-name="T42_5">interessados</text:span><text:span text:style-name="T42_6"><text:s/></text:span><text:span text:style-name="T42_7">no</text:span><text:span text:style-name="T42_8"><text:s/></text:span><text:span text:style-name="T42_9">sistema</text:span><text:span text:style-name="T42_10"><text:s/></text:span><text:span text:style-name="T42_11">e</text:span><text:span text:style-name="T42_12"><text:s/></text:span><text:span text:style-name="T42_13">as</text:span><text:span text:style-name="T42_14"><text:s/></text:span><text:span text:style-name="T42_15">suas</text:span><text:span text:style-name="T42_16"><text:s/></text:span><text:span text:style-name="T42_17">necessidades</text:span><text:span text:style-name="T42_18"><text:s/></text:span><text:span text:style-name="T42_19">que</text:span><text:span text:style-name="T42_20"><text:s/></text:span><text:span text:style-name="T42_21">devem</text:span><text:span text:style-name="T42_22"><text:s/></text:span><text:span text:style-name="T42_23">ser</text:span><text:span text:style-name="T42_24"><text:s/></text:span><text:span text:style-name="T42_25">satisfeitas</text:span><text:span text:style-name="T42_26"><text:s/></text:span><text:span text:style-name="T42_27">pelo</text:span><text:span text:style-name="T42_28"><text:s/></text:span><text:span text:style-name="T42_29">sistema</text:span><text:span text:style-name="T42_30"><text:s/></text:span><text:span text:style-name="T42_31">a</text:span><text:span text:style-name="T42_32"><text:s/></text:span><text:span text:style-name="T42_33">ser</text:span><text:span text:style-name="T42_34"><text:s/></text:span><text:span text:style-name="T42_35">desenvolvido</text:span><text:span text:style-name="T42_36">;</text:span></text:p>
        </text:list-item>
        <text:list-item>
          <text:p text:style-name="P43"><text:span text:style-name="T43_1">Derivar</text:span><text:span text:style-name="T43_2"><text:s/></text:span><text:span text:style-name="T43_3">os</text:span><text:span text:style-name="T43_4"><text:s/></text:span><text:span text:style-name="T43_5">casos</text:span><text:span text:style-name="T43_6"><text:s/></text:span><text:span text:style-name="T43_7">de</text:span><text:span text:style-name="T43_8"><text:s/></text:span><text:span text:style-name="T43_9">uso</text:span><text:span text:style-name="T43_10"><text:s/></text:span><text:span text:style-name="T43_11">e</text:span><text:span text:style-name="T43_12"><text:s/></text:span><text:span text:style-name="T43_13">requisitos</text:span><text:span text:style-name="T43_14"><text:s/></text:span><text:span text:style-name="T43_15">do</text:span><text:span text:style-name="T43_16"><text:s/></text:span><text:span text:style-name="T43_17">sistema</text:span><text:span text:style-name="T43_18"><text:s/></text:span><text:span text:style-name="T43_19">de</text:span><text:span text:style-name="T43_20"><text:s/></text:span><text:span text:style-name="T43_21">forma</text:span><text:span text:style-name="T43_22"><text:s/></text:span><text:span text:style-name="T43_23">a</text:span><text:span text:style-name="T43_24"><text:s/></text:span><text:span text:style-name="T43_25">orientar</text:span><text:span text:style-name="T43_26"><text:s/></text:span><text:span text:style-name="T43_27">a</text:span><text:span text:style-name="T43_28"><text:s/></text:span><text:span text:style-name="T43_29">equipe</text:span><text:span text:style-name="T43_30"><text:s/></text:span><text:span text:style-name="T43_31">de</text:span><text:span text:style-name="T43_32"><text:s/></text:span><text:span text:style-name="T43_33">que</text:span><text:span text:style-name="T43_34"><text:s/></text:span><text:span text:style-name="T43_35">será</text:span><text:span text:style-name="T43_36"><text:s/></text:span><text:span text:style-name="T43_37">responsável</text:span><text:span text:style-name="T43_38"><text:s/></text:span><text:span text:style-name="T43_39">pelo</text:span><text:span text:style-name="T43_40"><text:s/></text:span><text:span text:style-name="T43_41">seu</text:span><text:span text:style-name="T43_42"><text:s/></text:span><text:span text:style-name="T43_43">desenvolvimento</text:span><text:span text:style-name="T43_44">;</text:span></text:p>
        </text:list-item>
        <text:list-item>
          <text:p text:style-name="P44"><text:span text:style-name="T44_1">Estabelecer</text:span><text:span text:style-name="T44_2"><text:s/></text:span><text:span text:style-name="T44_3">um</text:span><text:span text:style-name="T44_4"><text:s/></text:span><text:span text:style-name="T44_5">contrato</text:span><text:span text:style-name="T44_6"><text:s/></text:span><text:span text:style-name="T44_7">para</text:span><text:span text:style-name="T44_8"><text:s/></text:span><text:span text:style-name="T44_9">negociação</text:span><text:span text:style-name="T44_10"><text:s/></text:span><text:span text:style-name="T44_11">e</text:span><text:span text:style-name="T44_12"><text:s/></text:span><text:span text:style-name="T44_13">concordância</text:span><text:span text:style-name="T44_14"><text:s/></text:span><text:span text:style-name="T44_15">entre</text:span><text:span text:style-name="T44_16"><text:s/></text:span><text:span text:style-name="T44_17">todos</text:span><text:span text:style-name="T44_18"><text:s/></text:span><text:span text:style-name="T44_19">os</text:span><text:span text:style-name="T44_20"><text:s/></text:span><text:span text:style-name="T44_21">interessados</text:span><text:span text:style-name="T44_22">;</text:span></text:p>
        </text:list-item>
        <text:list-item>
          <text:p text:style-name="P45"><text:span text:style-name="T45_1">Reduzir</text:span><text:span text:style-name="T45_2"><text:s/></text:span><text:span text:style-name="T45_3">retrabalho</text:span><text:span text:style-name="T45_4"><text:s/></text:span><text:span text:style-name="T45_5">com</text:span><text:span text:style-name="T45_6"><text:s/></text:span><text:span text:style-name="T45_7">projeto</text:span><text:span text:style-name="T45_8">,<text:s/></text:span><text:span text:style-name="T45_9">codificação</text:span><text:span text:style-name="T45_10"><text:s/></text:span><text:span text:style-name="T45_11">e</text:span><text:span text:style-name="T45_12"><text:s/></text:span><text:span text:style-name="T45_13">teste</text:span><text:span text:style-name="T45_14"><text:s/></text:span><text:span text:style-name="T45_15">através</text:span><text:span text:style-name="T45_16"><text:s/></text:span><text:span text:style-name="T45_17">da</text:span><text:span text:style-name="T45_18"><text:s/></text:span><text:span text:style-name="T45_19">especificação</text:span><text:span text:style-name="T45_20"><text:s/></text:span><text:span text:style-name="T45_21">rigorosa</text:span><text:span text:style-name="T45_22"><text:s/></text:span><text:span text:style-name="T45_23">e</text:span><text:span text:style-name="T45_24"><text:s/></text:span><text:span text:style-name="T45_25">completa</text:span><text:span text:style-name="T45_26"><text:s/></text:span><text:span text:style-name="T45_27">dos</text:span><text:span text:style-name="T45_28"><text:s/></text:span><text:span text:style-name="T45_29">requisitos</text:span><text:span text:style-name="T45_30">;</text:span></text:p>
        </text:list-item>
        <text:list-item>
          <text:p text:style-name="P46"><text:span text:style-name="T46_1">Prover</text:span><text:span text:style-name="T46_2"><text:s/></text:span><text:span text:style-name="T46_3">uma</text:span><text:span text:style-name="T46_4"><text:s/></text:span><text:span text:style-name="T46_5">base</text:span><text:span text:style-name="T46_6"><text:s/></text:span><text:span text:style-name="T46_7">para</text:span><text:span text:style-name="T46_8"><text:s/></text:span><text:span text:style-name="T46_9">avaliação</text:span><text:span text:style-name="T46_10"><text:s/></text:span><text:span text:style-name="T46_11">de</text:span><text:span text:style-name="T46_12"><text:s/></text:span><text:span text:style-name="T46_13">prazos</text:span><text:span text:style-name="T46_14"><text:s/></text:span><text:span text:style-name="T46_15">e</text:span><text:span text:style-name="T46_16"><text:s/></text:span><text:span text:style-name="T46_17">custos</text:span><text:span text:style-name="T46_18"><text:s/></text:span><text:span text:style-name="T46_19">de</text:span><text:span text:style-name="T46_20"><text:s/></text:span><text:span text:style-name="T46_21">desenvolvimento</text:span><text:span text:style-name="T46_22">;</text:span></text:p>
        </text:list-item>
        <text:list-item>
          <text:p text:style-name="P47"><text:span text:style-name="T47_1">Facilitar</text:span><text:span text:style-name="T47_2"><text:s/></text:span><text:span text:style-name="T47_3">a</text:span><text:span text:style-name="T47_4"><text:s/></text:span><text:span text:style-name="T47_5">transferência</text:span><text:span text:style-name="T47_6"><text:s/></text:span><text:span text:style-name="T47_7">dos</text:span><text:span text:style-name="T47_8"><text:s/></text:span><text:span text:style-name="T47_9">produtos</text:span><text:span text:style-name="T47_10"><text:s/></text:span><text:span text:style-name="T47_11">do</text:span><text:span text:style-name="T47_12"><text:s/></text:span><text:span text:style-name="T47_13">desenvolvimento</text:span><text:span text:style-name="T47_14"><text:s/></text:span><text:span text:style-name="T47_15">para</text:span><text:span text:style-name="T47_16"><text:s/></text:span><text:span text:style-name="T47_17">novos</text:span><text:span text:style-name="T47_18"><text:s/></text:span><text:span text:style-name="T47_19">usuários</text:span><text:span text:style-name="T47_20">,<text:s/></text:span><text:span text:style-name="T47_21">novos</text:span><text:span text:style-name="T47_22"><text:s/></text:span><text:span text:style-name="T47_23">clientes</text:span><text:span text:style-name="T47_24">,<text:s/></text:span><text:span text:style-name="T47_25">novos</text:span><text:span text:style-name="T47_26"><text:s/></text:span><text:span text:style-name="T47_27">ambientes</text:span><text:span text:style-name="T47_28"><text:s/></text:span><text:span text:style-name="T47_29">operacionais</text:span><text:span text:style-name="T47_30"><text:s/></text:span><text:span text:style-name="T47_31">e</text:span><text:span text:style-name="T47_32"><text:s/></text:span><text:span text:style-name="T47_33">novas</text:span><text:span text:style-name="T47_34"><text:s/></text:span><text:span text:style-name="T47_35">equipes</text:span><text:span text:style-name="T47_36"><text:s/></text:span><text:span text:style-name="T47_37">de</text:span><text:span text:style-name="T47_38"><text:s/></text:span><text:span text:style-name="T47_39">desenvolvimento</text:span><text:span text:style-name="T47_40"><text:s/></text:span><text:span text:style-name="T47_41">e</text:span><text:span text:style-name="T47_42"><text:s/></text:span><text:span text:style-name="T47_43">manutenção</text:span><text:span text:style-name="T47_44">;</text:span></text:p>
        </text:list-item>
        <text:list-item>
          <text:p text:style-name="P48"><text:span text:style-name="T48_1">Prover</text:span><text:span text:style-name="T48_2"><text:s/></text:span><text:span text:style-name="T48_3">uma</text:span><text:span text:style-name="T48_4"><text:s/></text:span><text:span text:style-name="T48_5">base</text:span><text:span text:style-name="T48_6"><text:s/></text:span><text:span text:style-name="T48_7">para</text:span><text:span text:style-name="T48_8"><text:s/></text:span><text:span text:style-name="T48_9">a</text:span><text:span text:style-name="T48_10"><text:s/></text:span><text:span text:style-name="T48_11">evolução</text:span><text:span text:style-name="T48_12"><text:s/></text:span><text:span text:style-name="T48_13">futura</text:span><text:span text:style-name="T48_14"><text:s/></text:span><text:span text:style-name="T48_15">do</text:span><text:span text:style-name="T48_16"><text:s/></text:span><text:span text:style-name="T48_17">sistema</text:span><text:span text:style-name="T48_18"><text:s/></text:span><text:span text:style-name="T48_19">a</text:span><text:span text:style-name="T48_20"><text:s/></text:span><text:span text:style-name="T48_21">partir</text:span><text:span text:style-name="T48_22"><text:s/></text:span><text:span text:style-name="T48_23">de</text:span><text:span text:style-name="T48_24"><text:s/></text:span><text:span text:style-name="T48_25">uma</text:span><text:span text:style-name="T48_26"><text:s/></text:span><text:span text:style-name="T48_27">versão</text:span><text:span text:style-name="T48_28"><text:s/></text:span><text:span text:style-name="T48_29">aprovada</text:span><text:span text:style-name="T48_30"><text:s/>(</text:span><text:span text:style-name="T48_31">linha</text:span><text:span text:style-name="T48_32"><text:s/></text:span><text:span text:style-name="T48_33">de</text:span><text:span text:style-name="T48_34"><text:s/></text:span><text:span text:style-name="T48_35">base</text:span><text:span text:style-name="T48_36">)<text:s/></text:span><text:span text:style-name="T48_37">deste</text:span><text:span text:style-name="T48_38"><text:s/></text:span><text:span text:style-name="T48_39">documento</text:span><text:span text:style-name="T48_40">.</text:span></text:p>
        </text:list-item>
      </text:list>
      <text:p text:style-name="P49"><text:bookmark-start text:name="h.tyjcwt"/><text:bookmark-end text:name="h.tyjcwt"/></text:p>
      <text:p text:style-name="P50"><text:span text:style-name="T50_1">1.2.<text:s text:c="4"/></text:span><text:span text:style-name="T50_2">Público</text:span><text:span text:style-name="T50_3"><text:s/></text:span><text:span text:style-name="T50_4">Alvo</text:span></text:p>
      <text:p text:style-name="P51"><text:bookmark-start text:name="h.3dy6vkm"/><text:bookmark-end text:name="h.3dy6vkm"/><text:span text:style-name="T51_1">Identificar</text:span><text:span text:style-name="T51_2"><text:s/></text:span><text:span text:style-name="T51_3">o</text:span><text:span text:style-name="T51_4"><text:s/></text:span><text:span text:style-name="T51_5">público</text:span><text:span text:style-name="T51_6"><text:s/></text:span><text:span text:style-name="T51_7">alvo</text:span><text:span text:style-name="T51_8"><text:s/></text:span><text:span text:style-name="T51_9">do</text:span><text:span text:style-name="T51_10"><text:s/></text:span><text:span text:style-name="T51_11">documento</text:span><text:span text:style-name="T51_12">,<text:s/></text:span><text:span text:style-name="T51_13">isto</text:span><text:span text:style-name="T51_14"><text:s/></text:span><text:span text:style-name="T51_15">é</text:span><text:span text:style-name="T51_16">,<text:s/></text:span><text:span text:style-name="T51_17">todos</text:span><text:span text:style-name="T51_18"><text:s/></text:span><text:span text:style-name="T51_19">os</text:span><text:span text:style-name="T51_20"><text:s/></text:span><text:span text:style-name="T51_21">perfis</text:span><text:span text:style-name="T51_22"><text:s/></text:span><text:span text:style-name="T51_23">de</text:span><text:span text:style-name="T51_24"><text:s/></text:span><text:span text:style-name="T51_25">pessoas</text:span><text:span text:style-name="T51_26"><text:s/></text:span><text:span text:style-name="T51_27">que</text:span><text:span text:style-name="T51_28"><text:s/></text:span><text:span text:style-name="T51_29">terão</text:span><text:span text:style-name="T51_30"><text:s/></text:span><text:span text:style-name="T51_31">interesse</text:span><text:span text:style-name="T51_32"><text:s/></text:span><text:span text:style-name="T51_33">na</text:span><text:span text:style-name="T51_34"><text:s/></text:span><text:span text:style-name="T51_35">sua</text:span><text:span text:style-name="T51_36"><text:s/></text:span><text:span text:style-name="T51_37">leitura</text:span><text:span text:style-name="T51_38">.<text:s/></text:span><text:span text:style-name="T51_39">Os</text:span><text:span text:style-name="T51_40"><text:s/></text:span><text:span text:style-name="T51_41">interesses</text:span><text:span text:style-name="T51_42"><text:s/></text:span><text:span text:style-name="T51_43">de</text:span><text:span text:style-name="T51_44"><text:s/></text:span><text:span text:style-name="T51_45">cada</text:span><text:span text:style-name="T51_46"><text:s/></text:span><text:span text:style-name="T51_47">perfil</text:span><text:span text:style-name="T51_48"><text:s/></text:span><text:span text:style-name="T51_49">na</text:span><text:span text:style-name="T51_50"><text:s/></text:span><text:span text:style-name="T51_51">leitura</text:span><text:span text:style-name="T51_52"><text:s/></text:span><text:span text:style-name="T51_53">do</text:span><text:span text:style-name="T51_54"><text:s/></text:span><text:span text:style-name="T51_55">documento</text:span><text:span text:style-name="T51_56"><text:s/></text:span><text:span text:style-name="T51_57">também</text:span><text:span text:style-name="T51_58"><text:s/></text:span><text:span text:style-name="T51_59">devem</text:span><text:span text:style-name="T51_60"><text:s/></text:span><text:span text:style-name="T51_61">ser</text:span><text:span text:style-name="T51_62"><text:s/></text:span><text:span text:style-name="T51_63">descritos</text:span><text:span text:style-name="T51_64">.</text:span></text:p>
      <text:p text:style-name="P52"><text:span text:style-name="T52_1">1.3.<text:s text:c="4"/></text:span><text:span text:style-name="T52_2">Organização</text:span><text:span text:style-name="T52_3"><text:s/></text:span><text:span text:style-name="T52_4">do</text:span><text:span text:style-name="T52_5"><text:s/></text:span><text:span text:style-name="T52_6">documento</text:span></text:p>
      <text:p text:style-name="P53"><text:bookmark-start text:name="h.1t3h5sf"/><text:bookmark-end text:name="h.1t3h5sf"/><text:span text:style-name="T53_1">Descrever</text:span><text:span text:style-name="T53_2"><text:s/></text:span><text:span text:style-name="T53_3">sucintamente</text:span><text:span text:style-name="T53_4"><text:s/></text:span><text:span text:style-name="T53_5">a</text:span><text:span text:style-name="T53_6"><text:s/></text:span><text:span text:style-name="T53_7">organização</text:span><text:span text:style-name="T53_8"><text:s/></text:span><text:span text:style-name="T53_9">do</text:span><text:span text:style-name="T53_10"><text:s/></text:span><text:span text:style-name="T53_11">documento</text:span><text:span text:style-name="T53_12"><text:s/></text:span><text:span text:style-name="T53_13">em</text:span><text:span text:style-name="T53_14"><text:s/></text:span><text:span text:style-name="T53_15">seções</text:span><text:span text:style-name="T53_16"><text:s/></text:span><text:span text:style-name="T53_17">e</text:span><text:span text:style-name="T53_18"><text:s/></text:span><text:span text:style-name="T53_19">o</text:span><text:span text:style-name="T53_20"><text:s/></text:span><text:span text:style-name="T53_21">conteúdo</text:span><text:span text:style-name="T53_22"><text:s/></text:span><text:span text:style-name="T53_23">de</text:span><text:span text:style-name="T53_24"><text:s/></text:span><text:span text:style-name="T53_25">cada</text:span><text:span text:style-name="T53_26"><text:s/></text:span><text:span text:style-name="T53_27">seção</text:span><text:span text:style-name="T53_28">.<text:s/></text:span><text:span text:style-name="T53_29">Não</text:span><text:span text:style-name="T53_30"><text:s/></text:span><text:span text:style-name="T53_31">há</text:span><text:span text:style-name="T53_32"><text:s/></text:span><text:span text:style-name="T53_33">necessidade</text:span><text:span text:style-name="T53_34"><text:s/></text:span><text:span text:style-name="T53_35">de</text:span><text:span text:style-name="T53_36"><text:s/></text:span><text:span text:style-name="T53_37">descer</text:span><text:span text:style-name="T53_38"><text:s/></text:span><text:span text:style-name="T53_39">ao</text:span><text:span text:style-name="T53_40"><text:s/></text:span><text:span text:style-name="T53_41">nível</text:span><text:span text:style-name="T53_42"><text:s/></text:span><text:span text:style-name="T53_43">de</text:span><text:span text:style-name="T53_44"><text:s/></text:span><text:span text:style-name="T53_45">subseções</text:span><text:span text:style-name="T53_46">.</text:span></text:p>
      <text:p text:style-name="P54"/>
      <text:p text:style-name="P55"><text:bookmark-start text:name="h.4d34og8"/><text:bookmark-end text:name="h.4d34og8"/><text:span text:style-name="T55_1">2.<text:s text:c="2"/></text:span><text:span text:style-name="T55_2">Descrição</text:span><text:span text:style-name="T55_3"><text:s/></text:span><text:span text:style-name="T55_4">do</text:span><text:span text:style-name="T55_5"><text:s/></text:span><text:span text:style-name="T55_6">problema</text:span><text:span text:style-name="T55_7"><text:s/></text:span><text:span text:style-name="T55_8">e</text:span><text:span text:style-name="T55_9"><text:s/></text:span><text:span text:style-name="T55_10">do</text:span><text:span text:style-name="T55_11"><text:s/></text:span><text:span text:style-name="T55_12">sistema</text:span></text:p>
      <text:p text:style-name="P56"><text:bookmark-start text:name="h.2s8eyo1"/><text:bookmark-end text:name="h.2s8eyo1"/><text:span text:style-name="T56_1">Nesta</text:span><text:span text:style-name="T56_2"><text:s/></text:span><text:span text:style-name="T56_3">seção</text:span><text:span text:style-name="T56_4"><text:s/></text:span><text:span text:style-name="T56_5">o</text:span><text:span text:style-name="T56_6"><text:s/></text:span><text:span text:style-name="T56_7">sistema</text:span><text:span text:style-name="T56_8"><text:s/></text:span><text:span text:style-name="T56_9">objeto</text:span><text:span text:style-name="T56_10"><text:s/></text:span><text:span text:style-name="T56_11">da</text:span><text:span text:style-name="T56_12"><text:s/></text:span><text:span text:style-name="T56_13">especificação</text:span><text:span text:style-name="T56_14"><text:s/></text:span><text:span text:style-name="T56_15">de</text:span><text:span text:style-name="T56_16"><text:s/></text:span><text:span text:style-name="T56_17">requisitos</text:span><text:span text:style-name="T56_18"><text:s/></text:span><text:span text:style-name="T56_19">deve</text:span><text:span text:style-name="T56_20"><text:s/></text:span><text:span text:style-name="T56_21">ser</text:span><text:span text:style-name="T56_22"><text:s/></text:span><text:span text:style-name="T56_23">descrito</text:span><text:span text:style-name="T56_24">.<text:s/></text:span><text:span text:style-name="T56_25">O</text:span><text:span text:style-name="T56_26"><text:s/></text:span><text:span text:style-name="T56_27">domínio</text:span><text:span text:style-name="T56_28"><text:s/></text:span><text:span text:style-name="T56_29">do</text:span><text:span text:style-name="T56_30"><text:s/></text:span><text:span text:style-name="T56_31">problema</text:span><text:span text:style-name="T56_32"><text:s/></text:span><text:span text:style-name="T56_33">que</text:span><text:span text:style-name="T56_34"><text:s/></text:span><text:span text:style-name="T56_35">deverá</text:span><text:span text:style-name="T56_36"><text:s/></text:span><text:span text:style-name="T56_37">ser</text:span><text:span text:style-name="T56_38"><text:s/></text:span><text:span text:style-name="T56_39">resolvido</text:span><text:span text:style-name="T56_40"><text:s/></text:span><text:span text:style-name="T56_41">pelo</text:span><text:span text:style-name="T56_42"><text:s/></text:span><text:span text:style-name="T56_43">sistema</text:span><text:span text:style-name="T56_44"><text:s/></text:span><text:span text:style-name="T56_45">deve</text:span><text:span text:style-name="T56_46"><text:s/></text:span><text:span text:style-name="T56_47">ser</text:span><text:span text:style-name="T56_48"><text:s/></text:span><text:span text:style-name="T56_49">explicado</text:span><text:span text:style-name="T56_50"><text:s/></text:span><text:span text:style-name="T56_51">e</text:span><text:span text:style-name="T56_52"><text:s/></text:span><text:span text:style-name="T56_53">também</text:span><text:span text:style-name="T56_54"><text:s/></text:span><text:span text:style-name="T56_55">as</text:span><text:span text:style-name="T56_56"><text:s/></text:span><text:span text:style-name="T56_57">características</text:span><text:span text:style-name="T56_58"><text:s/></text:span><text:span text:style-name="T56_59">específicas</text:span><text:span text:style-name="T56_60"><text:s/></text:span><text:span text:style-name="T56_61">do</text:span><text:span text:style-name="T56_62"><text:s/></text:span><text:span text:style-name="T56_63">problema</text:span><text:span text:style-name="T56_64"><text:s/></text:span><text:span text:style-name="T56_65">no</text:span><text:span text:style-name="T56_66"><text:s/></text:span><text:span text:style-name="T56_67">contexto</text:span><text:span text:style-name="T56_68"><text:s/></text:span><text:span text:style-name="T56_69">da</text:span><text:span text:style-name="T56_70"><text:s/></text:span><text:span text:style-name="T56_71">empresa</text:span><text:span text:style-name="T56_72"><text:s/></text:span><text:span text:style-name="T56_73">em</text:span><text:span text:style-name="T56_74"><text:s/></text:span><text:span text:style-name="T56_75">que</text:span><text:span text:style-name="T56_76"><text:s/></text:span><text:span text:style-name="T56_77">o</text:span><text:span text:style-name="T56_78"><text:s/></text:span><text:span text:style-name="T56_79">sistema</text:span><text:span text:style-name="T56_80"><text:s/></text:span><text:span text:style-name="T56_81">deverá</text:span><text:span text:style-name="T56_82"><text:s/></text:span><text:span text:style-name="T56_83">ser</text:span><text:span text:style-name="T56_84"><text:s/></text:span><text:span text:style-name="T56_85">utilizado</text:span><text:span text:style-name="T56_86">.<text:s/></text:span><text:span text:style-name="T56_87">As</text:span><text:span text:style-name="T56_88"><text:s/></text:span><text:span text:style-name="T56_89">subseções</text:span><text:span text:style-name="T56_90"><text:s/></text:span><text:span text:style-name="T56_91">seguintes</text:span><text:span text:style-name="T56_92"><text:s/></text:span><text:span text:style-name="T56_93">podem</text:span><text:span text:style-name="T56_94"><text:s/></text:span><text:span text:style-name="T56_95">ser</text:span><text:span text:style-name="T56_96"><text:s/></text:span><text:span text:style-name="T56_97">colocadas</text:span><text:span text:style-name="T56_98"><text:s/></text:span><text:span text:style-name="T56_99">no</text:span><text:span text:style-name="T56_100"><text:s/></text:span><text:span text:style-name="T56_101">documento</text:span><text:span text:style-name="T56_102"><text:s/></text:span><text:span text:style-name="T56_103">EOR</text:span><text:span text:style-name="T56_104"><text:s/></text:span><text:span text:style-name="T56_105">para</text:span><text:span text:style-name="T56_106"><text:s/></text:span><text:span text:style-name="T56_107">separar</text:span><text:span text:style-name="T56_108"><text:s/></text:span><text:span text:style-name="T56_109">cada</text:span><text:span text:style-name="T56_110"><text:s/></text:span><text:span text:style-name="T56_111">conteúdo</text:span><text:span text:style-name="T56_112"><text:s/></text:span><text:span text:style-name="T56_113">específico</text:span><text:span text:style-name="T56_114">,<text:s/></text:span><text:span text:style-name="T56_115">mas</text:span><text:span text:style-name="T56_116"><text:s/></text:span><text:span text:style-name="T56_117">também</text:span><text:span text:style-name="T56_118"><text:s/></text:span><text:span text:style-name="T56_119">pode</text:span><text:span text:style-name="T56_120"><text:s/></text:span><text:span text:style-name="T56_121">ser</text:span><text:span text:style-name="T56_122"><text:s/></text:span><text:span text:style-name="T56_123">usado</text:span><text:span text:style-name="T56_124"><text:s/></text:span><text:span text:style-name="T56_125">um</text:span><text:span text:style-name="T56_126"><text:s/></text:span><text:span text:style-name="T56_127">estilo</text:span><text:span text:style-name="T56_128"><text:s/></text:span><text:span text:style-name="T56_129">de</text:span><text:span text:style-name="T56_130"><text:s/></text:span><text:span text:style-name="T56_131">texto</text:span><text:span text:style-name="T56_132"><text:s/></text:span><text:span text:style-name="T56_133">sem</text:span><text:span text:style-name="T56_134"><text:s/></text:span><text:span text:style-name="T56_135">separação</text:span><text:span text:style-name="T56_136"><text:s/></text:span><text:span text:style-name="T56_137">de</text:span><text:span text:style-name="T56_138"><text:s/></text:span><text:span text:style-name="T56_139">subseções</text:span><text:span text:style-name="T56_140"><text:s/></text:span><text:span text:style-name="T56_141">desde</text:span><text:span text:style-name="T56_142"><text:s/></text:span><text:span text:style-name="T56_143">que</text:span><text:span text:style-name="T56_144"><text:s/></text:span><text:span text:style-name="T56_145">todo</text:span><text:span text:style-name="T56_146"><text:s/></text:span><text:span text:style-name="T56_147">o</text:span><text:span text:style-name="T56_148"><text:s/></text:span><text:span text:style-name="T56_149">conteúdo</text:span><text:span text:style-name="T56_150"><text:s/></text:span><text:span text:style-name="T56_151">seja</text:span><text:span text:style-name="T56_152"><text:s/></text:span><text:span text:style-name="T56_153">coberto</text:span><text:span text:style-name="T56_154">.<text:s/></text:span></text:p>
      <text:p text:style-name="P57"><text:span text:style-name="T57_1">2.1.<text:s text:c="4"/></text:span><text:span text:style-name="T57_2">Identificação</text:span><text:span text:style-name="T57_3"><text:s/></text:span><text:span text:style-name="T57_4">e</text:span><text:span text:style-name="T57_5"><text:s/></text:span><text:span text:style-name="T57_6">missão</text:span><text:span text:style-name="T57_7"><text:s/></text:span><text:span text:style-name="T57_8">do</text:span><text:span text:style-name="T57_9"><text:s/></text:span><text:span text:style-name="T57_10">Sistema</text:span></text:p>
      <text:p text:style-name="P58"><text:bookmark-start text:name="h.17dp8vu"/><text:bookmark-end text:name="h.17dp8vu"/><text:span text:style-name="T58_1">Identificar</text:span><text:span text:style-name="T58_2"><text:s/></text:span><text:span text:style-name="T58_3">o</text:span><text:span text:style-name="T58_4"><text:s/></text:span><text:span text:style-name="T58_5">sistema</text:span><text:span text:style-name="T58_6"><text:s/></text:span><text:span text:style-name="T58_7">objeto</text:span><text:span text:style-name="T58_8"><text:s/></text:span><text:span text:style-name="T58_9">da</text:span><text:span text:style-name="T58_10"><text:s/></text:span><text:span text:style-name="T58_11">especificação</text:span><text:span text:style-name="T58_12"><text:s/></text:span><text:span text:style-name="T58_13">de</text:span><text:span text:style-name="T58_14"><text:s/></text:span><text:span text:style-name="T58_15">requisitos</text:span><text:span text:style-name="T58_16"><text:s/></text:span><text:span text:style-name="T58_17">e</text:span><text:span text:style-name="T58_18"><text:s/></text:span><text:span text:style-name="T58_19">definir</text:span><text:span text:style-name="T58_20"><text:s/></text:span><text:span text:style-name="T58_21">em</text:span><text:span text:style-name="T58_22"><text:s/></text:span><text:span text:style-name="T58_23">poucas</text:span><text:span text:style-name="T58_24"><text:s/></text:span><text:span text:style-name="T58_25">palavras</text:span><text:span text:style-name="T58_26"><text:s/></text:span><text:span text:style-name="T58_27">qual</text:span><text:span text:style-name="T58_28"><text:s/></text:span><text:span text:style-name="T58_29">é</text:span><text:span text:style-name="T58_30"><text:s/></text:span><text:span text:style-name="T58_31">a</text:span><text:span text:style-name="T58_32"><text:s/></text:span><text:span text:style-name="T58_33">missão</text:span><text:span text:style-name="T58_34"><text:s/></text:span><text:span text:style-name="T58_35">do</text:span><text:span text:style-name="T58_36"><text:s/></text:span><text:span text:style-name="T58_37">sistema</text:span><text:span text:style-name="T58_38"><text:s/></text:span><text:span text:style-name="T58_39">que</text:span><text:span text:style-name="T58_40"><text:s/></text:span><text:span text:style-name="T58_41">está</text:span><text:span text:style-name="T58_42"><text:s/></text:span><text:span text:style-name="T58_43">sendo</text:span><text:span text:style-name="T58_44"><text:s/></text:span><text:span text:style-name="T58_45">considerado</text:span><text:span text:style-name="T58_46"><text:s/></text:span><text:span text:style-name="T58_47">neste</text:span><text:span text:style-name="T58_48"><text:s/></text:span><text:span text:style-name="T58_49">documento</text:span><text:span text:style-name="T58_50">.</text:span></text:p>
      <text:p text:style-name="P59"><text:span text:style-name="T59_1">2.2.<text:s text:c="4"/></text:span><text:span text:style-name="T59_2">Domínio</text:span><text:span text:style-name="T59_3"><text:s/></text:span><text:span text:style-name="T59_4">do</text:span><text:span text:style-name="T59_5"><text:s/></text:span><text:span text:style-name="T59_6">problema</text:span><text:span text:style-name="T59_7"><text:s/></text:span><text:span text:style-name="T59_8">e</text:span><text:span text:style-name="T59_9"><text:s/></text:span><text:span text:style-name="T59_10">contexto</text:span><text:span text:style-name="T59_11"><text:s/></text:span><text:span text:style-name="T59_12">de</text:span><text:span text:style-name="T59_13"><text:s/></text:span><text:span text:style-name="T59_14">sua</text:span><text:span text:style-name="T59_15"><text:s/></text:span><text:span text:style-name="T59_16">aplicação</text:span></text:p>
      <text:p text:style-name="P60"><text:span text:style-name="T60_1">A</text:span><text:span text:style-name="T60_2"><text:s/></text:span><text:span text:style-name="T60_3">descrição</text:span><text:span text:style-name="T60_4"><text:s/></text:span><text:span text:style-name="T60_5">do</text:span><text:span text:style-name="T60_6"><text:s/></text:span><text:span text:style-name="T60_7">domínio</text:span><text:span text:style-name="T60_8"><text:s/></text:span><text:span text:style-name="T60_9">do</text:span><text:span text:style-name="T60_10"><text:s/></text:span><text:span text:style-name="T60_11">problema</text:span><text:span text:style-name="T60_12"><text:s/></text:span><text:span text:style-name="T60_13">deve</text:span><text:span text:style-name="T60_14"><text:s/></text:span><text:span text:style-name="T60_15">complementar</text:span><text:span text:style-name="T60_16"><text:s/></text:span><text:span text:style-name="T60_17">e</text:span><text:span text:style-name="T60_18"><text:s/></text:span><text:span text:style-name="T60_19">detalhar</text:span><text:span text:style-name="T60_20"><text:s/></text:span><text:span text:style-name="T60_21">a</text:span><text:span text:style-name="T60_22"><text:s/></text:span><text:span text:style-name="T60_23">visão</text:span><text:span text:style-name="T60_24"><text:s/></text:span><text:span text:style-name="T60_25">geral</text:span><text:span text:style-name="T60_26"><text:s/></text:span><text:span text:style-name="T60_27">do</text:span><text:span text:style-name="T60_28"><text:s/></text:span><text:span text:style-name="T60_29">domínio</text:span><text:span text:style-name="T60_30"><text:s/></text:span><text:span text:style-name="T60_31">do</text:span><text:span text:style-name="T60_32"><text:s/></text:span><text:span text:style-name="T60_33">problema</text:span><text:span text:style-name="T60_34"><text:s/></text:span><text:span text:style-name="T60_35">identificando</text:span><text:span text:style-name="T60_36"><text:s/></text:span><text:span text:style-name="T60_37">o</text:span><text:span text:style-name="T60_38"><text:s/></text:span><text:span text:style-name="T60_39">contexto</text:span><text:span text:style-name="T60_40"><text:s/></text:span><text:span text:style-name="T60_41">deste</text:span><text:span text:style-name="T60_42"><text:s/></text:span><text:span text:style-name="T60_43">problema</text:span><text:span text:style-name="T60_44"><text:s/></text:span><text:span text:style-name="T60_45">no</text:span><text:span text:style-name="T60_46"><text:s/></text:span><text:span text:style-name="T60_47">ambiente</text:span><text:span text:style-name="T60_48"><text:s/></text:span><text:span text:style-name="T60_49">alvo</text:span><text:span text:style-name="T60_50"><text:s/>(</text:span><text:span text:style-name="T60_51">ambiente</text:span><text:span text:style-name="T60_52"><text:s/></text:span><text:span text:style-name="T60_53">do</text:span><text:span text:style-name="T60_54"><text:s/></text:span><text:span text:style-name="T60_55">cliente</text:span><text:span text:style-name="T60_56"><text:s/></text:span><text:span text:style-name="T60_57">alvo</text:span><text:span text:style-name="T60_58">).</text:span></text:p>
      <text:p text:style-name="P61"><text:span text:style-name="T61_1">Exemplo</text:span><text:span text:style-name="T61_2">:</text:span></text:p>
      <text:p text:style-name="P62"><text:bookmark-start text:name="h.e1y11fmddck5"/><text:bookmark-end text:name="h.e1y11fmddck5"/><text:span text:style-name="T62_1">Suponha</text:span><text:span text:style-name="T62_2"><text:s/></text:span><text:span text:style-name="T62_3">que</text:span><text:span text:style-name="T62_4"><text:s/></text:span><text:span text:style-name="T62_5">o</text:span><text:span text:style-name="T62_6"><text:s/></text:span><text:span text:style-name="T62_7">domínio</text:span><text:span text:style-name="T62_8"><text:s/></text:span><text:span text:style-name="T62_9">do</text:span><text:span text:style-name="T62_10"><text:s/></text:span><text:span text:style-name="T62_11">problema</text:span><text:span text:style-name="T62_12"><text:s/></text:span><text:span text:style-name="T62_13">seja</text:span><text:span text:style-name="T62_14"><text:s/></text:span><text:span text:style-name="T62_15">a</text:span><text:span text:style-name="T62_16"><text:s/></text:span><text:span text:style-name="T62_17">venda</text:span><text:span text:style-name="T62_18"><text:s/></text:span><text:span text:style-name="T62_19">de</text:span><text:span text:style-name="T62_20"><text:s/></text:span><text:span text:style-name="T62_21">produtos</text:span><text:span text:style-name="T62_22"><text:s/></text:span><text:span text:style-name="T62_23">em</text:span><text:span text:style-name="T62_24"><text:s/></text:span><text:span text:style-name="T62_25">um</text:span><text:span text:style-name="T62_26"><text:s/></text:span><text:span text:style-name="T62_27">comércio</text:span><text:span text:style-name="T62_28"><text:s/></text:span><text:span text:style-name="T62_29">varejista</text:span><text:span text:style-name="T62_30">.<text:s/></text:span><text:span text:style-name="T62_31">Esta</text:span><text:span text:style-name="T62_32"><text:s/></text:span><text:span text:style-name="T62_33">seção</text:span><text:span text:style-name="T62_34"><text:s/></text:span><text:span text:style-name="T62_35">deverá</text:span><text:span text:style-name="T62_36"><text:s/></text:span><text:span text:style-name="T62_37">explicar</text:span><text:span text:style-name="T62_38"><text:s/></text:span><text:span text:style-name="T62_39">em</text:span><text:span text:style-name="T62_40"><text:s/></text:span><text:span text:style-name="T62_41">que</text:span><text:span text:style-name="T62_42"><text:s/></text:span><text:span text:style-name="T62_43">consiste</text:span><text:span text:style-name="T62_44"><text:s/></text:span><text:span text:style-name="T62_45">o</text:span><text:span text:style-name="T62_46"><text:s/></text:span><text:span text:style-name="T62_47">problema</text:span><text:span text:style-name="T62_48"><text:s/></text:span><text:span text:style-name="T62_49">de</text:span><text:span text:style-name="T62_50"><text:s/></text:span><text:span text:style-name="T62_51">vender</text:span><text:span text:style-name="T62_52"><text:s/></text:span><text:span text:style-name="T62_53">produtos</text:span><text:span text:style-name="T62_54"><text:s/></text:span><text:span text:style-name="T62_55">em</text:span><text:span text:style-name="T62_56"><text:s/></text:span><text:span text:style-name="T62_57">uma</text:span><text:span text:style-name="T62_58"><text:s/></text:span><text:span text:style-name="T62_59">empresa</text:span><text:span text:style-name="T62_60"><text:s/></text:span><text:span text:style-name="T62_61">que</text:span><text:span text:style-name="T62_62"><text:s/></text:span><text:span text:style-name="T62_63">atua</text:span><text:span text:style-name="T62_64"><text:s/></text:span><text:span text:style-name="T62_65">no</text:span><text:span text:style-name="T62_66"><text:s/></text:span><text:span text:style-name="T62_67">comércio</text:span><text:span text:style-name="T62_68"><text:s/></text:span><text:span text:style-name="T62_69">varejista</text:span><text:span text:style-name="T62_70">,<text:s/></text:span><text:span text:style-name="T62_71">ou</text:span><text:span text:style-name="T62_72"><text:s/></text:span><text:span text:style-name="T62_73">seja</text:span><text:span text:style-name="T62_74">,<text:s/></text:span><text:span text:style-name="T62_75">descrever</text:span><text:span text:style-name="T62_76"><text:s/></text:span><text:span text:style-name="T62_77">genericamente</text:span><text:span text:style-name="T62_78"><text:s/></text:span><text:span text:style-name="T62_79">quais</text:span><text:span text:style-name="T62_80"><text:s/></text:span><text:span text:style-name="T62_81">são</text:span><text:span text:style-name="T62_82"><text:s/></text:span><text:span text:style-name="T62_83">os</text:span><text:span text:style-name="T62_84"><text:s/></text:span><text:span text:style-name="T62_85">processos</text:span><text:span text:style-name="T62_86"><text:s/></text:span><text:span text:style-name="T62_87">de</text:span><text:span text:style-name="T62_88"><text:s/></text:span><text:span text:style-name="T62_89">negócio</text:span><text:span text:style-name="T62_90"><text:s/></text:span><text:span text:style-name="T62_91">envolvidos</text:span><text:span text:style-name="T62_92"><text:s/></text:span><text:span text:style-name="T62_93">e</text:span><text:span text:style-name="T62_94"><text:s/></text:span><text:span text:style-name="T62_95">seus</text:span><text:span text:style-name="T62_96"><text:s/></text:span><text:span text:style-name="T62_97">objetivos</text:span><text:span text:style-name="T62_98">.<text:s/></text:span><text:span text:style-name="T62_99">Além</text:span><text:span text:style-name="T62_100"><text:s/></text:span><text:span text:style-name="T62_101">disso</text:span><text:span text:style-name="T62_102">,<text:s/></text:span><text:span text:style-name="T62_103">o</text:span><text:span text:style-name="T62_104"><text:s/></text:span><text:span text:style-name="T62_105">problema</text:span><text:span text:style-name="T62_106"><text:s/></text:span><text:span text:style-name="T62_107">deve</text:span><text:span text:style-name="T62_108"><text:s/></text:span><text:span text:style-name="T62_109">ser</text:span><text:span text:style-name="T62_110"><text:s/></text:span><text:span text:style-name="T62_111">contextualizado</text:span><text:span text:style-name="T62_112"><text:s/></text:span><text:span text:style-name="T62_113">mostrando</text:span><text:span text:style-name="T62_114"><text:s/></text:span><text:span text:style-name="T62_115">as</text:span><text:span text:style-name="T62_116"><text:s/></text:span><text:span text:style-name="T62_117">características</text:span><text:span text:style-name="T62_118"><text:s/></text:span><text:span text:style-name="T62_119">específicas</text:span><text:span text:style-name="T62_120"><text:s/></text:span><text:span text:style-name="T62_121">do</text:span><text:span text:style-name="T62_122"><text:s/></text:span><text:span text:style-name="T62_123">problema</text:span><text:span text:style-name="T62_124"><text:s/></text:span><text:span text:style-name="T62_125">na</text:span><text:span text:style-name="T62_126"><text:s/></text:span><text:span text:style-name="T62_127">empresa</text:span><text:span text:style-name="T62_128"><text:s/></text:span><text:span text:style-name="T62_129">alvo</text:span><text:span text:style-name="T62_130">.</text:span></text:p>
      <text:p text:style-name="P63"><text:bookmark-start text:name="h.3rdcrjn"/><text:bookmark-end text:name="h.3rdcrjn"/><text:span text:style-name="T63_1">2.3.<text:s/></text:span><text:span text:style-name="T63_2"><text:s/></text:span><text:span text:style-name="T63_3"><text:s text:c="3"/></text:span><text:span text:style-name="T63_4">Descrição</text:span><text:span text:style-name="T63_5"><text:s/></text:span><text:span text:style-name="T63_6">dos</text:span><text:span text:style-name="T63_7"><text:s/></text:span><text:span text:style-name="T63_8">interessados</text:span><text:span text:style-name="T63_9"><text:s/></text:span><text:span text:style-name="T63_10">do</text:span><text:span text:style-name="T63_11"><text:s/></text:span><text:span text:style-name="T63_12">sistema</text:span></text:p>
      <text:p text:style-name="P64"><text:span text:style-name="T64_1">Descrever</text:span><text:span text:style-name="T64_2"><text:s/></text:span><text:span text:style-name="T64_3">os</text:span><text:span text:style-name="T64_4"><text:s/></text:span><text:span text:style-name="T64_5">perfis</text:span><text:span text:style-name="T64_6"><text:s/></text:span><text:span text:style-name="T64_7">de</text:span><text:span text:style-name="T64_8"><text:s/></text:span><text:span text:style-name="T64_9">cada</text:span><text:span text:style-name="T64_10"><text:s/></text:span><text:span text:style-name="T64_11">interessado</text:span><text:span text:style-name="T64_12"><text:s/></text:span><text:span text:style-name="T64_13">envolvido</text:span><text:span text:style-name="T64_14"><text:s/></text:span><text:span text:style-name="T64_15">com</text:span><text:span text:style-name="T64_16"><text:s/></text:span><text:span text:style-name="T64_17">o</text:span><text:span text:style-name="T64_18"><text:s/></text:span><text:span text:style-name="T64_19">sistema</text:span><text:span text:style-name="T64_20">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65"><text:span text:style-name="T65_1">Interessado</text:span><text:span text:style-name="T65_2">(</text:span><text:span text:style-name="T65_3">s</text:span><text:span text:style-name="T65_4">)</text:span></text:p>
          </table:table-cell>
          <table:table-cell table:style-name="Cell2">
            <text:p text:style-name="P66"><text:span text:style-name="T66_1">Descrição</text:span></text:p>
          </table:table-cell>
        </table:table-row>
        <table:table-row table:style-name="Row2">
          <table:table-cell table:style-name="Cell3">
            <text:p text:style-name="P67"><text:span text:style-name="T67_1">Nome</text:span><text:span text:style-name="T67_2"><text:s/></text:span><text:span text:style-name="T67_3">do</text:span><text:span text:style-name="T67_4"><text:s/></text:span><text:span text:style-name="T67_5">perfil</text:span><text:span text:style-name="T67_6"><text:s/></text:span><text:span text:style-name="T67_7">do</text:span><text:span text:style-name="T67_8"><text:s/></text:span><text:span text:style-name="T67_9">interessado</text:span><text:span text:style-name="T67_10">.<text:s/></text:span><text:span text:style-name="T67_11">Por</text:span><text:span text:style-name="T67_12"><text:s/></text:span><text:span text:style-name="T67_13">exemplo</text:span><text:span text:style-name="T67_14">:<text:s/>(</text:span><text:span text:style-name="T67_15">cliente</text:span><text:span text:style-name="T67_16">,<text:s/></text:span><text:span text:style-name="T67_17">atendente</text:span><text:span text:style-name="T67_18">,<text:s/></text:span><text:span text:style-name="T67_19">vendedor</text:span><text:span text:style-name="T67_20">,<text:s/></text:span><text:span text:style-name="T67_21">gerente</text:span><text:span text:style-name="T67_22"><text:s/></text:span><text:span text:style-name="T67_23">comercial</text:span><text:span text:style-name="T67_24">,<text:s/></text:span><text:span text:style-name="T67_25">etc</text:span><text:span text:style-name="T67_26">.)</text:span></text:p>
          </table:table-cell>
          <table:table-cell table:style-name="Cell4">
            <text:p text:style-name="P68"><text:span text:style-name="T68_1">Descrever</text:span><text:span text:style-name="T68_2"><text:s/></text:span><text:span text:style-name="T68_3">o</text:span><text:span text:style-name="T68_4"><text:s/></text:span><text:span text:style-name="T68_5">perfil</text:span><text:span text:style-name="T68_6"><text:s/></text:span><text:span text:style-name="T68_7">do</text:span><text:span text:style-name="T68_8"><text:s/></text:span><text:span text:style-name="T68_9">interessado</text:span><text:span text:style-name="T68_10"><text:s/></text:span><text:span text:style-name="T68_11">e</text:span><text:span text:style-name="T68_12"><text:s/></text:span><text:span text:style-name="T68_13">como</text:span><text:span text:style-name="T68_14"><text:s/></text:span><text:span text:style-name="T68_15">se</text:span><text:span text:style-name="T68_16"><text:s/></text:span><text:span text:style-name="T68_17">espera</text:span><text:span text:style-name="T68_18"><text:s/></text:span><text:span text:style-name="T68_19">que</text:span><text:span text:style-name="T68_20"><text:s/></text:span><text:span text:style-name="T68_21">seja</text:span><text:span text:style-name="T68_22"><text:s/></text:span><text:span text:style-name="T68_23">sua</text:span><text:span text:style-name="T68_24"><text:s/></text:span><text:span text:style-name="T68_25">interação</text:span><text:span text:style-name="T68_26"><text:s/></text:span><text:span text:style-name="T68_27">com</text:span><text:span text:style-name="T68_28"><text:s/></text:span><text:span text:style-name="T68_29">o</text:span><text:span text:style-name="T68_30"><text:s/></text:span><text:span text:style-name="T68_31">sistema</text:span><text:span text:style-name="T68_32"><text:s/></text:span><text:span text:style-name="T68_33">direta</text:span><text:span text:style-name="T68_34"><text:s/></text:span><text:span text:style-name="T68_35">ou</text:span><text:span text:style-name="T68_36"><text:s/></text:span><text:span text:style-name="T68_37">indiretamente</text:span><text:span text:style-name="T68_38">.<text:s/></text:span><text:span text:style-name="T68_39">Por</text:span><text:span text:style-name="T68_40"><text:s/></text:span><text:span text:style-name="T68_41">exemplo</text:span><text:span text:style-name="T68_42">,<text:s/></text:span><text:span text:style-name="T68_43">o</text:span><text:span text:style-name="T68_44"><text:s/></text:span><text:span text:style-name="T68_45">vendedor</text:span><text:span text:style-name="T68_46"><text:s/></text:span><text:span text:style-name="T68_47">da</text:span><text:span text:style-name="T68_48"><text:s/></text:span><text:span text:style-name="T68_49">loja</text:span><text:span text:style-name="T68_50"><text:s/></text:span><text:span text:style-name="T68_51">é</text:span><text:span text:style-name="T68_52"><text:s/></text:span><text:span text:style-name="T68_53">a</text:span><text:span text:style-name="T68_54"><text:s/></text:span><text:span text:style-name="T68_55">pessoa</text:span><text:span text:style-name="T68_56"><text:s/></text:span><text:span text:style-name="T68_57">que</text:span><text:span text:style-name="T68_58"><text:s/></text:span><text:span text:style-name="T68_59">atende</text:span><text:span text:style-name="T68_60"><text:s/></text:span><text:span text:style-name="T68_61">os</text:span><text:span text:style-name="T68_62"><text:s/></text:span><text:span text:style-name="T68_63">clientes</text:span><text:span text:style-name="T68_64"><text:s/></text:span><text:span text:style-name="T68_65">e</text:span><text:span text:style-name="T68_66"><text:s/></text:span><text:span text:style-name="T68_67">registra</text:span><text:span text:style-name="T68_68"><text:s/></text:span><text:span text:style-name="T68_69">as</text:span><text:span text:style-name="T68_70"><text:s/></text:span><text:span text:style-name="T68_71">vendas</text:span><text:span text:style-name="T68_72"><text:s/></text:span><text:span text:style-name="T68_73">que</text:span><text:span text:style-name="T68_74"><text:s/></text:span><text:span text:style-name="T68_75">são</text:span><text:span text:style-name="T68_76"><text:s/></text:span><text:span text:style-name="T68_77">feitas</text:span><text:span text:style-name="T68_78">.</text:span></text:p>
          </table:table-cell>
        </table:table-row>
      </table:table>
      <text:p text:style-name="P69"><text:bookmark-start text:name="h.26in1rg"/><text:bookmark-end text:name="h.26in1rg"/><text:span text:style-name="T69_1">Tabela</text:span><text:span text:style-name="T69_2"><text:s/>1<text:s/>-<text:s/></text:span><text:span text:style-name="T69_3">Interessados</text:span><text:span text:style-name="T69_4"><text:s/></text:span><text:span text:style-name="T69_5">no</text:span><text:span text:style-name="T69_6"><text:s/></text:span><text:span text:style-name="T69_7">Sistema</text:span></text:p>
      <text:p text:style-name="P70"><text:span text:style-name="T70_1">2.4.<text:s text:c="4"/></text:span><text:span text:style-name="T70_2">Objetivos</text:span><text:span text:style-name="T70_3"><text:s/></text:span><text:span text:style-name="T70_4">e</text:span><text:span text:style-name="T70_5"><text:s/></text:span><text:span text:style-name="T70_6">Características</text:span><text:span text:style-name="T70_7"><text:s/></text:span><text:span text:style-name="T70_8">Esperadas</text:span><text:span text:style-name="T70_9"><text:s/></text:span><text:span text:style-name="T70_10">do</text:span><text:span text:style-name="T70_11"><text:s/></text:span><text:span text:style-name="T70_12">Sistema</text:span></text:p>
      <text:p text:style-name="P71"><text:span text:style-name="T71_1">Esta</text:span><text:span text:style-name="T71_2"><text:s/></text:span><text:span text:style-name="T71_3">seção</text:span><text:span text:style-name="T71_4"><text:s/></text:span><text:span text:style-name="T71_5">deve</text:span><text:span text:style-name="T71_6"><text:s/></text:span><text:span text:style-name="T71_7">listar</text:span><text:span text:style-name="T71_8">,<text:s/></text:span><text:span text:style-name="T71_9">de</text:span><text:span text:style-name="T71_10"><text:s/></text:span><text:span text:style-name="T71_11">acordo</text:span><text:span text:style-name="T71_12"><text:s/></text:span><text:span text:style-name="T71_13">com</text:span><text:span text:style-name="T71_14"><text:s/></text:span><text:span text:style-name="T71_15">a</text:span><text:span text:style-name="T71_16"><text:s/></text:span><text:span text:style-name="T71_17">visão</text:span><text:span text:style-name="T71_18"><text:s/></text:span><text:span text:style-name="T71_19">dos</text:span><text:span text:style-name="T71_20"><text:s/></text:span><text:span text:style-name="T71_21">interessados</text:span><text:span text:style-name="T71_22"><text:s/></text:span><text:span text:style-name="T71_23">no</text:span><text:span text:style-name="T71_24"><text:s/></text:span><text:span text:style-name="T71_25">sistema</text:span><text:span text:style-name="T71_26">,<text:s/></text:span><text:span text:style-name="T71_27">todos</text:span><text:span text:style-name="T71_28"><text:s/></text:span><text:span text:style-name="T71_29">os</text:span><text:span text:style-name="T71_30"><text:s/></text:span><text:span text:style-name="T71_31">objetivos</text:span><text:span text:style-name="T71_32"><text:s/></text:span><text:span text:style-name="T71_33">e</text:span><text:span text:style-name="T71_34"><text:s/></text:span><text:span text:style-name="T71_35">características</text:span><text:span text:style-name="T71_36"><text:s/></text:span><text:span text:style-name="T71_37">fundamentais</text:span><text:span text:style-name="T71_38"><text:s/></text:span><text:span text:style-name="T71_39">do</text:span><text:span text:style-name="T71_40"><text:s/></text:span><text:span text:style-name="T71_41">sistema</text:span><text:span text:style-name="T71_42"><text:s/></text:span><text:span text:style-name="T71_43">a</text:span><text:span text:style-name="T71_44"><text:s/></text:span><text:span text:style-name="T71_45">ser</text:span><text:span text:style-name="T71_46"><text:s/></text:span><text:span text:style-name="T71_47">desenvolvido</text:span><text:span text:style-name="T71_48"><text:s/></text:span><text:span text:style-name="T71_49">e</text:span><text:span text:style-name="T71_50"><text:s/></text:span><text:span text:style-name="T71_51">os</text:span><text:span text:style-name="T71_52"><text:s/></text:span><text:span text:style-name="T71_53">respectivos</text:span><text:span text:style-name="T71_54"><text:s/></text:span><text:span text:style-name="T71_55">benefícios</text:span><text:span text:style-name="T71_56"><text:s/></text:span><text:span text:style-name="T71_57">esperados</text:span><text:span text:style-name="T71_58"><text:s/></text:span><text:span text:style-name="T71_59">para</text:span><text:span text:style-name="T71_60"><text:s/></text:span><text:span text:style-name="T71_61">o</text:span><text:span text:style-name="T71_62"><text:s/></text:span><text:span text:style-name="T71_63">negócio</text:span><text:span text:style-name="T71_64"><text:s/></text:span><text:span text:style-name="T71_65">ou</text:span><text:span text:style-name="T71_66"><text:s/></text:span><text:span text:style-name="T71_67">para</text:span><text:span text:style-name="T71_68"><text:s/></text:span><text:span text:style-name="T71_69">o</text:span><text:span text:style-name="T71_70"><text:s/></text:span><text:span text:style-name="T71_71">interessado</text:span><text:span text:style-name="T71_72">.<text:s/></text:span></text:p>
      <text:p text:style-name="P72"><text:span text:style-name="T72_1">Exemplo</text:span><text:span text:style-name="T72_2">:<text:s/></text:span></text:p>
      <table:table table:style-name="Table2">
        <table:table-column table:style-name="Column3"/>
        <table:table-column table:style-name="Column4"/>
        <table:table-column table:style-name="Column5"/>
        <table:table-row table:style-name="Row3">
          <table:table-cell table:style-name="Cell5">
            <text:p text:style-name="P73"><text:span text:style-name="T73_1">Interessado</text:span><text:span text:style-name="T73_2">(</text:span><text:span text:style-name="T73_3">s</text:span><text:span text:style-name="T73_4">)</text:span></text:p>
          </table:table-cell>
          <table:table-cell table:style-name="Cell6">
            <text:p text:style-name="P74"><text:span text:style-name="T74_1">Objetivo</text:span><text:span text:style-name="T74_2"><text:s/></text:span><text:span text:style-name="T74_3">ou</text:span><text:span text:style-name="T74_4"><text:s/></text:span><text:span text:style-name="T74_5">característica</text:span><text:span text:style-name="T74_6"><text:s/></text:span><text:span text:style-name="T74_7">desejada</text:span></text:p>
          </table:table-cell>
          <table:table-cell table:style-name="Cell7">
            <text:p text:style-name="P75"><text:span text:style-name="T75_1">Benefício</text:span><text:span text:style-name="T75_2"><text:s/></text:span><text:span text:style-name="T75_3">adquirido</text:span></text:p>
          </table:table-cell>
        </table:table-row>
        <table:table-row table:style-name="Row4">
          <table:table-cell table:style-name="Cell8">
            <text:p text:style-name="P76"><text:span text:style-name="T76_1">Vendedor</text:span><text:span text:style-name="T76_2">,<text:s/></text:span><text:span text:style-name="T76_3">gerente</text:span><text:span text:style-name="T76_4"><text:s/></text:span><text:span text:style-name="T76_5">de</text:span><text:span text:style-name="T76_6"><text:s/></text:span><text:span text:style-name="T76_7">estoque</text:span><text:span text:style-name="T76_8">,<text:s/></text:span><text:span text:style-name="T76_9">gerente</text:span><text:span text:style-name="T76_10"><text:s/></text:span><text:span text:style-name="T76_11">de</text:span><text:span text:style-name="T76_12"><text:s/></text:span><text:span text:style-name="T76_13">vendas</text:span></text:p>
          </table:table-cell>
          <table:table-cell table:style-name="Cell9">
            <text:p text:style-name="P77"><text:span text:style-name="T77_1">Atualizar</text:span><text:span text:style-name="T77_2"><text:s/></text:span><text:span text:style-name="T77_3">automaticamente</text:span><text:span text:style-name="T77_4"><text:s/></text:span><text:span text:style-name="T77_5">o</text:span><text:span text:style-name="T77_6"><text:s/></text:span><text:span text:style-name="T77_7">estoque</text:span><text:span text:style-name="T77_8"><text:s/></text:span><text:span text:style-name="T77_9">de</text:span><text:span text:style-name="T77_10"><text:s/></text:span><text:span text:style-name="T77_11">produtos</text:span><text:span text:style-name="T77_12"><text:s/></text:span><text:span text:style-name="T77_13">após</text:span><text:span text:style-name="T77_14"><text:s/></text:span><text:span text:style-name="T77_15">a</text:span><text:span text:style-name="T77_16"><text:s/></text:span><text:span text:style-name="T77_17">realização</text:span><text:span text:style-name="T77_18"><text:s/></text:span><text:span text:style-name="T77_19">de</text:span><text:span text:style-name="T77_20"><text:s/></text:span><text:span text:style-name="T77_21">uma</text:span><text:span text:style-name="T77_22"><text:s/></text:span><text:span text:style-name="T77_23">venda</text:span><text:span text:style-name="T77_24">.</text:span></text:p>
          </table:table-cell>
          <table:table-cell table:style-name="Cell10">
            <text:p text:style-name="P78"><text:span text:style-name="T78_1">Permitir</text:span><text:span text:style-name="T78_2"><text:s/></text:span><text:span text:style-name="T78_3">que</text:span><text:span text:style-name="T78_4"><text:s/></text:span><text:span text:style-name="T78_5">os</text:span><text:span text:style-name="T78_6"><text:s/></text:span><text:span text:style-name="T78_7">vendedores</text:span><text:span text:style-name="T78_8"><text:s/></text:span><text:span text:style-name="T78_9">tenham</text:span><text:span text:style-name="T78_10"><text:s/></text:span><text:span text:style-name="T78_11">informações</text:span><text:span text:style-name="T78_12"><text:s/></text:span><text:span text:style-name="T78_13">atualizadas</text:span><text:span text:style-name="T78_14"><text:s/></text:span><text:span text:style-name="T78_15">sobre</text:span><text:span text:style-name="T78_16"><text:s/></text:span><text:span text:style-name="T78_17">os</text:span><text:span text:style-name="T78_18"><text:s/></text:span><text:span text:style-name="T78_19">produtos</text:span><text:span text:style-name="T78_20"><text:s/></text:span><text:span text:style-name="T78_21">disponíveis</text:span><text:span text:style-name="T78_22"><text:s/></text:span><text:span text:style-name="T78_23">em</text:span><text:span text:style-name="T78_24"><text:s/></text:span><text:span text:style-name="T78_25">estoque</text:span><text:span text:style-name="T78_26"><text:s/></text:span><text:span text:style-name="T78_27">evitando</text:span><text:span text:style-name="T78_28"><text:s/></text:span><text:span text:style-name="T78_29">vendas</text:span><text:span text:style-name="T78_30"><text:s/></text:span><text:span text:style-name="T78_31">de</text:span><text:span text:style-name="T78_32"><text:s/></text:span><text:span text:style-name="T78_33">produtos</text:span><text:span text:style-name="T78_34"><text:s/></text:span><text:span text:style-name="T78_35">não</text:span><text:span text:style-name="T78_36"><text:s/></text:span><text:span text:style-name="T78_37">disponíveis</text:span><text:span text:style-name="T78_38"><text:s/></text:span><text:span text:style-name="T78_39">em</text:span><text:span text:style-name="T78_40"><text:s/></text:span><text:span text:style-name="T78_41">estoque</text:span><text:span text:style-name="T78_42">.</text:span></text:p>
          </table:table-cell>
        </table:table-row>
        <table:table-row table:style-name="Row5">
          <table:table-cell table:style-name="Cell11">
            <text:p text:style-name="P79"><text:span text:style-name="T79_1">Gerente</text:span><text:span text:style-name="T79_2"><text:s/></text:span><text:span text:style-name="T79_3">de</text:span><text:span text:style-name="T79_4"><text:s/></text:span><text:span text:style-name="T79_5">vendas</text:span></text:p>
          </table:table-cell>
          <table:table-cell table:style-name="Cell12">
            <text:p text:style-name="P80"><text:span text:style-name="T80_1">O</text:span><text:span text:style-name="T80_2"><text:s/></text:span><text:span text:style-name="T80_3">sistema</text:span><text:span text:style-name="T80_4"><text:s/></text:span><text:span text:style-name="T80_5">deve</text:span><text:span text:style-name="T80_6"><text:s/></text:span><text:span text:style-name="T80_7">ser</text:span><text:span text:style-name="T80_8"><text:s/></text:span><text:span text:style-name="T80_9">utilizado</text:span><text:span text:style-name="T80_10"><text:s/></text:span><text:span text:style-name="T80_11">por</text:span><text:span text:style-name="T80_12"><text:s/></text:span><text:span text:style-name="T80_13">no</text:span><text:span text:style-name="T80_14"><text:s/></text:span><text:span text:style-name="T80_15">mínimo</text:span><text:span text:style-name="T80_16"><text:s/></text:span><text:span text:style-name="T80_17">cinco</text:span><text:span text:style-name="T80_18"><text:s/></text:span><text:span text:style-name="T80_19">vendedores</text:span><text:span text:style-name="T80_20"><text:s/></text:span><text:span text:style-name="T80_21">ao</text:span><text:span text:style-name="T80_22"><text:s/></text:span><text:span text:style-name="T80_23">mesmo</text:span><text:span text:style-name="T80_24"><text:s/></text:span><text:span text:style-name="T80_25">tempo</text:span><text:span text:style-name="T80_26"><text:s/></text:span><text:span text:style-name="T80_27">com</text:span><text:span text:style-name="T80_28"><text:s/></text:span><text:span text:style-name="T80_29">tempo</text:span><text:span text:style-name="T80_30"><text:s/></text:span><text:span text:style-name="T80_31">de</text:span><text:span text:style-name="T80_32"><text:s/></text:span><text:span text:style-name="T80_33">consulta</text:span><text:span text:style-name="T80_34"><text:s/></text:span><text:span text:style-name="T80_35">a</text:span><text:span text:style-name="T80_36"><text:s/></text:span><text:span text:style-name="T80_37">um</text:span><text:span text:style-name="T80_38"><text:s/></text:span><text:span text:style-name="T80_39">produto</text:span><text:span text:style-name="T80_40"><text:s/></text:span><text:span text:style-name="T80_41">não</text:span><text:span text:style-name="T80_42"><text:s/></text:span><text:span text:style-name="T80_43">excedendo</text:span><text:span text:style-name="T80_44"><text:s/></text:span><text:span text:style-name="T80_45">a</text:span><text:span text:style-name="T80_46"><text:s/></text:span><text:span text:style-name="T80_47">cinco</text:span><text:span text:style-name="T80_48"><text:s/></text:span><text:span text:style-name="T80_49">segundos</text:span><text:span text:style-name="T80_50">.</text:span></text:p>
          </table:table-cell>
          <table:table-cell table:style-name="Cell13">
            <text:p text:style-name="P81"><text:span text:style-name="T81_1">Permitir</text:span><text:span text:style-name="T81_2"><text:s/></text:span><text:span text:style-name="T81_3">que</text:span><text:span text:style-name="T81_4"><text:s/></text:span><text:span text:style-name="T81_5">vendas</text:span><text:span text:style-name="T81_6"><text:s/></text:span><text:span text:style-name="T81_7">sejam</text:span><text:span text:style-name="T81_8"><text:s/></text:span><text:span text:style-name="T81_9">feitas</text:span><text:span text:style-name="T81_10"><text:s/></text:span><text:span text:style-name="T81_11">de</text:span><text:span text:style-name="T81_12"><text:s/></text:span><text:span text:style-name="T81_13">forma</text:span><text:span text:style-name="T81_14"><text:s/></text:span><text:span text:style-name="T81_15">ágil</text:span><text:span text:style-name="T81_16"><text:s/></text:span><text:span text:style-name="T81_17">deixando</text:span><text:span text:style-name="T81_18"><text:s/></text:span><text:span text:style-name="T81_19">os</text:span><text:span text:style-name="T81_20"><text:s/></text:span><text:span text:style-name="T81_21">clientes</text:span><text:span text:style-name="T81_22"><text:s/></text:span><text:span text:style-name="T81_23">satisfeitos</text:span></text:p>
          </table:table-cell>
        </table:table-row>
      </table:table>
      <text:p text:style-name="P82"><text:bookmark-start text:name="h.lnxbz9"/><text:bookmark-end text:name="h.lnxbz9"/><text:span text:style-name="T82_1">Tabela</text:span><text:span text:style-name="T82_2"><text:s/>2<text:s/>–<text:s/></text:span><text:span text:style-name="T82_3">Objetivos</text:span><text:span text:style-name="T82_4">,<text:s/></text:span><text:span text:style-name="T82_5">características</text:span><text:span text:style-name="T82_6"><text:s/></text:span><text:span text:style-name="T82_7">e</text:span><text:span text:style-name="T82_8"><text:s/></text:span><text:span text:style-name="T82_9">benefícios</text:span><text:span text:style-name="T82_10"><text:s/></text:span><text:span text:style-name="T82_11">esperados</text:span><text:span text:style-name="T82_12"><text:s/></text:span><text:span text:style-name="T82_13">do</text:span><text:span text:style-name="T82_14"><text:s/></text:span><text:span text:style-name="T82_15">Sistema</text:span></text:p>
      <text:p text:style-name="P83"><text:bookmark-start text:name="h.35nkun2"/><text:bookmark-end text:name="h.35nkun2"/></text:p>
      <text:p text:style-name="P84"><text:span text:style-name="T84_1">2.5.<text:s text:c="4"/></text:span><text:span text:style-name="T84_2">Diagnóstico</text:span><text:span text:style-name="T84_3"><text:s/></text:span><text:span text:style-name="T84_4">da</text:span><text:span text:style-name="T84_5"><text:s/></text:span><text:span text:style-name="T84_6">Situação</text:span><text:span text:style-name="T84_7"><text:s/></text:span><text:span text:style-name="T84_8">Atual</text:span></text:p>
      <text:p text:style-name="P85"><text:span text:style-name="T85_1">Há</text:span><text:span text:style-name="T85_2"><text:s/></text:span><text:span text:style-name="T85_3">três</text:span><text:span text:style-name="T85_4"><text:s/></text:span><text:span text:style-name="T85_5">casos</text:span><text:span text:style-name="T85_6"><text:s/></text:span><text:span text:style-name="T85_7">distintos</text:span><text:span text:style-name="T85_8"><text:s/></text:span><text:span text:style-name="T85_9">a</text:span><text:span text:style-name="T85_10"><text:s/></text:span><text:span text:style-name="T85_11">serem</text:span><text:span text:style-name="T85_12"><text:s/></text:span><text:span text:style-name="T85_13">considerados</text:span><text:span text:style-name="T85_14"><text:s/></text:span><text:span text:style-name="T85_15">nesta</text:span><text:span text:style-name="T85_16"><text:s/></text:span><text:span text:style-name="T85_17">seção</text:span><text:span text:style-name="T85_18">:<text:s/></text:span></text:p>
      <text:list text:style-name="LS3" xml:id="list8">
        <text:list-item>
          <text:p text:style-name="P86"><text:span text:style-name="T86_1">Sistema</text:span><text:span text:style-name="T86_2"><text:s/></text:span><text:span text:style-name="T86_3">de</text:span><text:span text:style-name="T86_4"><text:s/></text:span><text:span text:style-name="T86_5">software</text:span><text:span text:style-name="T86_6"><text:s/></text:span><text:span text:style-name="T86_7">a</text:span><text:span text:style-name="T86_8"><text:s/></text:span><text:span text:style-name="T86_9">ser</text:span><text:span text:style-name="T86_10"><text:s/></text:span><text:span text:style-name="T86_11">desenvolvido</text:span><text:span text:style-name="T86_12"><text:s/></text:span><text:span text:style-name="T86_13">para</text:span><text:span text:style-name="T86_14"><text:s/></text:span><text:span text:style-name="T86_15">uma</text:span><text:span text:style-name="T86_16"><text:s/></text:span><text:span text:style-name="T86_17">organização</text:span><text:span text:style-name="T86_18"><text:s/></text:span><text:span text:style-name="T86_19">ou</text:span><text:span text:style-name="T86_20"><text:s/></text:span><text:span text:style-name="T86_21">cliente</text:span><text:span text:style-name="T86_22"><text:s/></text:span><text:span text:style-name="T86_23">específico</text:span><text:span text:style-name="T86_24"><text:s/></text:span><text:span text:style-name="T86_25">para</text:span><text:span text:style-name="T86_26"><text:s/></text:span><text:span text:style-name="T86_27">substituir</text:span><text:span text:style-name="T86_28"><text:s/></text:span><text:span text:style-name="T86_29">um</text:span><text:span text:style-name="T86_30"><text:s/></text:span><text:span text:style-name="T86_31">sistema</text:span><text:span text:style-name="T86_32"><text:s/></text:span><text:span text:style-name="T86_33">já</text:span><text:span text:style-name="T86_34"><text:s/></text:span><text:span text:style-name="T86_35">existente</text:span><text:span text:style-name="T86_36">.</text:span></text:p>
        </text:list-item>
        <text:list-item>
          <text:p text:style-name="P87"><text:span text:style-name="T87_1">Sistema</text:span><text:span text:style-name="T87_2"><text:s/></text:span><text:span text:style-name="T87_3">de</text:span><text:span text:style-name="T87_4"><text:s/></text:span><text:span text:style-name="T87_5">software</text:span><text:span text:style-name="T87_6"><text:s/></text:span><text:span text:style-name="T87_7">a</text:span><text:span text:style-name="T87_8"><text:s/></text:span><text:span text:style-name="T87_9">ser</text:span><text:span text:style-name="T87_10"><text:s/></text:span><text:span text:style-name="T87_11">desenvolvido</text:span><text:span text:style-name="T87_12"><text:s/></text:span><text:span text:style-name="T87_13">para</text:span><text:span text:style-name="T87_14"><text:s/></text:span><text:span text:style-name="T87_15">uma</text:span><text:span text:style-name="T87_16"><text:s/></text:span><text:span text:style-name="T87_17">organização</text:span><text:span text:style-name="T87_18"><text:s/></text:span><text:span text:style-name="T87_19">ou</text:span><text:span text:style-name="T87_20"><text:s/></text:span><text:span text:style-name="T87_21">cliente</text:span><text:span text:style-name="T87_22"><text:s/></text:span><text:span text:style-name="T87_23">específico</text:span><text:span text:style-name="T87_24">,<text:s/></text:span><text:span text:style-name="T87_25">mas</text:span><text:span text:style-name="T87_26"><text:s/></text:span><text:span text:style-name="T87_27">sem</text:span><text:span text:style-name="T87_28"><text:s/></text:span><text:span text:style-name="T87_29">substituir</text:span><text:span text:style-name="T87_30"><text:s/></text:span><text:span text:style-name="T87_31">um</text:span><text:span text:style-name="T87_32"><text:s/></text:span><text:span text:style-name="T87_33">sistema</text:span><text:span text:style-name="T87_34"><text:s/></text:span><text:span text:style-name="T87_35">já</text:span><text:span text:style-name="T87_36"><text:s/></text:span><text:span text:style-name="T87_37">existente</text:span><text:span text:style-name="T87_38">.</text:span></text:p>
        </text:list-item>
        <text:list-item>
          <text:p text:style-name="P88"><text:span text:style-name="T88_1">Sistema</text:span><text:span text:style-name="T88_2"><text:s/></text:span><text:span text:style-name="T88_3">de</text:span><text:span text:style-name="T88_4"><text:s/></text:span><text:span text:style-name="T88_5">software</text:span><text:span text:style-name="T88_6"><text:s/></text:span><text:span text:style-name="T88_7">a</text:span><text:span text:style-name="T88_8"><text:s/></text:span><text:span text:style-name="T88_9">ser</text:span><text:span text:style-name="T88_10"><text:s/></text:span><text:span text:style-name="T88_11">desenvolvido</text:span><text:span text:style-name="T88_12"><text:s/></text:span><text:span text:style-name="T88_13">sem</text:span><text:span text:style-name="T88_14"><text:s/></text:span><text:span text:style-name="T88_15">ter</text:span><text:span text:style-name="T88_16"><text:s/></text:span><text:span text:style-name="T88_17">cliente</text:span><text:span text:style-name="T88_18"><text:s/></text:span><text:span text:style-name="T88_19">específico</text:span><text:span text:style-name="T88_20"><text:s/></text:span><text:span text:style-name="T88_21">atendendo</text:span><text:span text:style-name="T88_22"><text:s/></text:span><text:span text:style-name="T88_23">um</text:span><text:span text:style-name="T88_24"><text:s/></text:span><text:span text:style-name="T88_25">determinado</text:span><text:span text:style-name="T88_26"><text:s/></text:span><text:span text:style-name="T88_27">nicho</text:span><text:span text:style-name="T88_28"><text:s/></text:span><text:span text:style-name="T88_29">de</text:span><text:span text:style-name="T88_30"><text:s/></text:span><text:span text:style-name="T88_31">mercado</text:span><text:span text:style-name="T88_32"><text:s/></text:span><text:span text:style-name="T88_33">como</text:span><text:span text:style-name="T88_34">,<text:s/></text:span><text:span text:style-name="T88_35">por</text:span><text:span text:style-name="T88_36"><text:s/></text:span><text:span text:style-name="T88_37">exemplo</text:span><text:span text:style-name="T88_38">,<text:s/></text:span><text:span text:style-name="T88_39">softwares</text:span><text:span text:style-name="T88_40"><text:s/></text:span><text:span text:style-name="T88_41">de</text:span><text:span text:style-name="T88_42"><text:s/></text:span><text:span text:style-name="T88_43">prateleira</text:span><text:span text:style-name="T88_44">,<text:s/></text:span><text:span text:style-name="T88_45">jogos</text:span><text:span text:style-name="T88_46">,<text:s/></text:span><text:span text:style-name="T88_47">etc</text:span><text:span text:style-name="T88_48">.</text:span></text:p>
        </text:list-item>
      </text:list>
      <text:p text:style-name="P89"><text:span text:style-name="T89_1">No</text:span><text:span text:style-name="T89_2"><text:s/></text:span><text:span text:style-name="T89_3">primeiro</text:span><text:span text:style-name="T89_4"><text:s/></text:span><text:span text:style-name="T89_5">caso</text:span><text:span text:style-name="T89_6"><text:s/></text:span><text:span text:style-name="T89_7">deve</text:span><text:span text:style-name="T89_8"><text:s/></text:span><text:span text:style-name="T89_9">ser</text:span><text:span text:style-name="T89_10"><text:s/></text:span><text:span text:style-name="T89_11">descrita</text:span><text:span text:style-name="T89_12"><text:s/></text:span><text:span text:style-name="T89_13">a</text:span><text:span text:style-name="T89_14"><text:s/></text:span><text:span text:style-name="T89_15">situação</text:span><text:span text:style-name="T89_16"><text:s/></text:span><text:span text:style-name="T89_17">do</text:span><text:span text:style-name="T89_18"><text:s/></text:span><text:span text:style-name="T89_19">sistema</text:span><text:span text:style-name="T89_20"><text:s/></text:span><text:span text:style-name="T89_21">existente</text:span><text:span text:style-name="T89_22"><text:s/></text:span><text:span text:style-name="T89_23">na</text:span><text:span text:style-name="T89_24"><text:s/></text:span><text:span text:style-name="T89_25">organização</text:span><text:span text:style-name="T89_26">:<text:s/></text:span><text:span text:style-name="T89_27">pontos</text:span><text:span text:style-name="T89_28"><text:s/></text:span><text:span text:style-name="T89_29">positivos</text:span><text:span text:style-name="T89_30"><text:s/></text:span><text:span text:style-name="T89_31">e</text:span><text:span text:style-name="T89_32"><text:s/></text:span><text:span text:style-name="T89_33">negativos</text:span><text:span text:style-name="T89_34">;<text:s/></text:span><text:span text:style-name="T89_35">áreas</text:span><text:span text:style-name="T89_36"><text:s/></text:span><text:span text:style-name="T89_37">do</text:span><text:span text:style-name="T89_38"><text:s/></text:span><text:span text:style-name="T89_39">negócio</text:span><text:span text:style-name="T89_40"><text:s/></text:span><text:span text:style-name="T89_41">que</text:span><text:span text:style-name="T89_42"><text:s/></text:span><text:span text:style-name="T89_43">ele</text:span><text:span text:style-name="T89_44"><text:s/></text:span><text:span text:style-name="T89_45">atende</text:span><text:span text:style-name="T89_46">;<text:s/></text:span><text:span text:style-name="T89_47">áreas</text:span><text:span text:style-name="T89_48"><text:s/></text:span><text:span text:style-name="T89_49">de</text:span><text:span text:style-name="T89_50"><text:s/></text:span><text:span text:style-name="T89_51">negócio</text:span><text:span text:style-name="T89_52"><text:s/></text:span><text:span text:style-name="T89_53">que</text:span><text:span text:style-name="T89_54"><text:s/></text:span><text:span text:style-name="T89_55">não</text:span><text:span text:style-name="T89_56"><text:s/></text:span><text:span text:style-name="T89_57">atende</text:span><text:span text:style-name="T89_58"><text:s/></text:span><text:span text:style-name="T89_59">e</text:span><text:span text:style-name="T89_60"><text:s/></text:span><text:span text:style-name="T89_61">que</text:span><text:span text:style-name="T89_62"><text:s/></text:span><text:span text:style-name="T89_63">deveria</text:span><text:span text:style-name="T89_64"><text:s/></text:span><text:span text:style-name="T89_65">atender</text:span><text:span text:style-name="T89_66">;<text:s/></text:span><text:span text:style-name="T89_67">outros</text:span><text:span text:style-name="T89_68"><text:s/></text:span><text:span text:style-name="T89_69">sistemas</text:span><text:span text:style-name="T89_70"><text:s/></text:span><text:span text:style-name="T89_71">da</text:span><text:span text:style-name="T89_72"><text:s/></text:span><text:span text:style-name="T89_73">empresa</text:span><text:span text:style-name="T89_74">,<text:s/></text:span><text:span text:style-name="T89_75">próprios</text:span><text:span text:style-name="T89_76"><text:s/></text:span><text:span text:style-name="T89_77">ou</text:span><text:span text:style-name="T89_78"><text:s/></text:span><text:span text:style-name="T89_79">de</text:span><text:span text:style-name="T89_80"><text:s/></text:span><text:span text:style-name="T89_81">terceiros</text:span><text:span text:style-name="T89_82">,<text:s/></text:span><text:span text:style-name="T89_83">que</text:span><text:span text:style-name="T89_84"><text:s/></text:span><text:span text:style-name="T89_85">ele</text:span><text:span text:style-name="T89_86"><text:s/></text:span><text:span text:style-name="T89_87">se</text:span><text:span text:style-name="T89_88"><text:s/></text:span><text:span text:style-name="T89_89">integra</text:span><text:span text:style-name="T89_90"><text:s/></text:span><text:span text:style-name="T89_91">e</text:span><text:span text:style-name="T89_92"><text:s/></text:span><text:span text:style-name="T89_93">como</text:span><text:span text:style-name="T89_94"><text:s/></text:span><text:span text:style-name="T89_95">ocorre</text:span><text:span text:style-name="T89_96"><text:s/></text:span><text:span text:style-name="T89_97">essa</text:span><text:span text:style-name="T89_98"><text:s/></text:span><text:span text:style-name="T89_99">integração</text:span><text:span text:style-name="T89_100"><text:s/>(</text:span><text:span text:style-name="T89_101">quando</text:span><text:span text:style-name="T89_102">,<text:s/></text:span><text:span text:style-name="T89_103">por</text:span><text:span text:style-name="T89_104"><text:s/></text:span><text:span text:style-name="T89_105">que</text:span><text:span text:style-name="T89_106"><text:s/></text:span><text:span text:style-name="T89_107">e</text:span><text:span text:style-name="T89_108"><text:s/></text:span><text:span text:style-name="T89_109">como</text:span><text:span text:style-name="T89_110"><text:s/></text:span><text:span text:style-name="T89_111">é</text:span><text:span text:style-name="T89_112"><text:s/></text:span><text:span text:style-name="T89_113">feita</text:span><text:span text:style-name="T89_114">);<text:s/></text:span><text:span text:style-name="T89_115">sugestões</text:span><text:span text:style-name="T89_116"><text:s/></text:span><text:span text:style-name="T89_117">de</text:span><text:span text:style-name="T89_118"><text:s/></text:span><text:span text:style-name="T89_119">melhorias</text:span><text:span text:style-name="T89_120"><text:s/></text:span><text:span text:style-name="T89_121">dos</text:span><text:span text:style-name="T89_122"><text:s/></text:span><text:span text:style-name="T89_123">usuários</text:span><text:span text:style-name="T89_124"><text:s/></text:span><text:span text:style-name="T89_125">em</text:span><text:span text:style-name="T89_126"><text:s/></text:span><text:span text:style-name="T89_127">relação</text:span><text:span text:style-name="T89_128"><text:s/></text:span><text:span text:style-name="T89_129">ao</text:span><text:span text:style-name="T89_130"><text:s/></text:span><text:span text:style-name="T89_131">sistema</text:span><text:span text:style-name="T89_132">.</text:span></text:p>
      <text:p text:style-name="P90"><text:bookmark-start text:name="h.1ksv4uv"/><text:bookmark-end text:name="h.1ksv4uv"/><text:span text:style-name="T90_1">No</text:span><text:span text:style-name="T90_2"><text:s/></text:span><text:span text:style-name="T90_3">segundo</text:span><text:span text:style-name="T90_4"><text:s/></text:span><text:span text:style-name="T90_5">caso</text:span><text:span text:style-name="T90_6"><text:s/></text:span><text:span text:style-name="T90_7">deve</text:span><text:span text:style-name="T90_8"><text:s/></text:span><text:span text:style-name="T90_9">ser</text:span><text:span text:style-name="T90_10"><text:s/></text:span><text:span text:style-name="T90_11">descrita</text:span><text:span text:style-name="T90_12"><text:s/></text:span><text:span text:style-name="T90_13">a</text:span><text:span text:style-name="T90_14"><text:s/></text:span><text:span text:style-name="T90_15">situação</text:span><text:span text:style-name="T90_16"><text:s/></text:span><text:span text:style-name="T90_17">atual</text:span><text:span text:style-name="T90_18"><text:s/></text:span><text:span text:style-name="T90_19">em</text:span><text:span text:style-name="T90_20"><text:s/></text:span><text:span text:style-name="T90_21">relação</text:span><text:span text:style-name="T90_22"><text:s/></text:span><text:span text:style-name="T90_23">a</text:span><text:span text:style-name="T90_24"><text:s/></text:span><text:span text:style-name="T90_25">não</text:span><text:span text:style-name="T90_26"><text:s/></text:span><text:span text:style-name="T90_27">existência</text:span><text:span text:style-name="T90_28"><text:s/></text:span><text:span text:style-name="T90_29">de</text:span><text:span text:style-name="T90_30"><text:s/></text:span><text:span text:style-name="T90_31">um</text:span><text:span text:style-name="T90_32"><text:s/></text:span><text:span text:style-name="T90_33">sistema</text:span><text:span text:style-name="T90_34"><text:s/></text:span><text:span text:style-name="T90_35">informatizado</text:span><text:span text:style-name="T90_36"><text:s/></text:span><text:span text:style-name="T90_37">que</text:span><text:span text:style-name="T90_38"><text:s/></text:span><text:span text:style-name="T90_39">atenda</text:span><text:span text:style-name="T90_40"><text:s/></text:span><text:span text:style-name="T90_41">as</text:span><text:span text:style-name="T90_42"><text:s/></text:span><text:span text:style-name="T90_43">necessidades</text:span><text:span text:style-name="T90_44"><text:s/></text:span><text:span text:style-name="T90_45">da</text:span><text:span text:style-name="T90_46"><text:s/></text:span><text:span text:style-name="T90_47">organização</text:span><text:span text:style-name="T90_48">.<text:s/></text:span><text:span text:style-name="T90_49">Deve</text:span><text:span text:style-name="T90_50"><text:s/></text:span><text:span text:style-name="T90_51">ser</text:span><text:span text:style-name="T90_52"><text:s/></text:span><text:span text:style-name="T90_53">descrita</text:span><text:span text:style-name="T90_54"><text:s/></text:span><text:span text:style-name="T90_55">a</text:span><text:span text:style-name="T90_56"><text:s/></text:span><text:span text:style-name="T90_57">forma</text:span><text:span text:style-name="T90_58"><text:s/></text:span><text:span text:style-name="T90_59">como</text:span><text:span text:style-name="T90_60"><text:s/></text:span><text:span text:style-name="T90_61">o</text:span><text:span text:style-name="T90_62"><text:s/></text:span><text:span text:style-name="T90_63">problema</text:span><text:span text:style-name="T90_64"><text:s/></text:span><text:span text:style-name="T90_65">está</text:span><text:span text:style-name="T90_66"><text:s/></text:span><text:span text:style-name="T90_67">sendo</text:span><text:span text:style-name="T90_68"><text:s/></text:span><text:span text:style-name="T90_69">tratado</text:span><text:span text:style-name="T90_70"><text:s/></text:span><text:span text:style-name="T90_71">na</text:span><text:span text:style-name="T90_72"><text:s/></text:span><text:span text:style-name="T90_73">organização</text:span><text:span text:style-name="T90_74"><text:s/></text:span><text:span text:style-name="T90_75">e</text:span><text:span text:style-name="T90_76"><text:s/></text:span><text:span text:style-name="T90_77">quais</text:span><text:span text:style-name="T90_78"><text:s/></text:span><text:span text:style-name="T90_79">as</text:span><text:span text:style-name="T90_80"><text:s/></text:span><text:span text:style-name="T90_81">dificuldades</text:span><text:span text:style-name="T90_82"><text:s/></text:span><text:span text:style-name="T90_83">e</text:span><text:span text:style-name="T90_84"><text:s/></text:span><text:span text:style-name="T90_85">problemas</text:span><text:span text:style-name="T90_86"><text:s/></text:span><text:span text:style-name="T90_87">decorrentes</text:span><text:span text:style-name="T90_88"><text:s/></text:span><text:span text:style-name="T90_89">desse</text:span><text:span text:style-name="T90_90"><text:s/></text:span><text:span text:style-name="T90_91">tratamento</text:span><text:span text:style-name="T90_92"><text:s/></text:span><text:span text:style-name="T90_93">dado</text:span><text:span text:style-name="T90_94">.<text:s/></text:span></text:p>
      <text:p text:style-name="P91"><text:span text:style-name="T91_1">No</text:span><text:span text:style-name="T91_2"><text:s/></text:span><text:span text:style-name="T91_3">terceiro</text:span><text:span text:style-name="T91_4"><text:s/></text:span><text:span text:style-name="T91_5">caso</text:span><text:span text:style-name="T91_6"><text:s/></text:span><text:span text:style-name="T91_7">deve</text:span><text:span text:style-name="T91_8"><text:s/></text:span><text:span text:style-name="T91_9">ser</text:span><text:span text:style-name="T91_10"><text:s/></text:span><text:span text:style-name="T91_11">descrita</text:span><text:span text:style-name="T91_12"><text:s/></text:span><text:span text:style-name="T91_13">a</text:span><text:span text:style-name="T91_14"><text:s/></text:span><text:span text:style-name="T91_15">realidade</text:span><text:span text:style-name="T91_16"><text:s/></text:span><text:span text:style-name="T91_17">atual</text:span><text:span text:style-name="T91_18"><text:s/></text:span><text:span text:style-name="T91_19">do</text:span><text:span text:style-name="T91_20"><text:s/></text:span><text:span text:style-name="T91_21">mercado</text:span><text:span text:style-name="T91_22"><text:s/></text:span><text:span text:style-name="T91_23">alvo</text:span><text:span text:style-name="T91_24"><text:s/></text:span><text:span text:style-name="T91_25">do</text:span><text:span text:style-name="T91_26"><text:s/></text:span><text:span text:style-name="T91_27">software</text:span><text:span text:style-name="T91_28"><text:s/></text:span><text:span text:style-name="T91_29">em</text:span><text:span text:style-name="T91_30"><text:s/></text:span><text:span text:style-name="T91_31">termos</text:span><text:span text:style-name="T91_32"><text:s/></text:span><text:span text:style-name="T91_33">de</text:span><text:span text:style-name="T91_34"><text:s/></text:span><text:span text:style-name="T91_35">potencial</text:span><text:span text:style-name="T91_36"><text:s/></text:span><text:span text:style-name="T91_37">de</text:span><text:span text:style-name="T91_38"><text:s/></text:span><text:span text:style-name="T91_39">aceitação</text:span><text:span text:style-name="T91_40"><text:s/></text:span><text:span text:style-name="T91_41">e</text:span><text:span text:style-name="T91_42"><text:s/></text:span><text:span text:style-name="T91_43">de</text:span><text:span text:style-name="T91_44"><text:s/></text:span><text:span text:style-name="T91_45">rentabilidade</text:span><text:span text:style-name="T91_46"><text:s/>(</text:span><text:span text:style-name="T91_47">se</text:span><text:span text:style-name="T91_48"><text:s/></text:span><text:span text:style-name="T91_49">for</text:span><text:span text:style-name="T91_50"><text:s/></text:span><text:span text:style-name="T91_51">o</text:span><text:span text:style-name="T91_52"><text:s/></text:span><text:span text:style-name="T91_53">caso</text:span><text:span text:style-name="T91_54">)<text:s/></text:span><text:span text:style-name="T91_55">e</text:span><text:span text:style-name="T91_56"><text:s/></text:span><text:span text:style-name="T91_57">de</text:span><text:span text:style-name="T91_58"><text:s/></text:span><text:span text:style-name="T91_59">outros</text:span><text:span text:style-name="T91_60"><text:s/></text:span><text:span text:style-name="T91_61">softwares</text:span><text:span text:style-name="T91_62"><text:s/></text:span><text:span text:style-name="T91_63">existentes</text:span><text:span text:style-name="T91_64"><text:s/></text:span><text:span text:style-name="T91_65">para</text:span><text:span text:style-name="T91_66"><text:s/></text:span><text:span text:style-name="T91_67">o</text:span><text:span text:style-name="T91_68"><text:s/></text:span><text:span text:style-name="T91_69">mesmo</text:span><text:span text:style-name="T91_70"><text:s/></text:span><text:span text:style-name="T91_71">propósito</text:span><text:span text:style-name="T91_72"><text:s/></text:span><text:span text:style-name="T91_73">ou</text:span><text:span text:style-name="T91_74"><text:s/></text:span><text:span text:style-name="T91_75">propósito</text:span><text:span text:style-name="T91_76"><text:s/></text:span><text:span text:style-name="T91_77">semelhante</text:span><text:span text:style-name="T91_78">.<text:s/></text:span><text:span text:style-name="T91_79">Os</text:span><text:span text:style-name="T91_80"><text:s/></text:span><text:span text:style-name="T91_81">softwares</text:span><text:span text:style-name="T91_82"><text:s/></text:span><text:span text:style-name="T91_83">concorrentes</text:span><text:span text:style-name="T91_84"><text:s/></text:span><text:span text:style-name="T91_85">deverão</text:span><text:span text:style-name="T91_86"><text:s/></text:span><text:span text:style-name="T91_87">ser</text:span><text:span text:style-name="T91_88"><text:s/></text:span><text:span text:style-name="T91_89">avaliados</text:span><text:span text:style-name="T91_90"><text:s/></text:span><text:span text:style-name="T91_91">em</text:span><text:span text:style-name="T91_92"><text:s/></text:span><text:span text:style-name="T91_93">relação</text:span><text:span text:style-name="T91_94"><text:s/></text:span><text:span text:style-name="T91_95">aos</text:span><text:span text:style-name="T91_96"><text:s/></text:span><text:span text:style-name="T91_97">seus</text:span><text:span text:style-name="T91_98"><text:s/></text:span><text:span text:style-name="T91_99">pontos</text:span><text:span text:style-name="T91_100"><text:s/></text:span><text:span text:style-name="T91_101">fortes</text:span><text:span text:style-name="T91_102"><text:s/></text:span><text:span text:style-name="T91_103">e</text:span><text:span text:style-name="T91_104"><text:s/></text:span><text:span text:style-name="T91_105">fracos</text:span><text:span text:style-name="T91_106"><text:s/></text:span><text:span text:style-name="T91_107">e</text:span><text:span text:style-name="T91_108"><text:s/></text:span><text:span text:style-name="T91_109">a</text:span><text:span text:style-name="T91_110"><text:s/></text:span><text:span text:style-name="T91_111">possíveis</text:span><text:span text:style-name="T91_112"><text:s/></text:span><text:span text:style-name="T91_113">diferenciais</text:span><text:span text:style-name="T91_114"><text:s/></text:span><text:span text:style-name="T91_115">competitivos</text:span><text:span text:style-name="T91_116">.</text:span></text:p>
      <text:p text:style-name="P92"><text:bookmark-start text:name="h.44sinio"/><text:bookmark-end text:name="h.44sinio"/><text:span text:style-name="T92_1">A</text:span><text:span text:style-name="T92_2"><text:s/></text:span><text:span text:style-name="T92_3">seção</text:span><text:span text:style-name="T92_4"><text:s/></text:span><text:span text:style-name="T92_5">pode</text:span><text:span text:style-name="T92_6"><text:s/></text:span><text:span text:style-name="T92_7">ser</text:span><text:span text:style-name="T92_8"><text:s/></text:span><text:span text:style-name="T92_9">subdividida</text:span><text:span text:style-name="T92_10"><text:s/></text:span><text:span text:style-name="T92_11">em</text:span><text:span text:style-name="T92_12"><text:s/></text:span><text:span text:style-name="T92_13">subseções</text:span><text:span text:style-name="T92_14"><text:s/></text:span><text:span text:style-name="T92_15">caso</text:span><text:span text:style-name="T92_16"><text:s/></text:span><text:span text:style-name="T92_17">seja</text:span><text:span text:style-name="T92_18"><text:s/></text:span><text:span text:style-name="T92_19">julgado</text:span><text:span text:style-name="T92_20"><text:s/></text:span><text:span text:style-name="T92_21">conveniente</text:span><text:span text:style-name="T92_22">.<text:s/></text:span></text:p>
      <text:p text:style-name="P93"><text:span text:style-name="T93_1">3.<text:s text:c="2"/></text:span><text:span text:style-name="T93_2">Casos</text:span><text:span text:style-name="T93_3"><text:s/></text:span><text:span text:style-name="T93_4">de</text:span><text:span text:style-name="T93_5"><text:s/></text:span><text:span text:style-name="T93_6">Uso</text:span><text:span text:style-name="T93_7"><text:s/></text:span><text:span text:style-name="T93_8">e</text:span><text:span text:style-name="T93_9"><text:s/></text:span><text:span text:style-name="T93_10">Requisitos</text:span><text:span text:style-name="T93_11"><text:s/></text:span><text:span text:style-name="T93_12">Funcionais</text:span></text:p>
      <text:p text:style-name="P94"><text:bookmark-start text:name="h.2jxsxqh"/><text:bookmark-end text:name="h.2jxsxqh"/><text:span text:style-name="T94_1">Nesta</text:span><text:span text:style-name="T94_2"><text:s/></text:span><text:span text:style-name="T94_3">seção</text:span><text:span text:style-name="T94_4"><text:s/></text:span><text:span text:style-name="T94_5">devem</text:span><text:span text:style-name="T94_6"><text:s/></text:span><text:span text:style-name="T94_7">ser</text:span><text:span text:style-name="T94_8"><text:s/></text:span><text:span text:style-name="T94_9">identificados</text:span><text:span text:style-name="T94_10"><text:s/></text:span><text:span text:style-name="T94_11">os</text:span><text:span text:style-name="T94_12"><text:s/></text:span><text:span text:style-name="T94_13">casos</text:span><text:span text:style-name="T94_14"><text:s/></text:span><text:span text:style-name="T94_15">de</text:span><text:span text:style-name="T94_16"><text:s/></text:span><text:span text:style-name="T94_17">uso</text:span><text:span text:style-name="T94_18"><text:s/></text:span><text:span text:style-name="T94_19">do</text:span><text:span text:style-name="T94_20"><text:s/></text:span><text:span text:style-name="T94_21">software</text:span><text:span text:style-name="T94_22"><text:s/></text:span><text:span text:style-name="T94_23">que</text:span><text:span text:style-name="T94_24"><text:s/></text:span><text:span text:style-name="T94_25">será</text:span><text:span text:style-name="T94_26"><text:s/></text:span><text:span text:style-name="T94_27">desenvolvido</text:span><text:span text:style-name="T94_28">,<text:s/></text:span><text:span text:style-name="T94_29">os</text:span><text:span text:style-name="T94_30"><text:s/></text:span><text:span text:style-name="T94_31">atores</text:span><text:span text:style-name="T94_32"><text:s/></text:span><text:span text:style-name="T94_33">neles</text:span><text:span text:style-name="T94_34"><text:s/></text:span><text:span text:style-name="T94_35">envolvidos</text:span><text:span text:style-name="T94_36"><text:s/></text:span><text:span text:style-name="T94_37">e</text:span><text:span text:style-name="T94_38"><text:s/></text:span><text:span text:style-name="T94_39">os</text:span><text:span text:style-name="T94_40"><text:s/></text:span><text:span text:style-name="T94_41">requisitos</text:span><text:span text:style-name="T94_42"><text:s/></text:span><text:span text:style-name="T94_43">funcionais</text:span><text:span text:style-name="T94_44"><text:s/></text:span><text:span text:style-name="T94_45">neles</text:span><text:span text:style-name="T94_46"><text:s/></text:span><text:span text:style-name="T94_47">tratados</text:span><text:span text:style-name="T94_48">.</text:span></text:p>
      <text:p text:style-name="P95"><text:span text:style-name="T95_1">3.1.<text:s text:c="3"/></text:span><text:span text:style-name="T95_2">Diagramas</text:span><text:span text:style-name="T95_3"><text:s/></text:span><text:span text:style-name="T95_4">de</text:span><text:span text:style-name="T95_5"><text:s/></text:span><text:span text:style-name="T95_6">Caso</text:span><text:span text:style-name="T95_7"><text:s/></text:span><text:span text:style-name="T95_8">de</text:span><text:span text:style-name="T95_9"><text:s/></text:span><text:span text:style-name="T95_10">Uso</text:span><text:span text:style-name="T95_11"><text:s/></text:span><text:span text:style-name="T95_12">e</text:span><text:span text:style-name="T95_13"><text:s/></text:span><text:span text:style-name="T95_14">Lista</text:span><text:span text:style-name="T95_15"><text:s/></text:span><text:span text:style-name="T95_16">de</text:span><text:span text:style-name="T95_17"><text:s/></text:span><text:span text:style-name="T95_18">casos</text:span><text:span text:style-name="T95_19"><text:s/></text:span><text:span text:style-name="T95_20">de</text:span><text:span text:style-name="T95_21"><text:s/></text:span><text:span text:style-name="T95_22">uso</text:span></text:p>
      <text:p text:style-name="P96"><text:bookmark-start text:name="h.z337ya"/><text:bookmark-end text:name="h.z337ya"/><text:span text:style-name="T96_1">Mostrar</text:span><text:span text:style-name="T96_2"><text:s/></text:span><text:span text:style-name="T96_3">os</text:span><text:span text:style-name="T96_4"><text:s/></text:span><text:span text:style-name="T96_5">casos</text:span><text:span text:style-name="T96_6"><text:s/></text:span><text:span text:style-name="T96_7">de</text:span><text:span text:style-name="T96_8"><text:s/></text:span><text:span text:style-name="T96_9">uso</text:span><text:span text:style-name="T96_10"><text:s/></text:span><text:span text:style-name="T96_11">do</text:span><text:span text:style-name="T96_12"><text:s/></text:span><text:span text:style-name="T96_13">sistema</text:span><text:span text:style-name="T96_14"><text:s/></text:span><text:span text:style-name="T96_15">através</text:span><text:span text:style-name="T96_16"><text:s/></text:span><text:span text:style-name="T96_17">de</text:span><text:span text:style-name="T96_18"><text:s/></text:span><text:span text:style-name="T96_19">diagrama</text:span><text:span text:style-name="T96_20"><text:s/></text:span><text:span text:style-name="T96_21">de</text:span><text:span text:style-name="T96_22"><text:s/></text:span><text:span text:style-name="T96_23">caso</text:span><text:span text:style-name="T96_24"><text:s/></text:span><text:span text:style-name="T96_25">de</text:span><text:span text:style-name="T96_26"><text:s/></text:span><text:span text:style-name="T96_27">uso</text:span><text:span text:style-name="T96_28">.<text:s/></text:span><text:span text:style-name="T96_29">Podem</text:span><text:span text:style-name="T96_30"><text:s/></text:span><text:span text:style-name="T96_31">ser</text:span><text:span text:style-name="T96_32"><text:s/></text:span><text:span text:style-name="T96_33">usados</text:span><text:span text:style-name="T96_34"><text:s/></text:span><text:span text:style-name="T96_35">mais</text:span><text:span text:style-name="T96_36"><text:s/></text:span><text:span text:style-name="T96_37">de</text:span><text:span text:style-name="T96_38"><text:s/></text:span><text:span text:style-name="T96_39">um</text:span><text:span text:style-name="T96_40"><text:s/></text:span><text:span text:style-name="T96_41">diagrama</text:span><text:span text:style-name="T96_42"><text:s/></text:span><text:span text:style-name="T96_43">para</text:span><text:span text:style-name="T96_44"><text:s/></text:span><text:span text:style-name="T96_45">facilitar</text:span><text:span text:style-name="T96_46"><text:s/></text:span><text:span text:style-name="T96_47">a</text:span><text:span text:style-name="T96_48"><text:s/></text:span><text:span text:style-name="T96_49">visualização</text:span><text:span text:style-name="T96_50"><text:s/></text:span><text:span text:style-name="T96_51">e</text:span><text:span text:style-name="T96_52"><text:s/></text:span><text:span text:style-name="T96_53">compreensão</text:span><text:span text:style-name="T96_54"><text:s/></text:span><text:span text:style-name="T96_55">do</text:span><text:span text:style-name="T96_56"><text:s/></text:span><text:span text:style-name="T96_57">leitor</text:span><text:span text:style-name="T96_58"><text:s/></text:span><text:span text:style-name="T96_59">caso</text:span><text:span text:style-name="T96_60"><text:s/></text:span><text:span text:style-name="T96_61">o</text:span><text:span text:style-name="T96_62"><text:s/></text:span><text:span text:style-name="T96_63">número</text:span><text:span text:style-name="T96_64"><text:s/></text:span><text:span text:style-name="T96_65">de</text:span><text:span text:style-name="T96_66"><text:s/></text:span><text:span text:style-name="T96_67">casos</text:span><text:span text:style-name="T96_68"><text:s/></text:span><text:span text:style-name="T96_69">de</text:span><text:span text:style-name="T96_70"><text:s/></text:span><text:span text:style-name="T96_71">uso</text:span><text:span text:style-name="T96_72"><text:s/></text:span><text:span text:style-name="T96_73">seja</text:span><text:span text:style-name="T96_74"><text:s/></text:span><text:span text:style-name="T96_75">considerado</text:span><text:span text:style-name="T96_76"><text:s/></text:span><text:span text:style-name="T96_77">grande</text:span><text:span text:style-name="T96_78">.</text:span></text:p>
      <text:p text:style-name="P97"><text:span text:style-name="T97_1">3.2.<text:s text:c="3"/></text:span><text:span text:style-name="T97_2">Descrição</text:span><text:span text:style-name="T97_3"><text:s/></text:span><text:span text:style-name="T97_4">de</text:span><text:span text:style-name="T97_5"><text:s/></text:span><text:span text:style-name="T97_6">Casos</text:span><text:span text:style-name="T97_7"><text:s/></text:span><text:span text:style-name="T97_8">de</text:span><text:span text:style-name="T97_9"><text:s/></text:span><text:span text:style-name="T97_10">Uso</text:span></text:p>
      <text:p text:style-name="P98"><text:span text:style-name="T98_1">Cada</text:span><text:span text:style-name="T98_2"><text:s/></text:span><text:span text:style-name="T98_3">caso</text:span><text:span text:style-name="T98_4"><text:s/></text:span><text:span text:style-name="T98_5">de</text:span><text:span text:style-name="T98_6"><text:s/></text:span><text:span text:style-name="T98_7">uso</text:span><text:span text:style-name="T98_8"><text:s/></text:span><text:span text:style-name="T98_9">deve</text:span><text:span text:style-name="T98_10"><text:s/></text:span><text:span text:style-name="T98_11">receber</text:span><text:span text:style-name="T98_12"><text:s/></text:span><text:span text:style-name="T98_13">um</text:span><text:span text:style-name="T98_14"><text:s/></text:span><text:span text:style-name="T98_15">identificador</text:span><text:span text:style-name="T98_16"><text:s/></text:span><text:span text:style-name="T98_17">único</text:span><text:span text:style-name="T98_18">,<text:s/></text:span><text:span text:style-name="T98_19">ser</text:span><text:span text:style-name="T98_20"><text:s/></text:span><text:span text:style-name="T98_21">categorizado</text:span><text:span text:style-name="T98_22"><text:s/></text:span><text:span text:style-name="T98_23">em</text:span><text:span text:style-name="T98_24"><text:s/></text:span><text:span text:style-name="T98_25">primário</text:span><text:span text:style-name="T98_26">,<text:s/></text:span><text:span text:style-name="T98_27">obrigatório</text:span><text:span text:style-name="T98_28"><text:s/></text:span><text:span text:style-name="T98_29">ou</text:span><text:span text:style-name="T98_30"><text:s/></text:span><text:span text:style-name="T98_31">opcional</text:span><text:span text:style-name="T98_32"><text:s/></text:span><text:span text:style-name="T98_33">e</text:span><text:span text:style-name="T98_34"><text:s/></text:span><text:span text:style-name="T98_35">ser</text:span><text:span text:style-name="T98_36"><text:s/></text:span><text:span text:style-name="T98_37">descrito</text:span><text:span text:style-name="T98_38"><text:s/></text:span><text:span text:style-name="T98_39">em</text:span><text:span text:style-name="T98_40"><text:s/></text:span><text:span text:style-name="T98_41">um</text:span><text:span text:style-name="T98_42"><text:s/></text:span><text:span text:style-name="T98_43">formato</text:span><text:span text:style-name="T98_44"><text:s/></text:span><text:span text:style-name="T98_45">essencial</text:span><text:span text:style-name="T98_46"><text:s/></text:span><text:span text:style-name="T98_47">resumido</text:span><text:span text:style-name="T98_48">.<text:s/></text:span><text:span text:style-name="T98_49">Veja</text:span><text:span text:style-name="T98_50"><text:s/></text:span><text:span text:style-name="T98_51">o</text:span><text:span text:style-name="T98_52"><text:s/></text:span><text:span text:style-name="T98_53">exemplo</text:span><text:span text:style-name="T98_54"><text:s/></text:span><text:span text:style-name="T98_55">a</text:span><text:span text:style-name="T98_56"><text:s/></text:span><text:span text:style-name="T98_57">seguir</text:span><text:span text:style-name="T98_58">:</text:span></text:p>
      <text:p text:style-name="P99"/>
      <text:p text:style-name="P100"><text:span text:style-name="T100_1">CSU</text:span><text:span text:style-name="T100_2">1-<text:s/></text:span><text:span text:style-name="T100_3">Processar</text:span><text:span text:style-name="T100_4"><text:s/></text:span><text:span text:style-name="T100_5">Venda</text:span></text:p>
      <text:p text:style-name="P101"><text:span text:style-name="T101_1"><text:tab/></text:span><text:span text:style-name="T101_2">Atores</text:span><text:span text:style-name="T101_3">:<text:s/></text:span><text:span text:style-name="T101_4">Vendedor</text:span><text:span text:style-name="T101_5"><text:s/></text:span><text:span text:style-name="T101_6">e</text:span><text:span text:style-name="T101_7"><text:s/></text:span><text:span text:style-name="T101_8">Cliente</text:span></text:p>
      <text:p text:style-name="P102"><text:span text:style-name="T102_1"><text:tab/></text:span><text:span text:style-name="T102_2">Categoria</text:span><text:span text:style-name="T102_3">:<text:s/></text:span><text:span text:style-name="T102_4">Primário</text:span></text:p>
      <text:p text:style-name="P103"><text:span text:style-name="T103_1">Descrição</text:span><text:span text:style-name="T103_2">:<text:s/></text:span></text:p>
      <text:p text:style-name="P104"><text:span text:style-name="T104_1">Este</text:span><text:span text:style-name="T104_2"><text:s/></text:span><text:span text:style-name="T104_3">caso</text:span><text:span text:style-name="T104_4"><text:s/></text:span><text:span text:style-name="T104_5">de</text:span><text:span text:style-name="T104_6"><text:s/></text:span><text:span text:style-name="T104_7">uso</text:span><text:span text:style-name="T104_8"><text:s/></text:span><text:span text:style-name="T104_9">acontece</text:span><text:span text:style-name="T104_10"><text:s/></text:span><text:span text:style-name="T104_11">quando</text:span><text:span text:style-name="T104_12"><text:s/></text:span><text:span text:style-name="T104_13">um</text:span><text:span text:style-name="T104_14"><text:s/></text:span><text:span text:style-name="T104_15">cliente</text:span><text:span text:style-name="T104_16"><text:s/></text:span><text:span text:style-name="T104_17">chega</text:span><text:span text:style-name="T104_18"><text:s/></text:span><text:span text:style-name="T104_19">a</text:span><text:span text:style-name="T104_20"><text:s/></text:span><text:span text:style-name="T104_21">um</text:span><text:span text:style-name="T104_22"><text:s/></text:span><text:span text:style-name="T104_23">ponto</text:span><text:span text:style-name="T104_24"><text:s/></text:span><text:span text:style-name="T104_25">de</text:span><text:span text:style-name="T104_26"><text:s/></text:span><text:span text:style-name="T104_27">venda</text:span><text:span text:style-name="T104_28"><text:s/></text:span><text:span text:style-name="T104_29">com</text:span><text:span text:style-name="T104_30"><text:s/></text:span><text:span text:style-name="T104_31">itens</text:span><text:span text:style-name="T104_32"><text:s/></text:span><text:span text:style-name="T104_33">de</text:span><text:span text:style-name="T104_34"><text:s/></text:span><text:span text:style-name="T104_35">produtos</text:span><text:span text:style-name="T104_36"><text:s/></text:span><text:span text:style-name="T104_37">que</text:span><text:span text:style-name="T104_38"><text:s/></text:span><text:span text:style-name="T104_39">deseja</text:span><text:span text:style-name="T104_40"><text:s/></text:span><text:span text:style-name="T104_41">adquirir</text:span><text:span text:style-name="T104_42">.<text:s/></text:span><text:span text:style-name="T104_43">O</text:span><text:span text:style-name="T104_44"><text:s/></text:span><text:span text:style-name="T104_45">caixa</text:span><text:span text:style-name="T104_46"><text:s/></text:span><text:span text:style-name="T104_47">usa</text:span><text:span text:style-name="T104_48"><text:s/></text:span><text:span text:style-name="T104_49">o</text:span><text:span text:style-name="T104_50"><text:s/></text:span><text:span text:style-name="T104_51">sistema</text:span><text:span text:style-name="T104_52"><text:s/></text:span><text:span text:style-name="T104_53">para</text:span><text:span text:style-name="T104_54"><text:s/></text:span><text:span text:style-name="T104_55">registrar</text:span><text:span text:style-name="T104_56"><text:s/></text:span><text:span text:style-name="T104_57">cada</text:span><text:span text:style-name="T104_58"><text:s/></text:span><text:span text:style-name="T104_59">item</text:span><text:span text:style-name="T104_60"><text:s/></text:span><text:span text:style-name="T104_61">comprado</text:span><text:span text:style-name="T104_62">.<text:s/></text:span><text:span text:style-name="T104_63">O</text:span><text:span text:style-name="T104_64"><text:s/></text:span><text:span text:style-name="T104_65">sistema</text:span><text:span text:style-name="T104_66"><text:s/></text:span><text:span text:style-name="T104_67">vai</text:span><text:span text:style-name="T104_68"><text:s/></text:span><text:span text:style-name="T104_69">apresentando</text:span><text:span text:style-name="T104_70"><text:s/></text:span><text:span text:style-name="T104_71">um</text:span><text:span text:style-name="T104_72"><text:s/></text:span><text:span text:style-name="T104_73">total</text:span><text:span text:style-name="T104_74"><text:s/></text:span><text:span text:style-name="T104_75">parcial</text:span><text:span text:style-name="T104_76"><text:s/></text:span><text:span text:style-name="T104_77">e</text:span><text:span text:style-name="T104_78"><text:s/></text:span><text:span text:style-name="T104_79">uma</text:span><text:span text:style-name="T104_80"><text:s/></text:span><text:span text:style-name="T104_81">linha</text:span><text:span text:style-name="T104_82"><text:s/></text:span><text:span text:style-name="T104_83">de</text:span><text:span text:style-name="T104_84"><text:s/></text:span><text:span text:style-name="T104_85">detalhes</text:span><text:span text:style-name="T104_86"><text:s/></text:span><text:span text:style-name="T104_87">à</text:span><text:span text:style-name="T104_88"><text:s/></text:span><text:span text:style-name="T104_89">medida</text:span><text:span text:style-name="T104_90"><text:s/></text:span><text:span text:style-name="T104_91">que</text:span><text:span text:style-name="T104_92"><text:s/></text:span><text:span text:style-name="T104_93">registra</text:span><text:span text:style-name="T104_94"><text:s/></text:span><text:span text:style-name="T104_95">cada</text:span><text:span text:style-name="T104_96"><text:s/></text:span><text:span text:style-name="T104_97">item</text:span><text:span text:style-name="T104_98">.<text:s/></text:span><text:span text:style-name="T104_99">O</text:span><text:span text:style-name="T104_100"><text:s/></text:span><text:span text:style-name="T104_101">cliente</text:span><text:span text:style-name="T104_102"><text:s/></text:span><text:span text:style-name="T104_103">fornece</text:span><text:span text:style-name="T104_104"><text:s/></text:span><text:span text:style-name="T104_105">ao</text:span><text:span text:style-name="T104_106"><text:s/></text:span><text:span text:style-name="T104_107">caixa</text:span><text:span text:style-name="T104_108"><text:s/></text:span><text:span text:style-name="T104_109">os</text:span><text:span text:style-name="T104_110"><text:s/></text:span><text:span text:style-name="T104_111">dados</text:span><text:span text:style-name="T104_112"><text:s/></text:span><text:span text:style-name="T104_113">sobre</text:span><text:span text:style-name="T104_114"><text:s/></text:span><text:span text:style-name="T104_115">o</text:span><text:span text:style-name="T104_116"><text:s/></text:span><text:span text:style-name="T104_117">pagamento</text:span><text:span text:style-name="T104_118"><text:s/></text:span><text:span text:style-name="T104_119">que</text:span><text:span text:style-name="T104_120"><text:s/></text:span><text:span text:style-name="T104_121">são</text:span><text:span text:style-name="T104_122"><text:s/></text:span><text:span text:style-name="T104_123">então</text:span><text:span text:style-name="T104_124"><text:s/></text:span><text:span text:style-name="T104_125">validados</text:span><text:span text:style-name="T104_126"><text:s/></text:span><text:span text:style-name="T104_127">e</text:span><text:span text:style-name="T104_128"><text:s/></text:span><text:span text:style-name="T104_129">registrados</text:span><text:span text:style-name="T104_130"><text:s/></text:span><text:span text:style-name="T104_131">pelo</text:span><text:span text:style-name="T104_132"><text:s/></text:span><text:span text:style-name="T104_133">sistema</text:span><text:span text:style-name="T104_134">.<text:s/></text:span><text:span text:style-name="T104_135">O</text:span><text:span text:style-name="T104_136"><text:s/></text:span><text:span text:style-name="T104_137">sistema</text:span><text:span text:style-name="T104_138"><text:s/></text:span><text:span text:style-name="T104_139">atualiza</text:span><text:span text:style-name="T104_140"><text:s/></text:span><text:span text:style-name="T104_141">o</text:span><text:span text:style-name="T104_142"><text:s/></text:span><text:span text:style-name="T104_143">estoque</text:span><text:span text:style-name="T104_144"><text:s/></text:span><text:span text:style-name="T104_145">e</text:span><text:span text:style-name="T104_146"><text:s/></text:span><text:span text:style-name="T104_147">emite</text:span><text:span text:style-name="T104_148"><text:s/></text:span><text:span text:style-name="T104_149">um</text:span><text:span text:style-name="T104_150"><text:s/></text:span><text:span text:style-name="T104_151">recibo</text:span><text:span text:style-name="T104_152"><text:s/></text:span><text:span text:style-name="T104_153">que</text:span><text:span text:style-name="T104_154"><text:s/></text:span><text:span text:style-name="T104_155">é</text:span><text:span text:style-name="T104_156"><text:s/></text:span><text:span text:style-name="T104_157">entregue</text:span><text:span text:style-name="T104_158"><text:s/></text:span><text:span text:style-name="T104_159">pelo</text:span><text:span text:style-name="T104_160"><text:s/></text:span><text:span text:style-name="T104_161">caixa</text:span><text:span text:style-name="T104_162"><text:s/></text:span><text:span text:style-name="T104_163">ao</text:span><text:span text:style-name="T104_164"><text:s/></text:span><text:span text:style-name="T104_165">cliente</text:span><text:span text:style-name="T104_166">.<text:s/></text:span><text:span text:style-name="T104_167">O</text:span><text:span text:style-name="T104_168"><text:s/></text:span><text:span text:style-name="T104_169">cliente</text:span><text:span text:style-name="T104_170"><text:s/></text:span><text:span text:style-name="T104_171">sai</text:span><text:span text:style-name="T104_172"><text:s/></text:span><text:span text:style-name="T104_173">com</text:span><text:span text:style-name="T104_174"><text:s/></text:span><text:span text:style-name="T104_175">os</text:span><text:span text:style-name="T104_176"><text:s/></text:span><text:span text:style-name="T104_177">itens</text:span><text:span text:style-name="T104_178"><text:s/></text:span><text:span text:style-name="T104_179">comprados</text:span><text:span text:style-name="T104_180">.</text:span></text:p>
      <text:p text:style-name="P105"><text:span text:style-name="T105_1"><text:tab/></text:span><text:span text:style-name="T105_2">Requisitos</text:span><text:span text:style-name="T105_3"><text:s/></text:span><text:span text:style-name="T105_4">Funcionais</text:span><text:span text:style-name="T105_5">:</text:span></text:p>
      <table:table table:style-name="Table3">
        <table:table-column table:style-name="Column6"/>
        <table:table-column table:style-name="Column7"/>
        <table:table-column table:style-name="Column8"/>
        <table:table-column table:style-name="Column9"/>
        <table:table-row table:style-name="Row6">
          <table:table-cell table:style-name="Cell14">
            <text:p text:style-name="P106"><text:span text:style-name="T106_1">Ref</text:span><text:span text:style-name="T106_2">.</text:span></text:p>
          </table:table-cell>
          <table:table-cell table:style-name="Cell15">
            <text:p text:style-name="P107"><text:span text:style-name="T107_1">Descrição</text:span></text:p>
          </table:table-cell>
          <table:table-cell table:style-name="Cell16">
            <text:p text:style-name="P108"><text:span text:style-name="T108_1">Categoria</text:span></text:p>
          </table:table-cell>
          <table:table-cell table:style-name="Cell17">
            <text:p text:style-name="P109"><text:span text:style-name="T109_1">Prioridade</text:span></text:p>
          </table:table-cell>
        </table:table-row>
        <table:table-row table:style-name="Row7">
          <table:table-cell table:style-name="Cell18">
            <text:p text:style-name="P110"><text:span text:style-name="T110_1">RFUN</text:span><text:span text:style-name="T110_2">1.1</text:span></text:p>
          </table:table-cell>
          <table:table-cell table:style-name="Cell19">
            <text:p text:style-name="P111"><text:span text:style-name="T111_1">Obter</text:span><text:span text:style-name="T111_2"><text:s/></text:span><text:span text:style-name="T111_3">e</text:span><text:span text:style-name="T111_4"><text:s/></text:span><text:span text:style-name="T111_5">exibir</text:span><text:span text:style-name="T111_6"><text:s/></text:span><text:span text:style-name="T111_7">a</text:span><text:span text:style-name="T111_8"><text:s/></text:span><text:span text:style-name="T111_9">descrição</text:span><text:span text:style-name="T111_10"><text:s/></text:span><text:span text:style-name="T111_11">e</text:span><text:span text:style-name="T111_12"><text:s/></text:span><text:span text:style-name="T111_13">valor</text:span><text:span text:style-name="T111_14"><text:s/></text:span><text:span text:style-name="T111_15">unitário</text:span><text:span text:style-name="T111_16"><text:s/></text:span><text:span text:style-name="T111_17">de</text:span><text:span text:style-name="T111_18"><text:s/></text:span><text:span text:style-name="T111_19">um</text:span><text:span text:style-name="T111_20"><text:s/></text:span><text:span text:style-name="T111_21">produto</text:span><text:span text:style-name="T111_22"><text:s/></text:span><text:span text:style-name="T111_23">a</text:span><text:span text:style-name="T111_24"><text:s/></text:span><text:span text:style-name="T111_25">partir</text:span><text:span text:style-name="T111_26"><text:s/></text:span><text:span text:style-name="T111_27">de</text:span><text:span text:style-name="T111_28"><text:s/></text:span><text:span text:style-name="T111_29">seu</text:span><text:span text:style-name="T111_30"><text:s/></text:span><text:span text:style-name="T111_31">código</text:span><text:span text:style-name="T111_32"><text:s/></text:span><text:span text:style-name="T111_33">identificador</text:span></text:p>
          </table:table-cell>
          <table:table-cell table:style-name="Cell20">
            <text:p text:style-name="P112"><text:span text:style-name="T112_1">Evidente</text:span></text:p>
          </table:table-cell>
          <table:table-cell table:style-name="Cell21">
            <text:p text:style-name="P113"><text:span text:style-name="T113_1">Alta</text:span></text:p>
          </table:table-cell>
        </table:table-row>
        <table:table-row table:style-name="Row8">
          <table:table-cell table:style-name="Cell22">
            <text:p text:style-name="P114"><text:span text:style-name="T114_1">RFUN</text:span><text:span text:style-name="T114_2"><text:s/>1.2</text:span></text:p>
          </table:table-cell>
          <table:table-cell table:style-name="Cell23">
            <text:p text:style-name="P115"><text:span text:style-name="T115_1">Calcular</text:span><text:span text:style-name="T115_2"><text:s/></text:span><text:span text:style-name="T115_3">e</text:span><text:span text:style-name="T115_4"><text:s/></text:span><text:span text:style-name="T115_5">exibir</text:span><text:span text:style-name="T115_6"><text:s/></text:span><text:span text:style-name="T115_7">o</text:span><text:span text:style-name="T115_8"><text:s/></text:span><text:span text:style-name="T115_9">total</text:span><text:span text:style-name="T115_10"><text:s/></text:span><text:span text:style-name="T115_11">parcial</text:span><text:span text:style-name="T115_12"><text:s/></text:span><text:span text:style-name="T115_13">da</text:span><text:span text:style-name="T115_14"><text:s/></text:span><text:span text:style-name="T115_15">venda</text:span><text:span text:style-name="T115_16"><text:s/></text:span><text:span text:style-name="T115_17">a</text:span><text:span text:style-name="T115_18"><text:s/></text:span><text:span text:style-name="T115_19">cada</text:span><text:span text:style-name="T115_20"><text:s/></text:span><text:span text:style-name="T115_21">item</text:span><text:span text:style-name="T115_22"><text:s/></text:span><text:span text:style-name="T115_23">informado</text:span></text:p>
          </table:table-cell>
          <table:table-cell table:style-name="Cell24">
            <text:p text:style-name="P116"><text:span text:style-name="T116_1">Evidente</text:span></text:p>
          </table:table-cell>
          <table:table-cell table:style-name="Cell25">
            <text:p text:style-name="P117"><text:span text:style-name="T117_1">Alta</text:span></text:p>
          </table:table-cell>
        </table:table-row>
        <table:table-row table:style-name="Row9">
          <table:table-cell table:style-name="Cell26">
            <text:p text:style-name="P118"><text:span text:style-name="T118_1">RFUN</text:span><text:span text:style-name="T118_2"><text:s/>1.3</text:span></text:p>
          </table:table-cell>
          <table:table-cell table:style-name="Cell27">
            <text:p text:style-name="P119"><text:span text:style-name="T119_1">Registrar</text:span><text:span text:style-name="T119_2"><text:s/></text:span><text:span text:style-name="T119_3">o</text:span><text:span text:style-name="T119_4"><text:s/></text:span><text:span text:style-name="T119_5">valor</text:span><text:span text:style-name="T119_6"><text:s/></text:span><text:span text:style-name="T119_7">recebido</text:span><text:span text:style-name="T119_8"><text:s/></text:span><text:span text:style-name="T119_9">para</text:span><text:span text:style-name="T119_10"><text:s/></text:span><text:span text:style-name="T119_11">venda</text:span><text:span text:style-name="T119_12"><text:s/></text:span><text:span text:style-name="T119_13">realizada</text:span></text:p>
          </table:table-cell>
          <table:table-cell table:style-name="Cell28">
            <text:p text:style-name="P120"><text:span text:style-name="T120_1">Evidente</text:span></text:p>
          </table:table-cell>
          <table:table-cell table:style-name="Cell29">
            <text:p text:style-name="P121"><text:span text:style-name="T121_1">Alta</text:span></text:p>
          </table:table-cell>
        </table:table-row>
        <table:table-row table:style-name="Row10">
          <table:table-cell table:style-name="Cell30">
            <text:p text:style-name="P122"><text:span text:style-name="T122_1">RFUN</text:span><text:span text:style-name="T122_2"><text:s/>1.4</text:span></text:p>
          </table:table-cell>
          <table:table-cell table:style-name="Cell31">
            <text:p text:style-name="P123"><text:span text:style-name="T123_1">Calcular</text:span><text:span text:style-name="T123_2"><text:s/></text:span><text:span text:style-name="T123_3">e</text:span><text:span text:style-name="T123_4"><text:s/></text:span><text:span text:style-name="T123_5">exibir</text:span><text:span text:style-name="T123_6"><text:s/></text:span><text:span text:style-name="T123_7">o</text:span><text:span text:style-name="T123_8"><text:s/></text:span><text:span text:style-name="T123_9">troco</text:span><text:span text:style-name="T123_10"><text:s/></text:span><text:span text:style-name="T123_11">para</text:span><text:span text:style-name="T123_12"><text:s/></text:span><text:span text:style-name="T123_13">o</text:span><text:span text:style-name="T123_14"><text:s/></text:span><text:span text:style-name="T123_15">pagamento</text:span><text:span text:style-name="T123_16"><text:s/></text:span><text:span text:style-name="T123_17">em</text:span><text:span text:style-name="T123_18"><text:s/></text:span><text:span text:style-name="T123_19">dinheiro</text:span></text:p>
          </table:table-cell>
          <table:table-cell table:style-name="Cell32">
            <text:p text:style-name="P124"><text:span text:style-name="T124_1">Evidente</text:span></text:p>
          </table:table-cell>
          <table:table-cell table:style-name="Cell33">
            <text:p text:style-name="P125"><text:span text:style-name="T125_1">Alta</text:span></text:p>
          </table:table-cell>
        </table:table-row>
        <table:table-row table:style-name="Row11">
          <table:table-cell table:style-name="Cell34">
            <text:p text:style-name="P126"><text:span text:style-name="T126_1">RFUN</text:span><text:span text:style-name="T126_2"><text:s/>1.5</text:span></text:p>
          </table:table-cell>
          <table:table-cell table:style-name="Cell35">
            <text:p text:style-name="P127"><text:span text:style-name="T127_1">Emitir</text:span><text:span text:style-name="T127_2"><text:s/></text:span><text:span text:style-name="T127_3">recibo</text:span><text:span text:style-name="T127_4"><text:s/></text:span><text:span text:style-name="T127_5">de</text:span><text:span text:style-name="T127_6"><text:s/></text:span><text:span text:style-name="T127_7">pagamento</text:span><text:span text:style-name="T127_8"><text:s/></text:span><text:span text:style-name="T127_9">de</text:span><text:span text:style-name="T127_10"><text:s/></text:span><text:span text:style-name="T127_11">venda</text:span><text:span text:style-name="T127_12"><text:s/></text:span><text:span text:style-name="T127_13">realizada</text:span></text:p>
          </table:table-cell>
          <table:table-cell table:style-name="Cell36">
            <text:p text:style-name="P128"><text:span text:style-name="T128_1">Evidente</text:span></text:p>
          </table:table-cell>
          <table:table-cell table:style-name="Cell37">
            <text:p text:style-name="P129"><text:span text:style-name="T129_1">Alta</text:span></text:p>
          </table:table-cell>
        </table:table-row>
        <table:table-row table:style-name="Row12">
          <table:table-cell table:style-name="Cell38">
            <text:p text:style-name="P130"><text:span text:style-name="T130_1">RFUN</text:span><text:span text:style-name="T130_2"><text:s/>1.6</text:span></text:p>
          </table:table-cell>
          <table:table-cell table:style-name="Cell39">
            <text:p text:style-name="P131"><text:span text:style-name="T131_1">Atualizar</text:span><text:span text:style-name="T131_2"><text:s/></text:span><text:span text:style-name="T131_3">o</text:span><text:span text:style-name="T131_4"><text:s/></text:span><text:span text:style-name="T131_5">estoque</text:span><text:span text:style-name="T131_6"><text:s/></text:span><text:span text:style-name="T131_7">do</text:span><text:span text:style-name="T131_8"><text:s/></text:span><text:span text:style-name="T131_9">produto</text:span><text:span text:style-name="T131_10"><text:s/></text:span><text:span text:style-name="T131_11">vendido</text:span></text:p>
          </table:table-cell>
          <table:table-cell table:style-name="Cell40">
            <text:p text:style-name="P132"><text:span text:style-name="T132_1">Oculta</text:span></text:p>
          </table:table-cell>
          <table:table-cell table:style-name="Cell41">
            <text:p text:style-name="P133"><text:span text:style-name="T133_1">Alta</text:span></text:p>
          </table:table-cell>
        </table:table-row>
        <table:table-row table:style-name="Row13">
          <table:table-cell table:style-name="Cell42">
            <text:p text:style-name="P134"><text:span text:style-name="T134_1">RFUN</text:span><text:span text:style-name="T134_2"><text:s/>1.7</text:span></text:p>
          </table:table-cell>
          <table:table-cell table:style-name="Cell43">
            <text:p text:style-name="P135"><text:span text:style-name="T135_1">Registrar</text:span><text:span text:style-name="T135_2"><text:s/></text:span><text:span text:style-name="T135_3">dados</text:span><text:span text:style-name="T135_4"><text:s/></text:span><text:span text:style-name="T135_5">da</text:span><text:span text:style-name="T135_6"><text:s/></text:span><text:span text:style-name="T135_7">venda</text:span><text:span text:style-name="T135_8"><text:s/></text:span><text:span text:style-name="T135_9">realizada</text:span><text:span text:style-name="T135_10"><text:s/>(</text:span><text:span text:style-name="T135_11">data</text:span><text:span text:style-name="T135_12">,<text:s/></text:span><text:span text:style-name="T135_13">hora</text:span><text:span text:style-name="T135_14">,<text:s/></text:span><text:span text:style-name="T135_15">PDV</text:span><text:span text:style-name="T135_16">,<text:s/></text:span><text:span text:style-name="T135_17">produtos</text:span><text:span text:style-name="T135_18"><text:s/></text:span><text:span text:style-name="T135_19">vendidos</text:span><text:span text:style-name="T135_20">...)</text:span></text:p>
          </table:table-cell>
          <table:table-cell table:style-name="Cell44">
            <text:p text:style-name="P136"><text:span text:style-name="T136_1">Oculta</text:span></text:p>
          </table:table-cell>
          <table:table-cell table:style-name="Cell45">
            <text:p text:style-name="P137"><text:span text:style-name="T137_1">Alta</text:span></text:p>
          </table:table-cell>
        </table:table-row>
      </table:table>
      <text:p text:style-name="P138"><text:span text:style-name="T138_1"><text:s text:c="6"/></text:span><text:span text:style-name="T138_2">Tabela</text:span><text:span text:style-name="T138_3"><text:s/>3<text:s/>–<text:s/></text:span><text:span text:style-name="T138_4">Requisitos</text:span><text:span text:style-name="T138_5"><text:s/></text:span><text:span text:style-name="T138_6">Funcionais</text:span><text:span text:style-name="T138_7"><text:s/></text:span><text:span text:style-name="T138_8">do</text:span><text:span text:style-name="T138_9"><text:s/></text:span><text:span text:style-name="T138_10">Caso</text:span><text:span text:style-name="T138_11"><text:s/></text:span><text:span text:style-name="T138_12">de</text:span><text:span text:style-name="T138_13"><text:s/></text:span><text:span text:style-name="T138_14">Uso</text:span><text:span text:style-name="T138_15"><text:s/></text:span><text:span text:style-name="T138_16">CSU</text:span><text:span text:style-name="T138_17">1-</text:span><text:span text:style-name="T138_18">Processar</text:span><text:span text:style-name="T138_19"><text:s/></text:span><text:span text:style-name="T138_20">Venda</text:span></text:p>
      <text:p text:style-name="P139"><text:bookmark-start text:name="h.3j2qqm3"/><text:bookmark-end text:name="h.3j2qqm3"/></text:p>
      <text:p text:style-name="P140"><text:span text:style-name="T140_1">4.<text:s text:c="2"/></text:span><text:span text:style-name="T140_2">Requisitos</text:span><text:span text:style-name="T140_3"><text:s/></text:span><text:span text:style-name="T140_4">e</text:span><text:span text:style-name="T140_5"><text:s/></text:span><text:span text:style-name="T140_6">restrições</text:span><text:span text:style-name="T140_7"><text:s/></text:span><text:span text:style-name="T140_8">não</text:span><text:span text:style-name="T140_9"><text:s/></text:span><text:span text:style-name="T140_10">funcionais</text:span><text:span text:style-name="T140_11"><text:s/></text:span></text:p>
      <text:p text:style-name="P141"><text:bookmark-start text:name="h.1y810tw"/><text:bookmark-end text:name="h.1y810tw"/><text:span text:style-name="T141_1">Elaborar</text:span><text:span text:style-name="T141_2"><text:s/></text:span><text:span text:style-name="T141_3">uma</text:span><text:span text:style-name="T141_4"><text:s/></text:span><text:span text:style-name="T141_5">lista</text:span><text:span text:style-name="T141_6"><text:s/></text:span><text:span text:style-name="T141_7">de</text:span><text:span text:style-name="T141_8"><text:s/></text:span><text:span text:style-name="T141_9">todos</text:span><text:span text:style-name="T141_10"><text:s/></text:span><text:span text:style-name="T141_11">os</text:span><text:span text:style-name="T141_12"><text:s/></text:span><text:span text:style-name="T141_13">requisitos</text:span><text:span text:style-name="T141_14"><text:s/></text:span><text:span text:style-name="T141_15">não</text:span><text:span text:style-name="T141_16"><text:s/></text:span><text:span text:style-name="T141_17">funcionais</text:span><text:span text:style-name="T141_18">.<text:s/></text:span><text:span text:style-name="T141_19">Considerar</text:span><text:span text:style-name="T141_20"><text:s/></text:span><text:span text:style-name="T141_21">requisitos</text:span><text:span text:style-name="T141_22"><text:s/></text:span><text:span text:style-name="T141_23">de</text:span><text:span text:style-name="T141_24"><text:s/></text:span><text:span text:style-name="T141_25">informação</text:span><text:span text:style-name="T141_26">,<text:s/></text:span><text:span text:style-name="T141_27">de</text:span><text:span text:style-name="T141_28"><text:s/></text:span><text:span text:style-name="T141_29">interface</text:span><text:span text:style-name="T141_30">,<text:s/></text:span><text:span text:style-name="T141_31">de</text:span><text:span text:style-name="T141_32"><text:s/></text:span><text:span text:style-name="T141_33">projeto</text:span><text:span text:style-name="T141_34">,<text:s/></text:span><text:span text:style-name="T141_35">de</text:span><text:span text:style-name="T141_36"><text:s/></text:span><text:span text:style-name="T141_37">arquitetura</text:span><text:span text:style-name="T141_38"><text:s/></text:span><text:span text:style-name="T141_39">de</text:span><text:span text:style-name="T141_40"><text:s/></text:span><text:span text:style-name="T141_41">software</text:span><text:span text:style-name="T141_42">,<text:s/></text:span><text:span text:style-name="T141_43">de</text:span><text:span text:style-name="T141_44"><text:s/></text:span><text:span text:style-name="T141_45">plataforma</text:span><text:span text:style-name="T141_46"><text:s/></text:span><text:span text:style-name="T141_47">de</text:span><text:span text:style-name="T141_48"><text:s/></text:span><text:span text:style-name="T141_49">hardware</text:span><text:span text:style-name="T141_50">,<text:s/></text:span><text:span text:style-name="T141_51">de</text:span><text:span text:style-name="T141_52"><text:s/></text:span><text:span text:style-name="T141_53">plataforma</text:span><text:span text:style-name="T141_54"><text:s/></text:span><text:span text:style-name="T141_55">de</text:span><text:span text:style-name="T141_56"><text:s/></text:span><text:span text:style-name="T141_57">software</text:span><text:span text:style-name="T141_58">,<text:s/></text:span><text:span text:style-name="T141_59">de</text:span><text:span text:style-name="T141_60"><text:s/></text:span><text:span text:style-name="T141_61">plataforma</text:span><text:span text:style-name="T141_62"><text:s/></text:span><text:span text:style-name="T141_63">de</text:span><text:span text:style-name="T141_64"><text:s/></text:span><text:span text:style-name="T141_65">comunicação</text:span><text:span text:style-name="T141_66">,<text:s/></text:span><text:span text:style-name="T141_67">de</text:span><text:span text:style-name="T141_68"><text:s/></text:span><text:span text:style-name="T141_69">desempenho</text:span><text:span text:style-name="T141_70">,<text:s/></text:span><text:span text:style-name="T141_71">de</text:span><text:span text:style-name="T141_72"><text:s/></text:span><text:span text:style-name="T141_73">disponibilidade</text:span><text:span text:style-name="T141_74">,<text:s/></text:span><text:span text:style-name="T141_75">de</text:span><text:span text:style-name="T141_76"><text:s/></text:span><text:span text:style-name="T141_77">segurança</text:span><text:span text:style-name="T141_78">,<text:s/></text:span><text:span text:style-name="T141_79">de</text:span><text:span text:style-name="T141_80"><text:s/></text:span><text:span text:style-name="T141_81">manutenibilidade</text:span><text:span text:style-name="T141_82">,<text:s/></text:span><text:span text:style-name="T141_83">de</text:span><text:span text:style-name="T141_84"><text:s/></text:span><text:span text:style-name="T141_85">portabilidade</text:span><text:span text:style-name="T141_86"><text:s/></text:span><text:span text:style-name="T141_87">e</text:span><text:span text:style-name="T141_88"><text:s/></text:span><text:span text:style-name="T141_89">de</text:span><text:span text:style-name="T141_90"><text:s/></text:span><text:span text:style-name="T141_91">documentação</text:span><text:span text:style-name="T141_92">.<text:s/></text:span><text:span text:style-name="T141_93">A</text:span><text:span text:style-name="T141_94"><text:s/></text:span><text:span text:style-name="T141_95">lista</text:span><text:span text:style-name="T141_96"><text:s/></text:span><text:span text:style-name="T141_97">poderá</text:span><text:span text:style-name="T141_98"><text:s/></text:span><text:span text:style-name="T141_99">ser</text:span><text:span text:style-name="T141_100"><text:s/></text:span><text:span text:style-name="T141_101">dividida</text:span><text:span text:style-name="T141_102"><text:s/></text:span><text:span text:style-name="T141_103">por</text:span><text:span text:style-name="T141_104"><text:s/></text:span><text:span text:style-name="T141_105">tipo</text:span><text:span text:style-name="T141_106"><text:s/></text:span><text:span text:style-name="T141_107">de</text:span><text:span text:style-name="T141_108"><text:s/></text:span><text:span text:style-name="T141_109">requisito</text:span><text:span text:style-name="T141_110">,<text:s/></text:span><text:span text:style-name="T141_111">mas</text:span><text:span text:style-name="T141_112"><text:s/></text:span><text:span text:style-name="T141_113">é</text:span><text:span text:style-name="T141_114"><text:s/></text:span><text:span text:style-name="T141_115">importante</text:span><text:span text:style-name="T141_116"><text:s/></text:span><text:span text:style-name="T141_117">que</text:span><text:span text:style-name="T141_118"><text:s/></text:span><text:span text:style-name="T141_119">os</text:span><text:span text:style-name="T141_120"><text:s/></text:span><text:span text:style-name="T141_121">requisitos</text:span><text:span text:style-name="T141_122"><text:s/></text:span><text:span text:style-name="T141_123">tenham</text:span><text:span text:style-name="T141_124"><text:s/></text:span><text:span text:style-name="T141_125">uma</text:span><text:span text:style-name="T141_126"><text:s/></text:span><text:span text:style-name="T141_127">identificação</text:span><text:span text:style-name="T141_128"><text:s/></text:span><text:span text:style-name="T141_129">única</text:span><text:span text:style-name="T141_130"><text:s/></text:span><text:span text:style-name="T141_131">para</text:span><text:span text:style-name="T141_132"><text:s/></text:span><text:span text:style-name="T141_133">que</text:span><text:span text:style-name="T141_134"><text:s/></text:span><text:span text:style-name="T141_135">possam</text:span><text:span text:style-name="T141_136"><text:s/></text:span><text:span text:style-name="T141_137">ser</text:span><text:span text:style-name="T141_138"><text:s/></text:span><text:span text:style-name="T141_139">referenciados</text:span><text:span text:style-name="T141_140"><text:s/></text:span><text:span text:style-name="T141_141">sem</text:span><text:span text:style-name="T141_142"><text:s/></text:span><text:span text:style-name="T141_143">ambigüidades</text:span><text:span text:style-name="T141_144"><text:s/></text:span><text:span text:style-name="T141_145">no</text:span><text:span text:style-name="T141_146"><text:s/></text:span><text:span text:style-name="T141_147">futuro</text:span><text:span text:style-name="T141_148">.</text:span></text:p>
      <text:p text:style-name="P142"><text:span text:style-name="T142_1">5.</text:span><text:span text:style-name="T142_2"><text:s text:c="2"/></text:span><text:span text:style-name="T142_3">Requisitos</text:span><text:span text:style-name="T142_4"><text:s/></text:span><text:span text:style-name="T142_5">Futuros</text:span><text:span text:style-name="T142_6"><text:s/>(</text:span><text:span text:style-name="T142_7">RFUT</text:span><text:span text:style-name="T142_8">)</text:span></text:p>
      <text:p text:style-name="P143"><text:span text:style-name="T143_1">Descrever</text:span><text:span text:style-name="T143_2"><text:s/></text:span><text:span text:style-name="T143_3">os</text:span><text:span text:style-name="T143_4"><text:s/></text:span><text:span text:style-name="T143_5">requisitos</text:span><text:span text:style-name="T143_6"><text:s/></text:span><text:span text:style-name="T143_7">que</text:span><text:span text:style-name="T143_8"><text:s/></text:span><text:span text:style-name="T143_9">poderão</text:span><text:span text:style-name="T143_10"><text:s/></text:span><text:span text:style-name="T143_11">ser</text:span><text:span text:style-name="T143_12"><text:s/></text:span><text:span text:style-name="T143_13">especificados</text:span><text:span text:style-name="T143_14"><text:s/></text:span><text:span text:style-name="T143_15">em</text:span><text:span text:style-name="T143_16"><text:s/></text:span><text:span text:style-name="T143_17">uma</text:span><text:span text:style-name="T143_18"><text:s/></text:span><text:span text:style-name="T143_19">nova</text:span><text:span text:style-name="T143_20"><text:s/></text:span><text:span text:style-name="T143_21">versão</text:span><text:span text:style-name="T143_22"><text:s/></text:span><text:span text:style-name="T143_23">do</text:span><text:span text:style-name="T143_24"><text:s/></text:span><text:span text:style-name="T143_25">produto</text:span><text:span text:style-name="T143_26">.</text:span></text:p>
      <text:p text:style-name="P144"><text:span text:style-name="T144_1">Exemplo</text:span><text:span text:style-name="T144_2">:</text:span></text:p>
      <table:table table:style-name="Table4">
        <table:table-column table:style-name="Column10"/>
        <table:table-column table:style-name="Column11"/>
        <table:table-column table:style-name="Column12"/>
        <table:table-row table:style-name="Row14">
          <table:table-cell table:style-name="Cell46">
            <text:p text:style-name="P145"><text:span text:style-name="T145_1">Ref</text:span><text:span text:style-name="T145_2">.</text:span></text:p>
          </table:table-cell>
          <table:table-cell table:style-name="Cell47">
            <text:p text:style-name="P146"><text:span text:style-name="T146_1">Descrição</text:span></text:p>
          </table:table-cell>
          <table:table-cell table:style-name="Cell48">
            <text:p text:style-name="P147"><text:span text:style-name="T147_1">Casos</text:span><text:span text:style-name="T147_2"><text:s/></text:span><text:span text:style-name="T147_3">de</text:span><text:span text:style-name="T147_4"><text:s/></text:span><text:span text:style-name="T147_5">Uso</text:span></text:p>
          </table:table-cell>
        </table:table-row>
        <table:table-row table:style-name="Row15">
          <table:table-cell table:style-name="Cell49">
            <text:p text:style-name="P148"><text:span text:style-name="T148_1">RFUT</text:span><text:span text:style-name="T148_2">1</text:span></text:p>
          </table:table-cell>
          <table:table-cell table:style-name="Cell50">
            <text:p text:style-name="P149"><text:span text:style-name="T149_1">Em</text:span><text:span text:style-name="T149_2"><text:s/></text:span><text:span text:style-name="T149_3">um</text:span><text:span text:style-name="T149_4"><text:s/></text:span><text:span text:style-name="T149_5">futuro</text:span><text:span text:style-name="T149_6"><text:s/></text:span><text:span text:style-name="T149_7">próximo</text:span><text:span text:style-name="T149_8"><text:s/></text:span><text:span text:style-name="T149_9">o</text:span><text:span text:style-name="T149_10"><text:s/></text:span><text:span text:style-name="T149_11">software</text:span><text:span text:style-name="T149_12"><text:s/></text:span><text:span text:style-name="T149_13">de</text:span><text:span text:style-name="T149_14"><text:s/></text:span><text:span text:style-name="T149_15">atendimento</text:span><text:span text:style-name="T149_16"><text:s/></text:span><text:span text:style-name="T149_17">de</text:span><text:span text:style-name="T149_18"><text:s/></text:span><text:span text:style-name="T149_19">clientes</text:span><text:span text:style-name="T149_20"><text:s/></text:span><text:span text:style-name="T149_21">deverá</text:span><text:span text:style-name="T149_22"><text:s/></text:span><text:span text:style-name="T149_23">ser</text:span><text:span text:style-name="T149_24"><text:s/></text:span><text:span text:style-name="T149_25">integrado</text:span><text:span text:style-name="T149_26"><text:s/></text:span><text:span text:style-name="T149_27">com</text:span><text:span text:style-name="T149_28"><text:s/></text:span><text:span text:style-name="T149_29">o</text:span><text:span text:style-name="T149_30"><text:s/></text:span><text:span text:style-name="T149_31">software</text:span><text:span text:style-name="T149_32"><text:s/></text:span><text:span text:style-name="T149_33">do</text:span><text:span text:style-name="T149_34"><text:s/></text:span><text:span text:style-name="T149_35">sistema</text:span><text:span text:style-name="T149_36"><text:s/></text:span><text:span text:style-name="T149_37">de</text:span><text:span text:style-name="T149_38"><text:s/></text:span><text:span text:style-name="T149_39">faturamento</text:span><text:span text:style-name="T149_40"><text:s/></text:span><text:span text:style-name="T149_41">para</text:span><text:span text:style-name="T149_42"><text:s/></text:span><text:span text:style-name="T149_43">que</text:span><text:span text:style-name="T149_44"><text:s/></text:span><text:span text:style-name="T149_45">o</text:span><text:span text:style-name="T149_46"><text:s/></text:span><text:span text:style-name="T149_47">atendente</text:span><text:span text:style-name="T149_48"><text:s/></text:span><text:span text:style-name="T149_49">possa</text:span><text:span text:style-name="T149_50"><text:s/></text:span><text:span text:style-name="T149_51">identificar</text:span><text:span text:style-name="T149_52"><text:s/></text:span><text:span text:style-name="T149_53">o</text:span><text:span text:style-name="T149_54"><text:s/></text:span><text:span text:style-name="T149_55">perfil</text:span><text:span text:style-name="T149_56"><text:s/></text:span><text:span text:style-name="T149_57">de</text:span><text:span text:style-name="T149_58"><text:s/></text:span><text:span text:style-name="T149_59">negócios</text:span><text:span text:style-name="T149_60"><text:s/></text:span><text:span text:style-name="T149_61">do</text:span><text:span text:style-name="T149_62"><text:s/></text:span><text:span text:style-name="T149_63">cliente</text:span></text:p>
          </table:table-cell>
          <table:table-cell table:style-name="Cell51">
            <text:p text:style-name="P150"><text:span text:style-name="T150_1">CSUx</text:span></text:p>
          </table:table-cell>
        </table:table-row>
      </table:table>
      <text:p text:style-name="P151"><text:span text:style-name="T151_1">Tabela</text:span><text:span text:style-name="T151_2"><text:s/>17<text:s/>–<text:s/></text:span><text:span text:style-name="T151_3">Requisitos</text:span><text:span text:style-name="T151_4"><text:s/></text:span><text:span text:style-name="T151_5">Futuros</text:span></text:p>
      <text:p text:style-name="P152"><text:span text:style-name="T152_1">6.<text:s text:c="2"/></text:span><text:span text:style-name="T152_2">Referências</text:span><text:span text:style-name="T152_3"><text:s/></text:span><text:span text:style-name="T152_4">cruzadas</text:span><text:span text:style-name="T152_5"><text:s/></text:span><text:span text:style-name="T152_6">complementares</text:span><text:span text:style-name="T152_7"><text:s/></text:span></text:p>
      <text:p text:style-name="P153"><text:span text:style-name="T153_1">Nesta</text:span><text:span text:style-name="T153_2"><text:s/></text:span><text:span text:style-name="T153_3">seção</text:span><text:span text:style-name="T153_4"><text:s/></text:span><text:span text:style-name="T153_5">são</text:span><text:span text:style-name="T153_6"><text:s/></text:span><text:span text:style-name="T153_7">colocadas</text:span><text:span text:style-name="T153_8"><text:s/></text:span><text:span text:style-name="T153_9">algumas</text:span><text:span text:style-name="T153_10"><text:s/></text:span><text:span text:style-name="T153_11">referências</text:span><text:span text:style-name="T153_12"><text:s/></text:span><text:span text:style-name="T153_13">cruzadas</text:span><text:span text:style-name="T153_14"><text:s/></text:span><text:span text:style-name="T153_15">que</text:span><text:span text:style-name="T153_16"><text:s/></text:span><text:span text:style-name="T153_17">podem</text:span><text:span text:style-name="T153_18"><text:s/></text:span><text:span text:style-name="T153_19">ajudar</text:span><text:span text:style-name="T153_20"><text:s/></text:span><text:span text:style-name="T153_21">o</text:span><text:span text:style-name="T153_22"><text:s/></text:span><text:span text:style-name="T153_23">rastreamento</text:span><text:span text:style-name="T153_24"><text:s/></text:span><text:span text:style-name="T153_25">futuro</text:span><text:span text:style-name="T153_26"><text:s/></text:span><text:span text:style-name="T153_27">dos</text:span><text:span text:style-name="T153_28"><text:s/></text:span><text:span text:style-name="T153_29">requisitos</text:span><text:span text:style-name="T153_30">.<text:s/></text:span><text:span text:style-name="T153_31">Estes</text:span><text:span text:style-name="T153_32"><text:s/></text:span><text:span text:style-name="T153_33">mapeamentos</text:span><text:span text:style-name="T153_34"><text:s/></text:span><text:span text:style-name="T153_35">podem</text:span><text:span text:style-name="T153_36"><text:s/></text:span><text:span text:style-name="T153_37">ser</text:span><text:span text:style-name="T153_38"><text:s/></text:span><text:span text:style-name="T153_39">feitos</text:span><text:span text:style-name="T153_40"><text:s/></text:span><text:span text:style-name="T153_41">em</text:span><text:span text:style-name="T153_42"><text:s/></text:span><text:span text:style-name="T153_43">forma</text:span><text:span text:style-name="T153_44"><text:s/></text:span><text:span text:style-name="T153_45">de</text:span><text:span text:style-name="T153_46"><text:s/></text:span><text:span text:style-name="T153_47">matrizes</text:span><text:span text:style-name="T153_48"><text:s/></text:span><text:span text:style-name="T153_49">de</text:span><text:span text:style-name="T153_50"><text:s/></text:span><text:span text:style-name="T153_51">rastreabilidade</text:span><text:span text:style-name="T153_52"><text:s/></text:span><text:span text:style-name="T153_53">como</text:span><text:span text:style-name="T153_54"><text:s/></text:span><text:span text:style-name="T153_55">mostram</text:span><text:span text:style-name="T153_56"><text:s/></text:span><text:span text:style-name="T153_57">os</text:span><text:span text:style-name="T153_58"><text:s/></text:span><text:span text:style-name="T153_59">exemplos</text:span><text:span text:style-name="T153_60"><text:s/></text:span><text:span text:style-name="T153_61">a</text:span><text:span text:style-name="T153_62"><text:s/></text:span><text:span text:style-name="T153_63">seguir</text:span><text:span text:style-name="T153_64">:</text:span></text:p>
      <text:p text:style-name="P154"/>
      <text:p text:style-name="P155"/>
      <table:table table:style-name="Table5">
        <table:table-column table:style-name="Column13"/>
        <table:table-column table:style-name="Column14"/>
        <table:table-row table:style-name="Row16">
          <table:table-cell table:style-name="Cell52">
            <text:p text:style-name="P156"><text:span text:style-name="T156_1">Requisitos</text:span><text:span text:style-name="T156_2"><text:s/></text:span><text:span text:style-name="T156_3">Funcionais</text:span></text:p>
          </table:table-cell>
          <table:table-cell table:style-name="Cell53">
            <text:p text:style-name="P157"><text:span text:style-name="T157_1">Requisitos</text:span><text:span text:style-name="T157_2"><text:s/></text:span><text:span text:style-name="T157_3">Funcionais</text:span><text:span text:style-name="T157_4"><text:s/></text:span><text:span text:style-name="T157_5">vinculados</text:span></text:p>
          </table:table-cell>
        </table:table-row>
        <table:table-row table:style-name="Row17">
          <table:table-cell table:style-name="Cell54">
            <text:p text:style-name="P158"><text:span text:style-name="T158_1">Colocar</text:span><text:span text:style-name="T158_2"><text:s/></text:span><text:span text:style-name="T158_3">a</text:span><text:span text:style-name="T158_4"><text:s/></text:span><text:span text:style-name="T158_5">identificação</text:span><text:span text:style-name="T158_6"><text:s/></text:span><text:span text:style-name="T158_7">do</text:span><text:span text:style-name="T158_8"><text:s/></text:span><text:span text:style-name="T158_9">requisito</text:span><text:span text:style-name="T158_10"><text:s/></text:span><text:span text:style-name="T158_11">funcional</text:span></text:p>
          </table:table-cell>
          <table:table-cell table:style-name="Cell55">
            <text:p text:style-name="P159"><text:span text:style-name="T159_1">Colocar</text:span><text:span text:style-name="T159_2"><text:s/></text:span><text:span text:style-name="T159_3">a</text:span><text:span text:style-name="T159_4"><text:s/></text:span><text:span text:style-name="T159_5">identificação</text:span><text:span text:style-name="T159_6"><text:s/></text:span><text:span text:style-name="T159_7">do</text:span><text:span text:style-name="T159_8"><text:s/></text:span><text:span text:style-name="T159_9">requisito</text:span><text:span text:style-name="T159_10"><text:s/></text:span><text:span text:style-name="T159_11">funcional</text:span><text:span text:style-name="T159_12"><text:s/></text:span><text:span text:style-name="T159_13">vinculado</text:span></text:p>
          </table:table-cell>
        </table:table-row>
      </table:table>
      <text:p text:style-name="P160"><text:bookmark-start text:name="h.32hioqz"/><text:bookmark-end text:name="h.32hioqz"/><text:span text:style-name="T160_1">Tabela</text:span><text:span text:style-name="T160_2"><text:s/>18<text:s/>–<text:s/></text:span><text:span text:style-name="T160_3">Requisitos</text:span><text:span text:style-name="T160_4"><text:s/></text:span><text:span text:style-name="T160_5">Funcionais</text:span><text:span text:style-name="T160_6"><text:s/></text:span><text:span text:style-name="T160_7">e</text:span><text:span text:style-name="T160_8"><text:s/></text:span><text:span text:style-name="T160_9">Requisitos</text:span><text:span text:style-name="T160_10"><text:s/></text:span><text:span text:style-name="T160_11">Funcionais</text:span><text:span text:style-name="T160_12"><text:s/></text:span><text:span text:style-name="T160_13">Viculados</text:span></text:p>
      <text:p text:style-name="P161"/>
      <table:table table:style-name="Table6">
        <table:table-column table:style-name="Column15"/>
        <table:table-column table:style-name="Column16"/>
        <table:table-row table:style-name="Row18">
          <table:table-cell table:style-name="Cell56">
            <text:p text:style-name="P162"><text:span text:style-name="T162_1">Requisitos</text:span><text:span text:style-name="T162_2"><text:s/></text:span><text:span text:style-name="T162_3">Funcionais</text:span></text:p>
          </table:table-cell>
          <table:table-cell table:style-name="Cell57">
            <text:p text:style-name="P163"><text:span text:style-name="T163_1">Requisitos</text:span><text:span text:style-name="T163_2"><text:s/></text:span><text:span text:style-name="T163_3">N</text:span><text:span text:style-name="T163_4">ão</text:span><text:span text:style-name="T163_5">-</text:span><text:span text:style-name="T163_6">F</text:span><text:span text:style-name="T163_7">uncionais</text:span><text:span text:style-name="T163_8"><text:s/></text:span><text:span text:style-name="T163_9">vinculados</text:span></text:p>
          </table:table-cell>
        </table:table-row>
        <table:table-row table:style-name="Row19">
          <table:table-cell table:style-name="Cell58">
            <text:p text:style-name="P164"><text:span text:style-name="T164_1">Colocar</text:span><text:span text:style-name="T164_2"><text:s/></text:span><text:span text:style-name="T164_3">a</text:span><text:span text:style-name="T164_4"><text:s/></text:span><text:span text:style-name="T164_5">identificação</text:span><text:span text:style-name="T164_6"><text:s/></text:span><text:span text:style-name="T164_7">do</text:span><text:span text:style-name="T164_8"><text:s/></text:span><text:span text:style-name="T164_9">requisito</text:span><text:span text:style-name="T164_10"><text:s/></text:span><text:span text:style-name="T164_11">funcional</text:span></text:p>
          </table:table-cell>
          <table:table-cell table:style-name="Cell59">
            <text:p text:style-name="P165"><text:span text:style-name="T165_1">Colocar</text:span><text:span text:style-name="T165_2"><text:s/></text:span><text:span text:style-name="T165_3">a</text:span><text:span text:style-name="T165_4"><text:s/></text:span><text:span text:style-name="T165_5">identificação</text:span><text:span text:style-name="T165_6"><text:s/></text:span><text:span text:style-name="T165_7">do</text:span><text:span text:style-name="T165_8"><text:s/></text:span><text:span text:style-name="T165_9">requisito</text:span><text:span text:style-name="T165_10"><text:s/></text:span><text:span text:style-name="T165_11">não</text:span><text:span text:style-name="T165_12"><text:s/></text:span><text:span text:style-name="T165_13">funcional</text:span><text:span text:style-name="T165_14"><text:s/></text:span><text:span text:style-name="T165_15">vinculado</text:span></text:p>
          </table:table-cell>
        </table:table-row>
      </table:table>
      <text:p text:style-name="P166"><text:span text:style-name="T166_1">Tabela</text:span><text:span text:style-name="T166_2"><text:s/>1</text:span><text:span text:style-name="T166_3">9</text:span><text:span text:style-name="T166_4"><text:s/>–<text:s/></text:span><text:span text:style-name="T166_5">Requisitos</text:span><text:span text:style-name="T166_6"><text:s/></text:span><text:span text:style-name="T166_7">Funcionais</text:span><text:span text:style-name="T166_8"><text:s/></text:span><text:span text:style-name="T166_9">e</text:span><text:span text:style-name="T166_10"><text:s/></text:span><text:span text:style-name="T166_11">Requisitos</text:span><text:span text:style-name="T166_12"><text:s/></text:span><text:span text:style-name="T166_13">Não</text:span><text:span text:style-name="T166_14">-</text:span><text:span text:style-name="T166_15">Funcionais</text:span><text:span text:style-name="T166_16"><text:s/></text:span><text:span text:style-name="T166_17">Vinculados</text:span></text:p>
      <text:p text:style-name="P167"/>
      <table:table table:style-name="Table7">
        <table:table-column table:style-name="Column17"/>
        <table:table-column table:style-name="Column18"/>
        <table:table-row table:style-name="Row20">
          <table:table-cell table:style-name="Cell60">
            <text:p text:style-name="P168"><text:span text:style-name="T168_1">Requisito</text:span><text:span text:style-name="T168_2"><text:s/></text:span><text:span text:style-name="T168_3">Funcional</text:span></text:p>
          </table:table-cell>
          <table:table-cell table:style-name="Cell61">
            <text:p text:style-name="P169"><text:span text:style-name="T169_1">Origem</text:span><text:span text:style-name="T169_2"><text:s/></text:span><text:span text:style-name="T169_3">do</text:span><text:span text:style-name="T169_4"><text:s/></text:span><text:span text:style-name="T169_5">Requisito</text:span></text:p>
          </table:table-cell>
        </table:table-row>
        <table:table-row table:style-name="Row21">
          <table:table-cell table:style-name="Cell62">
            <text:p text:style-name="P170"><text:span text:style-name="T170_1">Colocar</text:span><text:span text:style-name="T170_2"><text:s/></text:span><text:span text:style-name="T170_3">a</text:span><text:span text:style-name="T170_4"><text:s/></text:span><text:span text:style-name="T170_5">identificação</text:span><text:span text:style-name="T170_6"><text:s/></text:span><text:span text:style-name="T170_7">do</text:span><text:span text:style-name="T170_8"><text:s/></text:span><text:span text:style-name="T170_9">requisito</text:span><text:span text:style-name="T170_10"><text:s/></text:span><text:span text:style-name="T170_11">funcional</text:span></text:p>
          </table:table-cell>
          <table:table-cell table:style-name="Cell63">
            <text:p text:style-name="P171"><text:span text:style-name="T171_1">Colocar</text:span><text:span text:style-name="T171_2"><text:s/></text:span><text:span text:style-name="T171_3">a</text:span><text:span text:style-name="T171_4"><text:s/></text:span><text:span text:style-name="T171_5">origem</text:span><text:span text:style-name="T171_6"><text:s/></text:span><text:span text:style-name="T171_7">do</text:span><text:span text:style-name="T171_8"><text:s/></text:span><text:span text:style-name="T171_9">requisito</text:span><text:span text:style-name="T171_10">.<text:s/></text:span><text:span text:style-name="T171_11">Pode</text:span><text:span text:style-name="T171_12"><text:s/></text:span><text:span text:style-name="T171_13">ser</text:span><text:span text:style-name="T171_14"><text:s/></text:span><text:span text:style-name="T171_15">uma</text:span><text:span text:style-name="T171_16"><text:s/></text:span><text:span text:style-name="T171_17">entrevista</text:span><text:span text:style-name="T171_18">,<text:s/></text:span><text:span text:style-name="T171_19">um</text:span><text:span text:style-name="T171_20"><text:s/></text:span><text:span text:style-name="T171_21">questionário</text:span><text:span text:style-name="T171_22">,<text:s/></text:span><text:span text:style-name="T171_23">ou</text:span><text:span text:style-name="T171_24"><text:s/></text:span><text:span text:style-name="T171_25">outra</text:span><text:span text:style-name="T171_26"><text:s/></text:span><text:span text:style-name="T171_27">técnica</text:span><text:span text:style-name="T171_28"><text:s/></text:span><text:span text:style-name="T171_29">qualquer</text:span><text:span text:style-name="T171_30"><text:s/></text:span><text:span text:style-name="T171_31">de</text:span><text:span text:style-name="T171_32"><text:s/></text:span><text:span text:style-name="T171_33">elicitação</text:span><text:span text:style-name="T171_34"><text:s/></text:span><text:span text:style-name="T171_35">de</text:span><text:span text:style-name="T171_36"><text:s/></text:span><text:span text:style-name="T171_37">requisito</text:span><text:span text:style-name="T171_38"><text:s/></text:span><text:span text:style-name="T171_39">aplicada</text:span><text:span text:style-name="T171_40">.</text:span></text:p>
          </table:table-cell>
        </table:table-row>
      </table:table>
      <text:p text:style-name="P172"><text:span text:style-name="T172_1">Tabela</text:span><text:span text:style-name="T172_2"><text:s/></text:span><text:span text:style-name="T172_3">20</text:span><text:span text:style-name="T172_4"><text:s/>–<text:s/></text:span><text:span text:style-name="T172_5">Requisitos</text:span><text:span text:style-name="T172_6"><text:s/></text:span><text:span text:style-name="T172_7">Funcionais</text:span><text:span text:style-name="T172_8"><text:s/></text:span><text:span text:style-name="T172_9">e</text:span><text:span text:style-name="T172_10"><text:s/></text:span><text:span text:style-name="T172_11">suas</text:span><text:span text:style-name="T172_12"><text:s/></text:span><text:span text:style-name="T172_13">Origens</text:span></text:p>
      <text:p text:style-name="P173"/>
      <table:table table:style-name="Table8">
        <table:table-column table:style-name="Column19"/>
        <table:table-column table:style-name="Column20"/>
        <table:table-row table:style-name="Row22">
          <table:table-cell table:style-name="Cell64">
            <text:p text:style-name="P174"><text:span text:style-name="T174_1">Requisito</text:span><text:span text:style-name="T174_2"><text:s/></text:span><text:span text:style-name="T174_3">Não</text:span><text:span text:style-name="T174_4"><text:s/></text:span><text:span text:style-name="T174_5">Funcional</text:span></text:p>
          </table:table-cell>
          <table:table-cell table:style-name="Cell65">
            <text:p text:style-name="P175"><text:span text:style-name="T175_1">Origem</text:span><text:span text:style-name="T175_2"><text:s/></text:span><text:span text:style-name="T175_3">do</text:span><text:span text:style-name="T175_4"><text:s/></text:span><text:span text:style-name="T175_5">Requisito</text:span></text:p>
          </table:table-cell>
        </table:table-row>
        <table:table-row table:style-name="Row23">
          <table:table-cell table:style-name="Cell66">
            <text:p text:style-name="P176"><text:span text:style-name="T176_1">Colocar</text:span><text:span text:style-name="T176_2"><text:s/></text:span><text:span text:style-name="T176_3">a</text:span><text:span text:style-name="T176_4"><text:s/></text:span><text:span text:style-name="T176_5">identificação</text:span><text:span text:style-name="T176_6"><text:s/></text:span><text:span text:style-name="T176_7">do</text:span><text:span text:style-name="T176_8"><text:s/></text:span><text:span text:style-name="T176_9">requisito</text:span><text:span text:style-name="T176_10"><text:s/></text:span><text:span text:style-name="T176_11">não</text:span><text:span text:style-name="T176_12"><text:s/></text:span><text:span text:style-name="T176_13">funcional</text:span></text:p>
          </table:table-cell>
          <table:table-cell table:style-name="Cell67">
            <text:p text:style-name="P177"><text:span text:style-name="T177_1">Colocar</text:span><text:span text:style-name="T177_2"><text:s/></text:span><text:span text:style-name="T177_3">a</text:span><text:span text:style-name="T177_4"><text:s/></text:span><text:span text:style-name="T177_5">origem</text:span><text:span text:style-name="T177_6"><text:s/></text:span><text:span text:style-name="T177_7">do</text:span><text:span text:style-name="T177_8"><text:s/></text:span><text:span text:style-name="T177_9">requisito</text:span><text:span text:style-name="T177_10">.<text:s/></text:span><text:span text:style-name="T177_11">Pode</text:span><text:span text:style-name="T177_12"><text:s/></text:span><text:span text:style-name="T177_13">ser</text:span><text:span text:style-name="T177_14"><text:s/></text:span><text:span text:style-name="T177_15">uma</text:span><text:span text:style-name="T177_16"><text:s/></text:span><text:span text:style-name="T177_17">entrevista</text:span><text:span text:style-name="T177_18">,<text:s/></text:span><text:span text:style-name="T177_19">um</text:span><text:span text:style-name="T177_20"><text:s/></text:span><text:span text:style-name="T177_21">questionário</text:span><text:span text:style-name="T177_22">,<text:s/></text:span><text:span text:style-name="T177_23">ou</text:span><text:span text:style-name="T177_24"><text:s/></text:span><text:span text:style-name="T177_25">outra</text:span><text:span text:style-name="T177_26"><text:s/></text:span><text:span text:style-name="T177_27">técnica</text:span><text:span text:style-name="T177_28"><text:s/></text:span><text:span text:style-name="T177_29">qualquer</text:span><text:span text:style-name="T177_30"><text:s/></text:span><text:span text:style-name="T177_31">de</text:span><text:span text:style-name="T177_32"><text:s/></text:span><text:span text:style-name="T177_33">elicitação</text:span><text:span text:style-name="T177_34"><text:s/></text:span><text:span text:style-name="T177_35">de</text:span><text:span text:style-name="T177_36"><text:s/></text:span><text:span text:style-name="T177_37">requisito</text:span><text:span text:style-name="T177_38"><text:s/></text:span><text:span text:style-name="T177_39">aplicada</text:span><text:span text:style-name="T177_40">.</text:span></text:p>
          </table:table-cell>
        </table:table-row>
      </table:table>
      <text:p text:style-name="P178"><text:span text:style-name="T178_1">Tabela</text:span><text:span text:style-name="T178_2"><text:s/>2</text:span><text:span text:style-name="T178_3">1</text:span><text:span text:style-name="T178_4"><text:s/>–<text:s/></text:span><text:span text:style-name="T178_5">Requisitos</text:span><text:span text:style-name="T178_6"><text:s/></text:span><text:span text:style-name="T178_7">Não</text:span><text:span text:style-name="T178_8"><text:s/></text:span><text:span text:style-name="T178_9">Funcionais</text:span><text:span text:style-name="T178_10"><text:s/></text:span><text:span text:style-name="T178_11">e</text:span><text:span text:style-name="T178_12"><text:s/></text:span><text:span text:style-name="T178_13">suas</text:span><text:span text:style-name="T178_14"><text:s/></text:span><text:span text:style-name="T178_15">Origens</text:span></text:p>
      <text:p text:style-name="P179"/>
      <table:table table:style-name="Table9">
        <table:table-column table:style-name="Column21"/>
        <table:table-column table:style-name="Column22"/>
        <table:table-row table:style-name="Row24">
          <table:table-cell table:style-name="Cell68">
            <text:p text:style-name="P180"><text:span text:style-name="T180_1">Caso</text:span><text:span text:style-name="T180_2"><text:s/></text:span><text:span text:style-name="T180_3">de</text:span><text:span text:style-name="T180_4"><text:s/></text:span><text:span text:style-name="T180_5">Uso</text:span></text:p>
          </table:table-cell>
          <table:table-cell table:style-name="Cell69">
            <text:p text:style-name="P181"><text:span text:style-name="T181_1">Origem</text:span><text:span text:style-name="T181_2"><text:s/></text:span><text:span text:style-name="T181_3">do</text:span><text:span text:style-name="T181_4"><text:s/></text:span><text:span text:style-name="T181_5">caso</text:span><text:span text:style-name="T181_6"><text:s/></text:span><text:span text:style-name="T181_7">de</text:span><text:span text:style-name="T181_8"><text:s/></text:span><text:span text:style-name="T181_9">uso</text:span></text:p>
          </table:table-cell>
        </table:table-row>
        <table:table-row table:style-name="Row25">
          <table:table-cell table:style-name="Cell70">
            <text:p text:style-name="P182"><text:span text:style-name="T182_1">Colocar</text:span><text:span text:style-name="T182_2"><text:s/></text:span><text:span text:style-name="T182_3">a</text:span><text:span text:style-name="T182_4"><text:s/></text:span><text:span text:style-name="T182_5">identificação</text:span><text:span text:style-name="T182_6"><text:s/></text:span><text:span text:style-name="T182_7">do</text:span><text:span text:style-name="T182_8"><text:s/></text:span><text:span text:style-name="T182_9">requisito</text:span><text:span text:style-name="T182_10"><text:s/></text:span><text:span text:style-name="T182_11">funcional</text:span></text:p>
          </table:table-cell>
          <table:table-cell table:style-name="Cell71">
            <text:p text:style-name="P183"><text:span text:style-name="T183_1">Colocar</text:span><text:span text:style-name="T183_2"><text:s/></text:span><text:span text:style-name="T183_3">a</text:span><text:span text:style-name="T183_4"><text:s/></text:span><text:span text:style-name="T183_5">origem</text:span><text:span text:style-name="T183_6"><text:s/></text:span><text:span text:style-name="T183_7">do</text:span><text:span text:style-name="T183_8"><text:s/></text:span><text:span text:style-name="T183_9">caso</text:span><text:span text:style-name="T183_10"><text:s/></text:span><text:span text:style-name="T183_11">de</text:span><text:span text:style-name="T183_12"><text:s/></text:span><text:span text:style-name="T183_13">uso</text:span><text:span text:style-name="T183_14">.<text:s/></text:span><text:span text:style-name="T183_15">Pode</text:span><text:span text:style-name="T183_16"><text:s/></text:span><text:span text:style-name="T183_17">ser</text:span><text:span text:style-name="T183_18"><text:s/></text:span><text:span text:style-name="T183_19">uma</text:span><text:span text:style-name="T183_20"><text:s/></text:span><text:span text:style-name="T183_21">entrevista</text:span><text:span text:style-name="T183_22">,<text:s/></text:span><text:span text:style-name="T183_23">um</text:span><text:span text:style-name="T183_24"><text:s/></text:span><text:span text:style-name="T183_25">questionário</text:span><text:span text:style-name="T183_26">,<text:s/></text:span><text:span text:style-name="T183_27">ou</text:span><text:span text:style-name="T183_28"><text:s/></text:span><text:span text:style-name="T183_29">outra</text:span><text:span text:style-name="T183_30"><text:s/></text:span><text:span text:style-name="T183_31">técnica</text:span><text:span text:style-name="T183_32"><text:s/></text:span><text:span text:style-name="T183_33">qualquer</text:span><text:span text:style-name="T183_34"><text:s/></text:span><text:span text:style-name="T183_35">de</text:span><text:span text:style-name="T183_36"><text:s/></text:span><text:span text:style-name="T183_37">elicitação</text:span><text:span text:style-name="T183_38"><text:s/></text:span><text:span text:style-name="T183_39">de</text:span><text:span text:style-name="T183_40"><text:s/></text:span><text:span text:style-name="T183_41">requisito</text:span><text:span text:style-name="T183_42"><text:s/></text:span><text:span text:style-name="T183_43">aplicada</text:span><text:span text:style-name="T183_44">.</text:span></text:p>
          </table:table-cell>
        </table:table-row>
      </table:table>
      <text:p text:style-name="P184"><text:span text:style-name="T184_1">Tabela</text:span><text:span text:style-name="T184_2"><text:s/>2</text:span><text:span text:style-name="T184_3">2<text:s/></text:span><text:span text:style-name="T184_4">–<text:s/></text:span><text:span text:style-name="T184_5">Casos</text:span><text:span text:style-name="T184_6"><text:s/></text:span><text:span text:style-name="T184_7">de</text:span><text:span text:style-name="T184_8"><text:s/></text:span><text:span text:style-name="T184_9">Uso</text:span><text:span text:style-name="T184_10"><text:s/></text:span><text:span text:style-name="T184_11">e</text:span><text:span text:style-name="T184_12"><text:s/></text:span><text:span text:style-name="T184_13">suas</text:span><text:span text:style-name="T184_14"><text:s/></text:span><text:span text:style-name="T184_15">Origens</text:span></text:p>
      <text:p text:style-name="P185"/>
      <table:table table:style-name="Table10">
        <table:table-column table:style-name="Column23"/>
        <table:table-column table:style-name="Column24"/>
        <table:table-row table:style-name="Row26">
          <table:table-cell table:style-name="Cell72">
            <text:p text:style-name="P186"><text:span text:style-name="T186_1">Requisitos</text:span><text:span text:style-name="T186_2"><text:s/></text:span><text:span text:style-name="T186_3">Funcionais</text:span></text:p>
          </table:table-cell>
          <table:table-cell table:style-name="Cell73">
            <text:p text:style-name="P187"><text:span text:style-name="T187_1">Produtos</text:span><text:span text:style-name="T187_2"><text:s/></text:span><text:span text:style-name="T187_3">de</text:span><text:span text:style-name="T187_4"><text:s/></text:span><text:span text:style-name="T187_5">Trabalho</text:span></text:p>
          </table:table-cell>
        </table:table-row>
        <table:table-row table:style-name="Row27">
          <table:table-cell table:style-name="Cell74">
            <text:p text:style-name="P188"><text:span text:style-name="T188_1">Colocar</text:span><text:span text:style-name="T188_2"><text:s/></text:span><text:span text:style-name="T188_3">a</text:span><text:span text:style-name="T188_4"><text:s/></text:span><text:span text:style-name="T188_5">identificação</text:span><text:span text:style-name="T188_6"><text:s/></text:span><text:span text:style-name="T188_7">do</text:span><text:span text:style-name="T188_8"><text:s/></text:span><text:span text:style-name="T188_9">requisito</text:span><text:span text:style-name="T188_10"><text:s/></text:span><text:span text:style-name="T188_11">funcional</text:span></text:p>
          </table:table-cell>
          <table:table-cell table:style-name="Cell75">
            <text:p text:style-name="P189"><text:span text:style-name="T189_1">Colocar</text:span><text:span text:style-name="T189_2"><text:s/></text:span><text:span text:style-name="T189_3">os</text:span><text:span text:style-name="T189_4"><text:s/></text:span><text:span text:style-name="T189_5">produtos</text:span><text:span text:style-name="T189_6"><text:s/></text:span><text:span text:style-name="T189_7">de</text:span><text:span text:style-name="T189_8"><text:s/></text:span><text:span text:style-name="T189_9">trabalho</text:span><text:span text:style-name="T189_10"><text:s/></text:span><text:span text:style-name="T189_11">vinculados</text:span><text:span text:style-name="T189_12"><text:s/></text:span><text:span text:style-name="T189_13">ao</text:span><text:span text:style-name="T189_14"><text:s/></text:span><text:span text:style-name="T189_15">requisito</text:span><text:span text:style-name="T189_16"><text:s/></text:span><text:span text:style-name="T189_17">funcional</text:span></text:p>
          </table:table-cell>
        </table:table-row>
      </table:table>
      <text:p text:style-name="P190"><text:span text:style-name="T190_1">Tabela</text:span><text:span text:style-name="T190_2"><text:s/>23<text:s/>–<text:s/></text:span><text:span text:style-name="T190_3">Requisitos</text:span><text:span text:style-name="T190_4"><text:s/></text:span><text:span text:style-name="T190_5">Funcionais</text:span><text:span text:style-name="T190_6"><text:s/></text:span><text:span text:style-name="T190_7">e</text:span><text:span text:style-name="T190_8"><text:s/></text:span><text:span text:style-name="T190_9">Produtos</text:span><text:span text:style-name="T190_10"><text:s/></text:span><text:span text:style-name="T190_11">de</text:span><text:span text:style-name="T190_12"><text:s/></text:span><text:span text:style-name="T190_13">Trabalho</text:span><text:span text:style-name="T190_14"><text:s/></text:span><text:span text:style-name="T190_15">vinculados</text:span></text:p>
      <text:p text:style-name="P191"/>
      <text:p text:style-name="P192"/>
      <table:table table:style-name="Table11">
        <table:table-column table:style-name="Column25"/>
        <table:table-column table:style-name="Column26"/>
        <table:table-row table:style-name="Row28">
          <table:table-cell table:style-name="Cell76">
            <text:p text:style-name="P193"><text:span text:style-name="T193_1">Requisitos</text:span><text:span text:style-name="T193_2"><text:s/></text:span><text:span text:style-name="T193_3">Funcionais</text:span></text:p>
          </table:table-cell>
          <table:table-cell table:style-name="Cell77">
            <text:p text:style-name="P194"><text:span text:style-name="T194_1">Implementação</text:span></text:p>
          </table:table-cell>
        </table:table-row>
        <table:table-row table:style-name="Row29">
          <table:table-cell table:style-name="Cell78">
            <text:p text:style-name="P195"><text:span text:style-name="T195_1">Colocar</text:span><text:span text:style-name="T195_2"><text:s/></text:span><text:span text:style-name="T195_3">a</text:span><text:span text:style-name="T195_4"><text:s/></text:span><text:span text:style-name="T195_5">identificação</text:span><text:span text:style-name="T195_6"><text:s/></text:span><text:span text:style-name="T195_7">do</text:span><text:span text:style-name="T195_8"><text:s/></text:span><text:span text:style-name="T195_9">requisito</text:span><text:span text:style-name="T195_10"><text:s/></text:span><text:span text:style-name="T195_11">funcional</text:span></text:p>
          </table:table-cell>
          <table:table-cell table:style-name="Cell79">
            <text:p text:style-name="P196"><text:span text:style-name="T196_1">Colocar</text:span><text:span text:style-name="T196_2"><text:s/></text:span><text:span text:style-name="T196_3">a</text:span><text:span text:style-name="T196_4"><text:s/></text:span><text:span text:style-name="T196_5">referência</text:span><text:span text:style-name="T196_6"><text:s/></text:span><text:span text:style-name="T196_7">para</text:span><text:span text:style-name="T196_8"><text:s/></text:span><text:span text:style-name="T196_9">a</text:span><text:span text:style-name="T196_10"><text:s/></text:span><text:span text:style-name="T196_11">implementação</text:span><text:span text:style-name="T196_12"><text:s/></text:span><text:span text:style-name="T196_13">do</text:span><text:span text:style-name="T196_14"><text:s/></text:span><text:span text:style-name="T196_15">requisito</text:span><text:span text:style-name="T196_16"><text:s/></text:span><text:span text:style-name="T196_17">funcional</text:span></text:p>
          </table:table-cell>
        </table:table-row>
      </table:table>
      <text:p text:style-name="P197"><text:span text:style-name="T197_1">Tabela</text:span><text:span text:style-name="T197_2"><text:s/>24<text:s/>–<text:s/></text:span><text:span text:style-name="T197_3">Requisitos</text:span><text:span text:style-name="T197_4"><text:s/></text:span><text:span text:style-name="T197_5">Funcionais</text:span><text:span text:style-name="T197_6"><text:s/></text:span><text:span text:style-name="T197_7">e</text:span><text:span text:style-name="T197_8"><text:s text:c="2"/></text:span><text:span text:style-name="T197_9">sua</text:span><text:span text:style-name="T197_10"><text:s/></text:span><text:span text:style-name="T197_11">Implementação</text:span><text:span text:style-name="T197_12"><text:s/></text:span></text:p>
      <text:p text:style-name="P198"/>
      <text:p text:style-name="P199"><text:span text:style-name="T199_1">Observaç</text:span><text:span text:style-name="T199_2">ão</text:span><text:span text:style-name="T199_3">:<text:s/></text:span><text:span text:style-name="T199_4">o</text:span><text:span text:style-name="T199_5">s</text:span><text:span text:style-name="T199_6"><text:s/></text:span><text:span text:style-name="T199_7">exemplos</text:span><text:span text:style-name="T199_8"><text:s/></text:span><text:span text:style-name="T199_9">acima</text:span><text:span text:style-name="T199_10"><text:s/></text:span><text:span text:style-name="T199_11">não</text:span><text:span text:style-name="T199_12"><text:s/></text:span><text:span text:style-name="T199_13">esgotam</text:span><text:span text:style-name="T199_14"><text:s/></text:span><text:span text:style-name="T199_15">as</text:span><text:span text:style-name="T199_16"><text:s/></text:span><text:span text:style-name="T199_17">possibilidades</text:span><text:span text:style-name="T199_18"><text:s/></text:span><text:span text:style-name="T199_19">de</text:span><text:span text:style-name="T199_20"><text:s/></text:span><text:span text:style-name="T199_21">referências</text:span><text:span text:style-name="T199_22"><text:s/></text:span><text:span text:style-name="T199_23">cruzadas</text:span><text:span text:style-name="T199_24">.<text:s/></text:span></text:p>
      <text:p text:style-name="P200"><text:span text:style-name="T200_1">7.<text:s text:c="2"/></text:span><text:span text:style-name="T200_2">Aprovação</text:span><text:span text:style-name="T200_3"><text:s/></text:span><text:span text:style-name="T200_4">Formal</text:span></text:p>
      <text:p text:style-name="P201"><text:bookmark-start text:name="h.41mghml"/><text:bookmark-end text:name="h.41mghml"/><text:span text:style-name="T201_1">O</text:span><text:span text:style-name="T201_2"><text:s/></text:span><text:span text:style-name="T201_3">EOR</text:span><text:span text:style-name="T201_4"><text:s/></text:span><text:span text:style-name="T201_5">deve</text:span><text:span text:style-name="T201_6"><text:s/></text:span><text:span text:style-name="T201_7">ser</text:span><text:span text:style-name="T201_8"><text:s/></text:span><text:span text:style-name="T201_9">datado</text:span><text:span text:style-name="T201_10"><text:s/></text:span><text:span text:style-name="T201_11">e</text:span><text:span text:style-name="T201_12"><text:s/></text:span><text:span text:style-name="T201_13">assinado</text:span><text:span text:style-name="T201_14"><text:s/></text:span><text:span text:style-name="T201_15">de</text:span><text:span text:style-name="T201_16"><text:s/></text:span><text:span text:style-name="T201_17">acordo</text:span><text:span text:style-name="T201_18"><text:s/></text:span><text:span text:style-name="T201_19">com</text:span><text:span text:style-name="T201_20">o</text:span><text:span text:style-name="T201_21"><text:s/></text:span><text:span text:style-name="T201_22">definido</text:span><text:span text:style-name="T201_23"><text:s/></text:span><text:span text:style-name="T201_24">pela</text:span><text:span text:style-name="T201_25"><text:s/></text:span><text:span text:style-name="T201_26">organização</text:span><text:span text:style-name="T201_27">.</text:span><text:span text:style-name="T201_28"><text:s/></text:span><text:span text:style-name="T201_29">O</text:span><text:span text:style-name="T201_30"><text:s/></text:span><text:span text:style-name="T201_31">documento</text:span><text:span text:style-name="T201_32"><text:s/></text:span><text:span text:style-name="T201_33">aprovado</text:span><text:span text:style-name="T201_34"><text:s/></text:span><text:span text:style-name="T201_35">passa</text:span><text:span text:style-name="T201_36"><text:s/></text:span><text:span text:style-name="T201_37">a</text:span><text:span text:style-name="T201_38"><text:s/></text:span><text:span text:style-name="T201_39">ser</text:span><text:span text:style-name="T201_40"><text:s/></text:span><text:span text:style-name="T201_41">controlad</text:span><text:span text:style-name="T201_42">o</text:span><text:span text:style-name="T201_43"><text:s/></text:span><text:span text:style-name="T201_44">pela</text:span><text:span text:style-name="T201_45"><text:s/></text:span><text:span text:style-name="T201_46">Gerência</text:span><text:span text:style-name="T201_47"><text:s/></text:span><text:span text:style-name="T201_48">de</text:span><text:span text:style-name="T201_49"><text:s/></text:span><text:span text:style-name="T201_50">Configuração</text:span><text:span text:style-name="T201_51"><text:s/></text:span><text:span text:style-name="T201_52">de</text:span><text:span text:style-name="T201_53"><text:s/></text:span><text:span text:style-name="T201_54">Software</text:span><text:span text:style-name="T201_55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justify" fo:break-before="auto" fo:text-indent="0cm" fo:line-height="100%" fo:margin-top="0.106cm" fo:margin-bottom="0.106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List1Level1" style:family="text">
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</style:style>
    <style:style style:name="List1Level2" style:family="text">
      <style:text-properties fo:font-style="normal" style:font-style-asian="normal" style:font-style-complex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List1Level3" style:family="text">
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List1Level4" style:family="text">
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</style:style>
    <text:list-style style:name="LS1">
      <text:list-level-style-number style:num-format="1" text:style-name="List1Level0" style:num-suffix="." text:level="1">
        <style:list-level-properties text:space-before="0.635cm" text:min-label-width="-0.635cm" fo:text-align="start"/>
  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  </text:list-level-style-number>
      <text:list-level-style-number style:num-format="1" text:display-levels="2" text:style-name="List1Level1" style:num-suffix="." text:level="2">
        <style:list-level-properties text:space-before="1.905cm" text:min-label-width="-1.905cm" fo:text-align="start"/>
        <style:text-properties fo:font-style="normal" style:font-style-asian="normal" style:font-style-complex="normal" fo:font-size="14pt" style:font-size-asian="14pt" style:font-size-complex="14pt" fo:font-weight="bold" style:font-weight-asian="bold" style:font-weight-complex="bold"/>
      </text:list-level-style-number>
      <text:list-level-style-number style:num-format="1" text:display-levels="3" text:style-name="List1Level2" text:level="3">
        <style:list-level-properties text:space-before="3.492cm" text:min-label-width="-2.491cm" fo:text-align="start"/>
        <style:text-properties fo:font-style="normal" style:font-style-asian="normal" style:font-style-complex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  </text:list-level-style-number>
      <text:list-level-style-number style:num-format="1" text:display-levels="4" text:style-name="List1Level3" text:level="4">
        <style:list-level-properties text:space-before="4.445cm" text:min-label-width="-4.445cm" fo:text-align="start"/>
  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  </text:list-level-style-number>
      <text:list-level-style-number style:num-format="1" text:display-levels="5" text:style-name="List1Level4" text:level="5">
        <style:list-level-properties text:space-before="5.715cm" text:min-label-width="-5.715cm" fo:text-align="start"/>
        <style:text-properties fo:font-style="normal" style:font-style-asian="normal" style:font-style-complex="normal" style:font-name="Times New Roman" fo:font-size="16pt" style:font-name-asian="Times New Roman" style:font-size-asian="16pt" style:font-name-complex="Times New Roman" style:font-size-complex="16pt" fo:font-weight="bold" style:font-weight-asian="bold" style:font-weight-complex="bold"/>
      </text:list-level-style-number>
      <text:list-level-style-number style:num-format="1" text:display-levels="6" text:style-name="List1Level5" text:level="6">
        <style:list-level-properties text:space-before="7.302cm" text:min-label-width="-7.302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8.255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9.52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11.112cm" fo:text-align="start"/>
      </text:list-level-style-number>
    </text:list-style>
    <style:style style:name="List2Level0" style:family="text">
      <style:text-properties style:font-name="Arial" style:font-name-asian="Arial" style:font-name-complex="Arial"/>
    </style:style>
    <style:style style:name="List2Level1" style:family="text">
      <style:text-properties style:font-name="Arial" style:font-name-asian="Arial" style:font-name-complex="Arial"/>
    </style:style>
    <style:style style:name="List2Level2" style:family="text">
      <style:text-properties style:font-name="Arial" style:font-name-asian="Arial" style:font-name-complex="Arial"/>
    </style:style>
    <style:style style:name="List2Level3" style:family="text">
      <style:text-properties style:font-name="Arial" style:font-name-asian="Arial" style:font-name-complex="Arial"/>
    </style:style>
    <style:style style:name="List2Level4" style:family="text">
      <style:text-properties style:font-name="Arial" style:font-name-asian="Arial" style:font-name-complex="Arial"/>
    </style:style>
    <style:style style:name="List2Level5" style:family="text">
      <style:text-properties style:font-name="Arial" style:font-name-asian="Arial" style:font-name-complex="Arial"/>
    </style:style>
    <style:style style:name="List2Level6" style:family="text">
      <style:text-properties style:font-name="Arial" style:font-name-asian="Arial" style:font-name-complex="Arial"/>
    </style:style>
    <style:style style:name="List2Level7" style:family="text">
      <style:text-properties style:font-name="Arial" style:font-name-asian="Arial" style:font-name-complex="Arial"/>
    </style:style>
    <style:style style:name="List2Level8" style:family="text">
      <style:text-properties style:font-name="Arial" style:font-name-asian="Arial" style:font-name-complex="Arial"/>
    </style:style>
    <text:list-style style:name="LS2">
      <text:list-level-style-bullet text:bullet-char="●" text:style-name="List2Level0" text:level="1">
        <style:list-level-properties text:space-before="0.635cm" text:min-label-width="0.753cm" fo:text-align="start"/>
        <style:text-properties style:font-name="Arial" style:font-name-asian="Arial" style:font-name-complex="Arial"/>
      </text:list-level-style-bullet>
      <text:list-level-style-bullet text:bullet-char="o" text:style-name="List2Level1" text:level="2">
        <style:list-level-properties text:space-before="1.905cm" text:min-label-width="0.753cm" fo:text-align="start"/>
        <style:text-properties style:font-name="Arial" style:font-name-asian="Arial" style:font-name-complex="Arial"/>
      </text:list-level-style-bullet>
      <text:list-level-style-bullet text:bullet-char="▪" text:style-name="List2Level2" text:level="3">
        <style:list-level-properties text:space-before="3.492cm" text:min-label-width="0.436cm" fo:text-align="start"/>
        <style:text-properties style:font-name="Arial" style:font-name-asian="Arial" style:font-name-complex="Arial"/>
      </text:list-level-style-bullet>
      <text:list-level-style-bullet text:bullet-char="●" text:style-name="List2Level3" text:level="4">
        <style:list-level-properties text:space-before="4.445cm" text:min-label-width="0.753cm" fo:text-align="start"/>
        <style:text-properties style:font-name="Arial" style:font-name-asian="Arial" style:font-name-complex="Arial"/>
      </text:list-level-style-bullet>
      <text:list-level-style-bullet text:bullet-char="o" text:style-name="List2Level4" text:level="5">
        <style:list-level-properties text:space-before="5.715cm" text:min-label-width="0.753cm" fo:text-align="start"/>
        <style:text-properties style:font-name="Arial" style:font-name-asian="Arial" style:font-name-complex="Arial"/>
      </text:list-level-style-bullet>
      <text:list-level-style-bullet text:bullet-char="▪" text:style-name="List2Level5" text:level="6">
        <style:list-level-properties text:space-before="7.302cm" text:min-label-width="0.436cm" fo:text-align="start"/>
        <style:text-properties style:font-name="Arial" style:font-name-asian="Arial" style:font-name-complex="Arial"/>
      </text:list-level-style-bullet>
      <text:list-level-style-bullet text:bullet-char="●" text:style-name="List2Level6" text:level="7">
        <style:list-level-properties text:space-before="8.255cm" text:min-label-width="0.753cm" fo:text-align="start"/>
        <style:text-properties style:font-name="Arial" style:font-name-asian="Arial" style:font-name-complex="Arial"/>
      </text:list-level-style-bullet>
      <text:list-level-style-bullet text:bullet-char="o" text:style-name="List2Level7" text:level="8">
        <style:list-level-properties text:space-before="9.525cm" text:min-label-width="0.753cm" fo:text-align="start"/>
        <style:text-properties style:font-name="Arial" style:font-name-asian="Arial" style:font-name-complex="Arial"/>
      </text:list-level-style-bullet>
      <text:list-level-style-bullet text:bullet-char="▪" text:style-name="List2Level8" text:level="9">
        <style:list-level-properties text:space-before="11.112cm" text:min-label-width="0.436cm" fo:text-align="start"/>
        <style:text-properties style:font-name="Arial" style:font-name-asian="Arial" style:font-name-complex="Arial"/>
      </text:list-level-style-bullet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3cm" fo:page-height="29.704cm" fo:padding-top="0cm" fo:margin-top="1.249cm" fo:padding-bottom="0cm" fo:margin-bottom="1.249cm" fo:padding-left="0cm" fo:margin-left="3cm" fo:padding-right="0cm" fo:margin-right="3cm"/>
      <style:header-style>
        <style:header-footer-properties fo:min-height="1.252cm" fo:margin-bottom="1.252cm" style:dynamic-spacing="true"/>
      </style:header-style>
      <style:footer-style>
        <style:header-footer-properties fo:min-height="1.252cm" fo:margin-top="1.252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5.836cm" fo:margin-left="-0.123cm"/>
    </style:style>
    <style:style style:name="Column1" style:family="table-column">
      <style:table-column-properties style:column-width="7.918cm"/>
    </style:style>
    <style:style style:name="Column2" style:family="table-column">
      <style:table-column-properties style:column-width="7.918cm"/>
    </style:style>
    <style:style style:name="Row1" style:family="table-row"/>
    <style:style style:name="Cell1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7cm" fo:margin-bottom="0.106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3" style:family="paragraph" style:parent-style-name="Standard">
      <style:paragraph-properties fo:text-align="justify" fo:break-before="auto" fo:text-indent="0cm" fo:line-height="100%" fo:margin-top="1.27cm" fo:margin-bottom="0.106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4" style:family="paragraph" style:parent-style-name="Standard">
      <style:paragraph-properties fo:text-align="justify" fo:break-before="auto" fo:text-indent="0cm" fo:line-height="100%" fo:margin-top="1.27cm" fo:margin-bottom="0.106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" style:family="table-cell">
      <style:table-cell-properties style:vertical-align="top" fo:border-top="#000000 0.018cm solid" fo:border-bottom="#000000 0.018cm solid" fo:padding-left="0.123cm" fo:border-left="#000000 0.018cm solid" fo:padding-right="0.123cm" fo:border-right="#000000 0.018cm solid"/>
    </style:style>
    <style:style style:name="P5" style:family="paragraph" style:parent-style-name="Standard">
      <style:paragraph-properties fo:text-align="justify" fo:break-before="auto" fo:text-indent="0cm" fo:line-height="100%" fo:margin-top="1.27cm" fo:margin-bottom="0.106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justify" fo:break-before="auto" fo:line-height="100%" fo:margin-top="1.27cm" fo:margin-bottom="0.106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7" style:family="paragraph" style:parent-style-name="Standard">
      <style:paragraph-properties fo:text-align="right" fo:break-before="auto" fo:line-height="100%" fo:margin-top="0.106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P8" style:family="paragraph" style:parent-style-name="Standard">
      <style:paragraph-properties fo:text-align="center" fo:break-before="auto" fo:line-height="100%" fo:margin-top="0.106cm" fo:margin-bottom="1.27cm" fo:margin-right="0.635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EOR</text:span></text:p>
            </table:table-cell>
            <table:table-cell table:style-name="Cell2">
              <text:p text:style-name="P3"><text:span text:style-name="T3_1">Versão</text:span><text:span text:style-name="T3_2">:</text:span></text:p>
            </table:table-cell>
          </table:table-row>
          <table:table-row table:style-name="Row2">
            <table:table-cell table:style-name="Cell3">
              <text:p text:style-name="P4"><text:span text:style-name="T4_1">Nome</text:span><text:span text:style-name="T4_2"><text:s/></text:span><text:span text:style-name="T4_3">do</text:span><text:span text:style-name="T4_4"><text:s/></text:span><text:span text:style-name="T4_5">Software</text:span></text:p>
            </table:table-cell>
            <table:table-cell table:style-name="Cell4">
              <text:p text:style-name="P5"><text:span text:style-name="T5_1">Data</text:span><text:span text:style-name="T5_2">/</text:span><text:span text:style-name="T5_3">Hora</text:span><text:span text:style-name="T5_4">:</text:span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  <text:p text:style-name="P8"><text:span text:style-name="T8_1">EOR</text:span><text:span text:style-name="T8_2">:<text:s/></text:span><text:span text:style-name="T8_3">Estrutura</text:span><text:span text:style-name="T8_4"><text:s/></text:span><text:span text:style-name="T8_5">do</text:span><text:span text:style-name="T8_6"><text:s/></text:span><text:span text:style-name="T8_7">Document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